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0.3492in"/>
    </style:style>
    <style:style style:name="co3" style:family="table-column">
      <style:table-column-properties fo:break-before="auto" style:column-width="22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op_avatar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public_id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];&quot;'&quot;;[.E2];&quot;','&quot;;[.F2];&quot;',&quot;;1;[.C2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3];&quot;'&quot;;[.E3];&quot;','&quot;;[.F3];&quot;',&quot;;1;[.C3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4];&quot;'&quot;;[.E4];&quot;','&quot;;[.F4];&quot;',&quot;;1;[.C4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5];&quot;'&quot;;[.E5];&quot;','&quot;;[.F5];&quot;',&quot;;1;[.C5];)" office:value-type="string" office:string-value="INSERT INTO [dbo].[shop_avatars]([public_id],[url],[shop_id]) VALUES('test','https://encrypted-tbn0.gstatic.com/images?q=tbn:ANd9GcQeGWw-VaNcL9QlsHKJKPLWj-Dh0M2WguDpRg&amp;usqp=CAU',1);" calcext:value-type="string">
            <text:p>INSERT INTO [dbo].[shop_avatars]([public_id],[url],[shop_id]) VALUES('test','https://encrypted-tbn0.gstatic.com/images?q=tbn:ANd9GcQeGWw-VaNcL9QlsHKJKPLWj-Dh0M2WguDpRg&amp;usqp=CAU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encrypted-tbn0.gstatic.com/images?q=tbn:ANd9GcQeGWw-VaNcL9QlsHKJKPLWj-Dh0M2WguDpRg&amp;usqp=CAU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6];&quot;'&quot;;[.E6];&quot;','&quot;;[.F6];&quot;',&quot;;1;[.C6];)" office:value-type="string" office:string-value="INSERT INTO [dbo].[shop_avatars]([public_id],[url],[shop_id]) VALUES('test','data:image/png;base64,iVBORw0KGgoAAAANSUhEUgAAAOEAAADhCAMAAAAJbSJIAAAA51BMVEX///+iaqifZKWgZ6aeY6WcX6KcYKP38veVU53GqMqaW6DIq8z8+vyYWJ/DocbNtNDh0eO0i7q7lL7RutPx6fKcYq3/3TClcav/2DiXVZ7k1uafZqrq3+vax9y+msLXwtno2+m3j7usfrGZXrD/3DGvgrTgt2aSUKWkbKL/4ijzzknpwlmpdq707/3Xx+jVuMDVrZLHl4XAjIXRpmHQpGu5hIrSu93Cna7YsGa0gpXMn3TwzTfHr9yueZ7Bo9ClapDqwUr/5xjetVygbLeyf5uPS6bInYGQR5eUWLSncaHuyk/TrHbSsW/6jjzlAAAKL0lEQVR4nO2c/XvaOBLHZcuyjV+wMQ7GgHkLNCFh9y657V7bXO+2vWZ72fb//3tOGtmyISR3S5zH1M98fgLHmPlqpNFoJEIIgiAIgiAIgiAIgiAIgiAIgiAIgiAIgiAIgiAIgiAIgiAIgiAIgiAIguzjxaMsbNqI2vGseDQLOtN1wuzUtrtW0wbVhzeZ9LuLpeb4DjN0SjVNcxZx01bVxU8//+WvN7fMlMJyDH3UtF31YGXuzd9+eTsej7Uq1Ok0bVkt/PTr33+5fvf+/GxXnqaxZNK0bXXwc/Th7vrt+Ixq+/itcOA/Pl5v3lw+8h700BaMQO+f//rt05tD7uM9dOk1bd7L+VX7/OmPL+cH5PE5otu0dS8n/vfNcPPhUP8UQ3DWtHkvp39xvRl8OTuoj/otiKFdeje4ujzsQKq1IIvpPQxXV9oTApMWCOyy4XD1pAdbEET791fDzZfDAvXtjy8wji++DVbfnggyyY+/UornvYfB8O6wBzW9DWMwvn+zGvx+2IV2CwRmYXQ5HA4Pu9CZN21eDSy9i5vB8M3BXI0FTVtXA9lidPF5uLo95EN90bR1dZBk/TM+VVweWk7oP/48QcjkaxyNV8PBfw4I9OdNW1cHC91bX26GVweGodGC9RIhlpOQ7cNm+NsBhfTHn+o5fbYkwocHFLIWrAg5S31JFuPBgV5Kk6Ztq4XYpEvimnfD4aNIw7KmjauFGdO2JDu/Hm4e+dBo2rZ6iPgsaMUX31eDj3vzodlv2rZa8ERvjIn9drC62ctpnFYEUmKlXMqI8Mx79W53aUGjpm2rh4zx8eaS8P56tRdMnZZsgbo691aPkLPbwerLzkBsx2zPUzbY8PRI93y4W8Sg66ZNq4kEFGYkvvi2uqqGGt1t2rSacAp/LczN5n1FImvJMCQ2yEkt7sR3g+tKrGEtKOILvFR2Sb5KWlyuNg9lrNFbEmgsP/eYRaz7b1Un0qZNq4k4V6jz6d09u9uUmVvbFGrOhHjj203pxHasnGTSJl3GFfHEZvN23DKFEEupYeqaMeXrDGNwddayXkoMPgaTzmyaOGlIvLPbzYezlimMKIM1hBduv87J6P5zUTZty2xB+n6veJnpMemkwz9ksDFPZsb34tmRZekwtDxiVXsjT9S2D59kPz2VrK23dXx2ZH/qpKm2nu192Dq/2Xwc52nOKQBp5ZEKxdLQfHRMbX7/5k70U7p8qW31YL9gqSoU6o8P4vUvrmCfzTiNUPMKCknXH9yewaLxFHgNhaT3IIbiiVSiXkUhSd6vxlDbOAFeRyHPba7OT6Qi/DoKSXz+4fP5aVT1X0mhKEx9O29kZ8YKekmy7qivVgrDYDoN9o4oz911kiynj3Iea+ZGU3cmdix2FHoZf0inn4l8Lb7/fnO2zf/AHx51+7P5/mOibbLtBdX0LpZnbyZB193PJf4vvKltUI7O7N6oqtD1HUPXdb96RHKu+Xp+8056Mlnbpk513RAZdkVh3LMZf4ZuMN9OumF88e6tLXZIra4tfkjCrzu2PlVj04tsk1KNUiMtTu974doWy0pr63Nr/COOqXiJocooxlop1OKtWSzqyt0U1y+rSmbl5F31elXhzKlcp+aad9Tv78ceyUyjej/NnzSh5WXqyz4VpVRjfWKZ8CTniKNUa11Ym/opo5pT+jDZ8icaDL6RFiuFQBRCdd9JoSCqF/2NTB1oiNSx/R0fuvK6za/r+XP4WPwYzOA6s50UrmuJVGjpUEnmtsBVeW5KlLXolmzpsQvMufgyYyZ6Q+TkRQY796gWZAFI9KUTY/EHc8rfjDTxhcXJJhDOItGtJovKOAxFvYZB14+n+VYGl/j7g+gd+lKsMyzXFAI81dhU47dbEYMmhKviiSxgokkYO+KHGbCJkh9RsiZVhWwKLSCsMWWHWVJZP+N40Mqyd8VCoBOUz8sVekKgmQ/XmVn0hXh8S8tjUaKFc4XQIPmRxa74WnmmQWxkabpoqlkWHfHLjK7+eFMPFBYmgCwwPxZfVYzJGbyB5V5UaaSqwo4O/UvSVwpJXywVGXmkcFlxv6eplQg0oGrlP0/HUL7YVWh4ZRPIZV1gVk5SeE4x4Dxbq5w1rCgEu4qjJRWFa1rZogGFoATqyKx4zhTCA1yXAo8+6xcyaKwdicJkZYIYiVIhWKbmCPEOTINepJaTpUIY4SoMlwqh1ugU812pUFpS3A9PldscwrcvqWHJMa1Vp1K7aoJS6CXCs6opxdQOKRj0c7WyLRUKl2t+cb1UCLarvlAqDITXVEF1DgphFOy27J8nzOMKLX+hCiGzmHiUQgv6jZqchTDNJrKJy53PUiH0M+2xQgjPidurKFyr+5XCCUQ4UAjh+SUJe5bP1ob6keNOFUMphBGvxpUcwEKhcK0KNBWFPVq1uIylrlQeym8bOcX1xc79saEUikhmvGhJEvccXfqxVyqkRyqcqsAECpUPXaNQ0oEv88gIgmOmlO+2SKzXqJB3iakuswj3GYWWkFT2FjBUxHyxpa2yHhnyYSZd7Cic0l0f8tDmFY+X16OdXhqbahzWoVCk3zDrMO8ZhVo1xIKzYLZbV8ch3CTn1zLek6IdlsUD1VwEnpMKu4VyYFLG0noUcp9A6Js/rXAvpPSK+XknloaQccJNO7E033ATLyGW5nmgnFbl/TOzGuBg7pDtU5dCyCLk8vQJhVHRL+F2o8hpwLLi9jV0Tehrcj7MLYbPwrAlcVrJEMChFDLviaNVDp9Cu61rUaiWmsIpznMKofGLUCOdJSyzbJW/iau0+LBFy9mFqxLvfKEX5tU87bFkGJcFdpl75A0obspLjy9W2JPNDLm0bT2jMM+2LfWayUG5VUOMZ64GNBQ0WxlqeP/QxXWZW0IUlsnOUtdUX5DX82e6kG6TWhTydfU2mMdZJSQ+oZD05XIvmMQz8d8QaL6sG8GaYBnOXf4iEcmIvB+6I92G8Uys+0Zm0e0sSKNoFmc8lzIzp/CoB9edRRiPFtDDRzUpFLWRZWqL+gOLn1VI1rDsN/3UEZUJdThm6pim6di2Yxj+iPgqJOYL4NRnjp3xeZP5qaVair9jsLhSoUYun/gHfKgMOEXYrifSWPPOMk3zRntSobewbd/Qtste1O121Qj2+pIg6MzERJn6trSum3J528idTWLxb0ysOJDXO2le3GBbOf7zEmPI2yKH2SoDXjDemvWUWQtRX/liWu2uuT4zNHf/lueJw3xaG80Pf2CU8G8wGRQJxLxp5/dbYUFWFmSyoNOJ6t14jAXFG+91yvBxmGVzeCUCTHoStf7XourDdiKSBPa/b/txmThaew7WlljrrEhMxTx8fBHmZAn5lLeYzeNJH44Tm6ex910nsPQS8wWkEE77XEhsWVSQONOmzXkFRpHmG5DbUma00IMCbxJMl5q2nR61I4ggCIIgCIIgCIIgCIIgCIIgCIIgCIIgCIIgCIIgCIIgCIIgCIIgCIIgCIIgCIIgCAL8F9gknydVsb8mAAAAAElFTkSuQmCC',1);" calcext:value-type="string">
            <text:p>INSERT INTO [dbo].[shop_avatars]([public_id],[url],[shop_id]) VALUES('test','data:image/png;base64,iVBORw0KGgoAAAANSUhEUgAAAOEAAADhCAMAAAAJbSJIAAAA51BMVEX///+iaqifZKWgZ6aeY6WcX6KcYKP38veVU53GqMqaW6DIq8z8+vyYWJ/DocbNtNDh0eO0i7q7lL7RutPx6fKcYq3/3TClcav/2DiXVZ7k1uafZqrq3+vax9y+msLXwtno2+m3j7usfrGZXrD/3DGvgrTgt2aSUKWkbKL/4ijzzknpwlmpdq707/3Xx+jVuMDVrZLHl4XAjIXRpmHQpGu5hIrSu93Cna7YsGa0gpXMn3TwzTfHr9yueZ7Bo9ClapDqwUr/5xjetVygbLeyf5uPS6bInYGQR5eUWLSncaHuyk/TrHbSsW/6jjzlAAAKL0lEQVR4nO2c/XvaOBLHZcuyjV+wMQ7GgHkLNCFh9y657V7bXO+2vWZ72fb//3tOGtmyISR3S5zH1M98fgLHmPlqpNFoJEIIgiAIgiAIgiAIgiAIgiAIgiAIgiAIgiAIgiAIgiAIgiAIgiAIgiAIguzjxaMsbNqI2vGseDQLOtN1wuzUtrtW0wbVhzeZ9LuLpeb4DjN0SjVNcxZx01bVxU8//+WvN7fMlMJyDH3UtF31YGXuzd9+eTsej7Uq1Ok0bVkt/PTr33+5fvf+/GxXnqaxZNK0bXXwc/Th7vrt+Ixq+/itcOA/Pl5v3lw+8h700BaMQO+f//rt05tD7uM9dOk1bd7L+VX7/OmPL+cH5PE5otu0dS8n/vfNcPPhUP8UQ3DWtHkvp39xvRl8OTuoj/otiKFdeje4ujzsQKq1IIvpPQxXV9oTApMWCOyy4XD1pAdbEET791fDzZfDAvXtjy8wji++DVbfnggyyY+/UornvYfB8O6wBzW9DWMwvn+zGvx+2IV2CwRmYXQ5HA4Pu9CZN21eDSy9i5vB8M3BXI0FTVtXA9lidPF5uLo95EN90bR1dZBk/TM+VVweWk7oP/48QcjkaxyNV8PBfw4I9OdNW1cHC91bX26GVweGodGC9RIhlpOQ7cNm+NsBhfTHn+o5fbYkwocHFLIWrAg5S31JFuPBgV5Kk6Ztq4XYpEvimnfD4aNIw7KmjauFGdO2JDu/Hm4e+dBo2rZ6iPgsaMUX31eDj3vzodlv2rZa8ERvjIn9drC62ctpnFYEUmKlXMqI8Mx79W53aUGjpm2rh4zx8eaS8P56tRdMnZZsgbo691aPkLPbwerLzkBsx2zPUzbY8PRI93y4W8Sg66ZNq4kEFGYkvvi2uqqGGt1t2rSacAp/LczN5n1FImvJMCQ2yEkt7sR3g+tKrGEtKOILvFR2Sb5KWlyuNg9lrNFbEmgsP/eYRaz7b1Un0qZNq4k4V6jz6d09u9uUmVvbFGrOhHjj203pxHasnGTSJl3GFfHEZvN23DKFEEupYeqaMeXrDGNwddayXkoMPgaTzmyaOGlIvLPbzYezlimMKIM1hBduv87J6P5zUTZty2xB+n6veJnpMemkwz9ksDFPZsb34tmRZekwtDxiVXsjT9S2D59kPz2VrK23dXx2ZH/qpKm2nu192Dq/2Xwc52nOKQBp5ZEKxdLQfHRMbX7/5k70U7p8qW31YL9gqSoU6o8P4vUvrmCfzTiNUPMKCknXH9yewaLxFHgNhaT3IIbiiVSiXkUhSd6vxlDbOAFeRyHPba7OT6Qi/DoKSXz+4fP5aVT1X0mhKEx9O29kZ8YKekmy7qivVgrDYDoN9o4oz911kiynj3Iea+ZGU3cmdix2FHoZf0inn4l8Lb7/fnO2zf/AHx51+7P5/mOibbLtBdX0LpZnbyZB193PJf4vvKltUI7O7N6oqtD1HUPXdb96RHKu+Xp+8056Mlnbpk513RAZdkVh3LMZf4ZuMN9OumF88e6tLXZIra4tfkjCrzu2PlVj04tsk1KNUiMtTu974doWy0pr63Nr/COOqXiJocooxlop1OKtWSzqyt0U1y+rSmbl5F31elXhzKlcp+aad9Tv78ceyUyjej/NnzSh5WXqyz4VpVRjfWKZ8CTniKNUa11Ym/opo5pT+jDZ8icaDL6RFiuFQBRCdd9JoSCqF/2NTB1oiNSx/R0fuvK6za/r+XP4WPwYzOA6s50UrmuJVGjpUEnmtsBVeW5KlLXolmzpsQvMufgyYyZ6Q+TkRQY796gWZAFI9KUTY/EHc8rfjDTxhcXJJhDOItGtJovKOAxFvYZB14+n+VYGl/j7g+gd+lKsMyzXFAI81dhU47dbEYMmhKviiSxgokkYO+KHGbCJkh9RsiZVhWwKLSCsMWWHWVJZP+N40Mqyd8VCoBOUz8sVekKgmQ/XmVn0hXh8S8tjUaKFc4XQIPmRxa74WnmmQWxkabpoqlkWHfHLjK7+eFMPFBYmgCwwPxZfVYzJGbyB5V5UaaSqwo4O/UvSVwpJXywVGXmkcFlxv6eplQg0oGrlP0/HUL7YVWh4ZRPIZV1gVk5SeE4x4Dxbq5w1rCgEu4qjJRWFa1rZogGFoATqyKx4zhTCA1yXAo8+6xcyaKwdicJkZYIYiVIhWKbmCPEOTINepJaTpUIY4SoMlwqh1ugU812pUFpS3A9PldscwrcvqWHJMa1Vp1K7aoJS6CXCs6opxdQOKRj0c7WyLRUKl2t+cb1UCLarvlAqDITXVEF1DgphFOy27J8nzOMKLX+hCiGzmHiUQgv6jZqchTDNJrKJy53PUiH0M+2xQgjPidurKFyr+5XCCUQ4UAjh+SUJe5bP1ob6keNOFUMphBGvxpUcwEKhcK0KNBWFPVq1uIylrlQeym8bOcX1xc79saEUikhmvGhJEvccXfqxVyqkRyqcqsAECpUPXaNQ0oEv88gIgmOmlO+2SKzXqJB3iakuswj3GYWWkFT2FjBUxHyxpa2yHhnyYSZd7Cic0l0f8tDmFY+X16OdXhqbahzWoVCk3zDrMO8ZhVo1xIKzYLZbV8ch3CTn1zLek6IdlsUD1VwEnpMKu4VyYFLG0noUcp9A6Js/rXAvpPSK+XknloaQccJNO7E033ATLyGW5nmgnFbl/TOzGuBg7pDtU5dCyCLk8vQJhVHRL+F2o8hpwLLi9jV0Tehrcj7MLYbPwrAlcVrJEMChFDLviaNVDp9Cu61rUaiWmsIpznMKofGLUCOdJSyzbJW/iau0+LBFy9mFqxLvfKEX5tU87bFkGJcFdpl75A0obspLjy9W2JPNDLm0bT2jMM+2LfWayUG5VUOMZ64GNBQ0WxlqeP/QxXWZW0IUlsnOUtdUX5DX82e6kG6TWhTydfU2mMdZJSQ+oZD05XIvmMQz8d8QaL6sG8GaYBnOXf4iEcmIvB+6I92G8Uys+0Zm0e0sSKNoFmc8lzIzp/CoB9edRRiPFtDDRzUpFLWRZWqL+gOLn1VI1rDsN/3UEZUJdThm6pim6di2Yxj+iPgqJOYL4NRnjp3xeZP5qaVair9jsLhSoUYun/gHfKgMOEXYrifSWPPOMk3zRntSobewbd/Qtste1O121Qj2+pIg6MzERJn6trSum3J528idTWLxb0ysOJDXO2le3GBbOf7zEmPI2yKH2SoDXjDemvWUWQtRX/liWu2uuT4zNHf/lueJw3xaG80Pf2CU8G8wGRQJxLxp5/dbYUFWFmSyoNOJ6t14jAXFG+91yvBxmGVzeCUCTHoStf7XourDdiKSBPa/b/txmThaew7WlljrrEhMxTx8fBHmZAn5lLeYzeNJH44Tm6ex910nsPQS8wWkEE77XEhsWVSQONOmzXkFRpHmG5DbUma00IMCbxJMl5q2nR61I4ggCIIgCIIgCIIgCIIgCIIgCIIgCIIgCIIgCIIgCIIgCIIgCIIgCIIgCIIgCIIgCAL8F9gknydVsb8m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OEAAADhCAMAAAAJbSJIAAAA51BMVEX///+iaqifZKWgZ6aeY6WcX6KcYKP38veVU53GqMqaW6DIq8z8+vyYWJ/DocbNtNDh0eO0i7q7lL7RutPx6fKcYq3/3TClcav/2DiXVZ7k1uafZqrq3+vax9y+msLXwtno2+m3j7usfrGZXrD/3DGvgrTgt2aSUKWkbKL/4ijzzknpwlmpdq707/3Xx+jVuMDVrZLHl4XAjIXRpmHQpGu5hIrSu93Cna7YsGa0gpXMn3TwzTfHr9yueZ7Bo9ClapDqwUr/5xjetVygbLeyf5uPS6bInYGQR5eUWLSncaHuyk/TrHbSsW/6jjzlAAAKL0lEQVR4nO2c/XvaOBLHZcuyjV+wMQ7GgHkLNCFh9y657V7bXO+2vWZ72fb//3tOGtmyISR3S5zH1M98fgLHmPlqpNFoJEIIgiAIgiAIgiAIgiAIgiAIgiAIgiAIgiAIgiAIgiAIgiAIgiAIgiAIguzjxaMsbNqI2vGseDQLOtN1wuzUtrtW0wbVhzeZ9LuLpeb4DjN0SjVNcxZx01bVxU8//+WvN7fMlMJyDH3UtF31YGXuzd9+eTsej7Uq1Ok0bVkt/PTr33+5fvf+/GxXnqaxZNK0bXXwc/Th7vrt+Ixq+/itcOA/Pl5v3lw+8h700BaMQO+f//rt05tD7uM9dOk1bd7L+VX7/OmPL+cH5PE5otu0dS8n/vfNcPPhUP8UQ3DWtHkvp39xvRl8OTuoj/otiKFdeje4ujzsQKq1IIvpPQxXV9oTApMWCOyy4XD1pAdbEET791fDzZfDAvXtjy8wji++DVbfnggyyY+/UornvYfB8O6wBzW9DWMwvn+zGvx+2IV2CwRmYXQ5HA4Pu9CZN21eDSy9i5vB8M3BXI0FTVtXA9lidPF5uLo95EN90bR1dZBk/TM+VVweWk7oP/48QcjkaxyNV8PBfw4I9OdNW1cHC91bX26GVweGodGC9RIhlpOQ7cNm+NsBhfTHn+o5fbYkwocHFLIWrAg5S31JFuPBgV5Kk6Ztq4XYpEvimnfD4aNIw7KmjauFGdO2JDu/Hm4e+dBo2rZ6iPgsaMUX31eDj3vzodlv2rZa8ERvjIn9drC62ctpnFYEUmKlXMqI8Mx79W53aUGjpm2rh4zx8eaS8P56tRdMnZZsgbo691aPkLPbwerLzkBsx2zPUzbY8PRI93y4W8Sg66ZNq4kEFGYkvvi2uqqGGt1t2rSacAp/LczN5n1FImvJMCQ2yEkt7sR3g+tKrGEtKOILvFR2Sb5KWlyuNg9lrNFbEmgsP/eYRaz7b1Un0qZNq4k4V6jz6d09u9uUmVvbFGrOhHjj203pxHasnGTSJl3GFfHEZvN23DKFEEupYeqaMeXrDGNwddayXkoMPgaTzmyaOGlIvLPbzYezlimMKIM1hBduv87J6P5zUTZty2xB+n6veJnpMemkwz9ksDFPZsb34tmRZekwtDxiVXsjT9S2D59kPz2VrK23dXx2ZH/qpKm2nu192Dq/2Xwc52nOKQBp5ZEKxdLQfHRMbX7/5k70U7p8qW31YL9gqSoU6o8P4vUvrmCfzTiNUPMKCknXH9yewaLxFHgNhaT3IIbiiVSiXkUhSd6vxlDbOAFeRyHPba7OT6Qi/DoKSXz+4fP5aVT1X0mhKEx9O29kZ8YKekmy7qivVgrDYDoN9o4oz911kiynj3Iea+ZGU3cmdix2FHoZf0inn4l8Lb7/fnO2zf/AHx51+7P5/mOibbLtBdX0LpZnbyZB193PJf4vvKltUI7O7N6oqtD1HUPXdb96RHKu+Xp+8056Mlnbpk513RAZdkVh3LMZf4ZuMN9OumF88e6tLXZIra4tfkjCrzu2PlVj04tsk1KNUiMtTu974doWy0pr63Nr/COOqXiJocooxlop1OKtWSzqyt0U1y+rSmbl5F31elXhzKlcp+aad9Tv78ceyUyjej/NnzSh5WXqyz4VpVRjfWKZ8CTniKNUa11Ym/opo5pT+jDZ8icaDL6RFiuFQBRCdd9JoSCqF/2NTB1oiNSx/R0fuvK6za/r+XP4WPwYzOA6s50UrmuJVGjpUEnmtsBVeW5KlLXolmzpsQvMufgyYyZ6Q+TkRQY796gWZAFI9KUTY/EHc8rfjDTxhcXJJhDOItGtJovKOAxFvYZB14+n+VYGl/j7g+gd+lKsMyzXFAI81dhU47dbEYMmhKviiSxgokkYO+KHGbCJkh9RsiZVhWwKLSCsMWWHWVJZP+N40Mqyd8VCoBOUz8sVekKgmQ/XmVn0hXh8S8tjUaKFc4XQIPmRxa74WnmmQWxkabpoqlkWHfHLjK7+eFMPFBYmgCwwPxZfVYzJGbyB5V5UaaSqwo4O/UvSVwpJXywVGXmkcFlxv6eplQg0oGrlP0/HUL7YVWh4ZRPIZV1gVk5SeE4x4Dxbq5w1rCgEu4qjJRWFa1rZogGFoATqyKx4zhTCA1yXAo8+6xcyaKwdicJkZYIYiVIhWKbmCPEOTINepJaTpUIY4SoMlwqh1ugU812pUFpS3A9PldscwrcvqWHJMa1Vp1K7aoJS6CXCs6opxdQOKRj0c7WyLRUKl2t+cb1UCLarvlAqDITXVEF1DgphFOy27J8nzOMKLX+hCiGzmHiUQgv6jZqchTDNJrKJy53PUiH0M+2xQgjPidurKFyr+5XCCUQ4UAjh+SUJe5bP1ob6keNOFUMphBGvxpUcwEKhcK0KNBWFPVq1uIylrlQeym8bOcX1xc79saEUikhmvGhJEvccXfqxVyqkRyqcqsAECpUPXaNQ0oEv88gIgmOmlO+2SKzXqJB3iakuswj3GYWWkFT2FjBUxHyxpa2yHhnyYSZd7Cic0l0f8tDmFY+X16OdXhqbahzWoVCk3zDrMO8ZhVo1xIKzYLZbV8ch3CTn1zLek6IdlsUD1VwEnpMKu4VyYFLG0noUcp9A6Js/rXAvpPSK+XknloaQccJNO7E033ATLyGW5nmgnFbl/TOzGuBg7pDtU5dCyCLk8vQJhVHRL+F2o8hpwLLi9jV0Tehrcj7MLYbPwrAlcVrJEMChFDLviaNVDp9Cu61rUaiWmsIpznMKofGLUCOdJSyzbJW/iau0+LBFy9mFqxLvfKEX5tU87bFkGJcFdpl75A0obspLjy9W2JPNDLm0bT2jMM+2LfWayUG5VUOMZ64GNBQ0WxlqeP/QxXWZW0IUlsnOUtdUX5DX82e6kG6TWhTydfU2mMdZJSQ+oZD05XIvmMQz8d8QaL6sG8GaYBnOXf4iEcmIvB+6I92G8Uys+0Zm0e0sSKNoFmc8lzIzp/CoB9edRRiPFtDDRzUpFLWRZWqL+gOLn1VI1rDsN/3UEZUJdThm6pim6di2Yxj+iPgqJOYL4NRnjp3xeZP5qaVair9jsLhSoUYun/gHfKgMOEXYrifSWPPOMk3zRntSobewbd/Qtste1O121Qj2+pIg6MzERJn6trSum3J528idTWLxb0ysOJDXO2le3GBbOf7zEmPI2yKH2SoDXjDemvWUWQtRX/liWu2uuT4zNHf/lueJw3xaG80Pf2CU8G8wGRQJxLxp5/dbYUFWFmSyoNOJ6t14jAXFG+91yvBxmGVzeCUCTHoStf7XourDdiKSBPa/b/txmThaew7WlljrrEhMxTx8fBHmZAn5lLeYzeNJH44Tm6ex910nsPQS8wWkEE77XEhsWVSQONOmzXkFRpHmG5DbUma00IMCbxJMl5q2nR61I4ggCIIgCIIgCIIgCIIgCIIgCIIgCIIgCIIgCIIgCIIgCIIgCIIgCIIgCIIgCIIgCAL8F9gknydVsb8m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7];&quot;'&quot;;[.E7];&quot;','&quot;;[.F7];&quot;',&quot;;1;[.C7];)" office:value-type="string" office:string-value="INSERT INTO [dbo].[shop_avatars]([public_id],[url],[shop_id]) VALUES('test','data:image/png;base64,iVBORw0KGgoAAAANSUhEUgAAAMgAAADICAMAAACahl6sAAAAZlBMVEX///8AjswPlc8+qdjL6PUtotUIks623/AhndPw+PyAx+bk8/qv3O8EkM2+4vJdt9/4/P6d1Ovy+fzI5/QsodV6xOTc7/hTs93V7PdwwOKOzehBq9ml1+1NsNuj1u3h8vmU0OpovOE3IcPCAAAGgklEQVR4nO2Z2YKjKhRFFSeciUmcEiv6/z95VQYBTVfSqe6+D3s9lUGBpQc4UI4DAAAAAAAAAAAAAAAAAAAAAAAAAAAAAAAAAAAAAAAAAAAAAAAAAACAz/GnwLtdffav+/E2cSqo1ss7Dd08D2n2gol6dMa+naUPWfSI/8ZbiScq6OP5MqIuxzt//6xHN66xWXbXCgf/j3TdJC5Fz921K728Ck/fPyulFy6pUcQmrSx44aV8TDzlorlkEbmq1sfvnw20zuZmZ1tPK/N+84tU2bjSZ+n3N1si6ou4L3wRXcQ1YyujPyCSivAktxc+qSVyvrzRuCES1FoJu5IfEHnIt3Ep3hZh97V3offKrGWI5JHehZv7AyKpbOCVQWaJOE7RDcNwfalpQ8SILSOy/pHIG5giXruVdORfi7BKYt71aH3fb2tz3TNFyBZbqec+FeFV+W2qtyCbXaqP66V0+amWAzYoGC97XaQeE87psbVSR0kTLNPHbbr72nczRfJEda2gT0S2qoKyL7bXkolWM8b8ZJmr+uqc9In8rnQ6Jf3XWyKZela93/Skd5hqaZgp4g4qthIjsjaRx2g8MmRSfRC/3B5n/g6mx9W1CN4SUSlKIGe8tgnNF3/JnohQWVDxyMplzVLkPJhVuUSOy5IX5F4i6kyqxPLIvc9E/CC0a6RyrRSNhlR0Q8ZWyyshl9wQKXZVueHVFCFEPHJy7C/yoUgb5O6Oy90U8Tzej4aviaznkRVMhkgb7GtyxUspbcWfFkm7g8bnUG51kdyTPefyzFurzG/y4VUk1mKFbv0eHk9Epp3zJyLZNmpv5RbhYcc0kXmU86fCfv255Q9dekPElzXnwz06qZybfh2KjE6R9Ff5CJ36eR79QCRVr4X2bdpu0xdfoeSl9xD9apYslY28xsY3RCL57LrTaWUOk3c7kXx+EfPYYaxWC2IxX723jpgi6orwdx1d1LUuQuso3B6qeB/za2yKhGQl5+N7lM2WpghpktN9THhgB3oF3/BLkVFWX4oNgVwgwqkyRCoRW8ns2/JO0Ujt2dZ+pOPXwn3k4yuSQWuK0ETbenySohgilRrqMj7Vkr0mVpuIU4pwSp1KbGmGVKXA1gtN6/pRj4cipDNu/CmRWi64oVzqUjkb08IUKYhsUeRZc+y3u8hg8fneJ1NTlqV3GFr0/kdEzjL3UxsbdpMimS5SyL/pqCIrc3z5uBRJs87brYmmiDE1/bzITcXGcCgyT6GdWBOrO/9tqHci9WSmYP9PEbFMeAUf4XkXz9mNIaIC9X8sMkc2E7FVElVeyA/AZ61J9T0klKqP87si50wg41atsXsRFRtUjpFY/WKLiE1hKDq4JDGRHA+rSCZfWN5Evn/uD2etN0QaefwnJjq1xPI9tyEiF+yDWety1kTW5dHcTM2RZYqo1XFek+bFhmWfipRqkyC+kLw57CtbhKkMdBRPZ4frCFlSr1jf3q7bXkNEndjxGfZzkU6toTznPqksZD0AerKyN2K9ncTTYamv7KuIox9l3Wpb5CwrHni7xyv7E5GjFOVL1s6zjEgtTPyAzRRR4ULWuGObtZFrcZFCJmLzMOBf91CEd4pdZeGvRGSN5jrJUad3c3rWn64qn815Zm5lvyqwyZT5Uaee5Uc/pki8HcqRtbPHIqR7sKpVGfpLIqE3Znc7jZ+2tZVo45Pyr2ftR6LtDupd1GYxTJy9iHbkcEt3ItsqQppuum2dKNlzkW3YkQu1N1btFgEaomu2SGwfAXDEntYSUbO1O1Y7ETbuq+F1pU9F4sm40w6unu5rC8v4UGReZnbJ0bJ8O0cisZwRiRjPxjpyuGWXhcciLNJzmtAWcZKdCZEe+1OUtLQTpFx62CKOTM1v8YGIdR4cqgO07KmIUzW/FHFOgdG58LId+yoRlfBWCTU+CmnUXKjG4sRFCm4Wjvwyss617lpFpGxE6br/V9/SGtG1foK0F3HqKyVhmOe5m895T6f9ZyO68A0pUQd084RTznfnC2FIvPt2ZuqJe6n4IunEL0V9kSgmMlVrRUVzm8k8lYvSYR4kpazJnprSjq4dXZo+EHFYGiWlN3Prsoe+q08jnondC+2Ml9XZdVhunvpWP7IvZN4mz0rb9SoSFaaZXRdrx6XVZqyZaikr5pnBF3dmD8eCtX3Jm37hnz0AAAAAAAAAAAAAAAAAAAAAAAAAAAAAAAAAAAAAAAAAAAAAAAAAAP46/wHh6GaWgEk2fAAAAABJRU5ErkJggg==',1);" calcext:value-type="string">
            <text:p>INSERT INTO [dbo].[shop_avatars]([public_id],[url],[shop_id]) VALUES('test','data:image/png;base64,iVBORw0KGgoAAAANSUhEUgAAAMgAAADICAMAAACahl6sAAAAZlBMVEX///8AjswPlc8+qdjL6PUtotUIks623/AhndPw+PyAx+bk8/qv3O8EkM2+4vJdt9/4/P6d1Ovy+fzI5/QsodV6xOTc7/hTs93V7PdwwOKOzehBq9ml1+1NsNuj1u3h8vmU0OpovOE3IcPCAAAGgklEQVR4nO2Z2YKjKhRFFSeciUmcEiv6/z95VQYBTVfSqe6+D3s9lUGBpQc4UI4DAAAAAAAAAAAAAAAAAAAAAAAAAAAAAAAAAAAAAAAAAAAAAAAAAACAz/GnwLtdffav+/E2cSqo1ss7Dd08D2n2gol6dMa+naUPWfSI/8ZbiScq6OP5MqIuxzt//6xHN66xWXbXCgf/j3TdJC5Fz921K728Ck/fPyulFy6pUcQmrSx44aV8TDzlorlkEbmq1sfvnw20zuZmZ1tPK/N+84tU2bjSZ+n3N1si6ou4L3wRXcQ1YyujPyCSivAktxc+qSVyvrzRuCES1FoJu5IfEHnIt3Ep3hZh97V3offKrGWI5JHehZv7AyKpbOCVQWaJOE7RDcNwfalpQ8SILSOy/pHIG5giXruVdORfi7BKYt71aH3fb2tz3TNFyBZbqec+FeFV+W2qtyCbXaqP66V0+amWAzYoGC97XaQeE87psbVSR0kTLNPHbbr72nczRfJEda2gT0S2qoKyL7bXkolWM8b8ZJmr+uqc9In8rnQ6Jf3XWyKZela93/Skd5hqaZgp4g4qthIjsjaRx2g8MmRSfRC/3B5n/g6mx9W1CN4SUSlKIGe8tgnNF3/JnohQWVDxyMplzVLkPJhVuUSOy5IX5F4i6kyqxPLIvc9E/CC0a6RyrRSNhlR0Q8ZWyyshl9wQKXZVueHVFCFEPHJy7C/yoUgb5O6Oy90U8Tzej4aviaznkRVMhkgb7GtyxUspbcWfFkm7g8bnUG51kdyTPefyzFurzG/y4VUk1mKFbv0eHk9Epp3zJyLZNmpv5RbhYcc0kXmU86fCfv255Q9dekPElzXnwz06qZybfh2KjE6R9Ff5CJ36eR79QCRVr4X2bdpu0xdfoeSl9xD9apYslY28xsY3RCL57LrTaWUOk3c7kXx+EfPYYaxWC2IxX723jpgi6orwdx1d1LUuQuso3B6qeB/za2yKhGQl5+N7lM2WpghpktN9THhgB3oF3/BLkVFWX4oNgVwgwqkyRCoRW8ns2/JO0Ujt2dZ+pOPXwn3k4yuSQWuK0ETbenySohgilRrqMj7Vkr0mVpuIU4pwSp1KbGmGVKXA1gtN6/pRj4cipDNu/CmRWi64oVzqUjkb08IUKYhsUeRZc+y3u8hg8fneJ1NTlqV3GFr0/kdEzjL3UxsbdpMimS5SyL/pqCIrc3z5uBRJs87brYmmiDE1/bzITcXGcCgyT6GdWBOrO/9tqHci9WSmYP9PEbFMeAUf4XkXz9mNIaIC9X8sMkc2E7FVElVeyA/AZ61J9T0klKqP87si50wg41atsXsRFRtUjpFY/WKLiE1hKDq4JDGRHA+rSCZfWN5Evn/uD2etN0QaefwnJjq1xPI9tyEiF+yDWety1kTW5dHcTM2RZYqo1XFek+bFhmWfipRqkyC+kLw57CtbhKkMdBRPZ4frCFlSr1jf3q7bXkNEndjxGfZzkU6toTznPqksZD0AerKyN2K9ncTTYamv7KuIox9l3Wpb5CwrHni7xyv7E5GjFOVL1s6zjEgtTPyAzRRR4ULWuGObtZFrcZFCJmLzMOBf91CEd4pdZeGvRGSN5jrJUad3c3rWn64qn815Zm5lvyqwyZT5Uaee5Uc/pki8HcqRtbPHIqR7sKpVGfpLIqE3Znc7jZ+2tZVo45Pyr2ftR6LtDupd1GYxTJy9iHbkcEt3ItsqQppuum2dKNlzkW3YkQu1N1btFgEaomu2SGwfAXDEntYSUbO1O1Y7ETbuq+F1pU9F4sm40w6unu5rC8v4UGReZnbJ0bJ8O0cisZwRiRjPxjpyuGWXhcciLNJzmtAWcZKdCZEe+1OUtLQTpFx62CKOTM1v8YGIdR4cqgO07KmIUzW/FHFOgdG58LId+yoRlfBWCTU+CmnUXKjG4sRFCm4Wjvwyss617lpFpGxE6br/V9/SGtG1foK0F3HqKyVhmOe5m895T6f9ZyO68A0pUQd084RTznfnC2FIvPt2ZuqJe6n4IunEL0V9kSgmMlVrRUVzm8k8lYvSYR4kpazJnprSjq4dXZo+EHFYGiWlN3Prsoe+q08jnondC+2Ml9XZdVhunvpWP7IvZN4mz0rb9SoSFaaZXRdrx6XVZqyZaikr5pnBF3dmD8eCtX3Jm37hnz0AAAAAAAAAAAAAAAAAAAAAAAAAAAAAAAAAAAAAAAAAAAAAAAAAAP46/wHh6GaWgEk2fAAAAABJRU5ErkJggg=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MgAAADICAMAAACahl6sAAAAZlBMVEX///8AjswPlc8+qdjL6PUtotUIks623/AhndPw+PyAx+bk8/qv3O8EkM2+4vJdt9/4/P6d1Ovy+fzI5/QsodV6xOTc7/hTs93V7PdwwOKOzehBq9ml1+1NsNuj1u3h8vmU0OpovOE3IcPCAAAGgklEQVR4nO2Z2YKjKhRFFSeciUmcEiv6/z95VQYBTVfSqe6+D3s9lUGBpQc4UI4DAAAAAAAAAAAAAAAAAAAAAAAAAAAAAAAAAAAAAAAAAAAAAAAAAACAz/GnwLtdffav+/E2cSqo1ss7Dd08D2n2gol6dMa+naUPWfSI/8ZbiScq6OP5MqIuxzt//6xHN66xWXbXCgf/j3TdJC5Fz921K728Ck/fPyulFy6pUcQmrSx44aV8TDzlorlkEbmq1sfvnw20zuZmZ1tPK/N+84tU2bjSZ+n3N1si6ou4L3wRXcQ1YyujPyCSivAktxc+qSVyvrzRuCES1FoJu5IfEHnIt3Ep3hZh97V3offKrGWI5JHehZv7AyKpbOCVQWaJOE7RDcNwfalpQ8SILSOy/pHIG5giXruVdORfi7BKYt71aH3fb2tz3TNFyBZbqec+FeFV+W2qtyCbXaqP66V0+amWAzYoGC97XaQeE87psbVSR0kTLNPHbbr72nczRfJEda2gT0S2qoKyL7bXkolWM8b8ZJmr+uqc9In8rnQ6Jf3XWyKZela93/Skd5hqaZgp4g4qthIjsjaRx2g8MmRSfRC/3B5n/g6mx9W1CN4SUSlKIGe8tgnNF3/JnohQWVDxyMplzVLkPJhVuUSOy5IX5F4i6kyqxPLIvc9E/CC0a6RyrRSNhlR0Q8ZWyyshl9wQKXZVueHVFCFEPHJy7C/yoUgb5O6Oy90U8Tzej4aviaznkRVMhkgb7GtyxUspbcWfFkm7g8bnUG51kdyTPefyzFurzG/y4VUk1mKFbv0eHk9Epp3zJyLZNmpv5RbhYcc0kXmU86fCfv255Q9dekPElzXnwz06qZybfh2KjE6R9Ff5CJ36eR79QCRVr4X2bdpu0xdfoeSl9xD9apYslY28xsY3RCL57LrTaWUOk3c7kXx+EfPYYaxWC2IxX723jpgi6orwdx1d1LUuQuso3B6qeB/za2yKhGQl5+N7lM2WpghpktN9THhgB3oF3/BLkVFWX4oNgVwgwqkyRCoRW8ns2/JO0Ujt2dZ+pOPXwn3k4yuSQWuK0ETbenySohgilRrqMj7Vkr0mVpuIU4pwSp1KbGmGVKXA1gtN6/pRj4cipDNu/CmRWi64oVzqUjkb08IUKYhsUeRZc+y3u8hg8fneJ1NTlqV3GFr0/kdEzjL3UxsbdpMimS5SyL/pqCIrc3z5uBRJs87brYmmiDE1/bzITcXGcCgyT6GdWBOrO/9tqHci9WSmYP9PEbFMeAUf4XkXz9mNIaIC9X8sMkc2E7FVElVeyA/AZ61J9T0klKqP87si50wg41atsXsRFRtUjpFY/WKLiE1hKDq4JDGRHA+rSCZfWN5Evn/uD2etN0QaefwnJjq1xPI9tyEiF+yDWety1kTW5dHcTM2RZYqo1XFek+bFhmWfipRqkyC+kLw57CtbhKkMdBRPZ4frCFlSr1jf3q7bXkNEndjxGfZzkU6toTznPqksZD0AerKyN2K9ncTTYamv7KuIox9l3Wpb5CwrHni7xyv7E5GjFOVL1s6zjEgtTPyAzRRR4ULWuGObtZFrcZFCJmLzMOBf91CEd4pdZeGvRGSN5jrJUad3c3rWn64qn815Zm5lvyqwyZT5Uaee5Uc/pki8HcqRtbPHIqR7sKpVGfpLIqE3Znc7jZ+2tZVo45Pyr2ftR6LtDupd1GYxTJy9iHbkcEt3ItsqQppuum2dKNlzkW3YkQu1N1btFgEaomu2SGwfAXDEntYSUbO1O1Y7ETbuq+F1pU9F4sm40w6unu5rC8v4UGReZnbJ0bJ8O0cisZwRiRjPxjpyuGWXhcciLNJzmtAWcZKdCZEe+1OUtLQTpFx62CKOTM1v8YGIdR4cqgO07KmIUzW/FHFOgdG58LId+yoRlfBWCTU+CmnUXKjG4sRFCm4Wjvwyss617lpFpGxE6br/V9/SGtG1foK0F3HqKyVhmOe5m895T6f9ZyO68A0pUQd084RTznfnC2FIvPt2ZuqJe6n4IunEL0V9kSgmMlVrRUVzm8k8lYvSYR4kpazJnprSjq4dXZo+EHFYGiWlN3Prsoe+q08jnondC+2Ml9XZdVhunvpWP7IvZN4mz0rb9SoSFaaZXRdrx6XVZqyZaikr5pnBF3dmD8eCtX3Jm37hnz0AAAAAAAAAAAAAAAAAAAAAAAAAAAAAAAAAAAAAAAAAAAAAAAAAAP46/wHh6GaWgEk2fAAAAABJRU5ErkJggg=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8];&quot;'&quot;;[.E8];&quot;','&quot;;[.F8];&quot;',&quot;;1;[.C8];)" office:value-type="string" office:string-value="INSERT INTO [dbo].[shop_avatars]([public_id],[url],[shop_id]) VALUES('test','data:image/png;base64,iVBORw0KGgoAAAANSUhEUgAAASwAAACoCAMAAABt9SM9AAAAgVBMVEX///8AAAChoaHY2Nizs7OXl5c2Njb7+/sZGRkeHh5ERESamprf39/t7e1WVlaLi4txcXHm5uZcXFyqqqr09PTS0tI/Pz/d3d3IyMhbW1thYWHExMTw8PARERHLy8tmZmaDg4NNTU0vLy+7u7t6eno6OjptbW0mJiaHh4cMDAxJSUnCEQLAAAAGBklEQVR4nO2ca3uiPBCGEaXWoqLiqbX1hLWH//8DX7DWkjCQgRnaa6/3uT/tLkkYbpKQk+t5AAAAAAAAAAAAAAAAAAAAAAAAAAAAAAAAAAAAAAAAAAAAAAAAAAD+72xPn3cVHIN84mE8eeg0ZOR5nXuDTsiKcPZi5jrlL86T/eG+aUgp3Rqq5p+u0qKfxL4kqossi6A8sBxjK9fk51LiDN9FDVlzd2k3WbEwLH1ZizdhSJ1aspbu0q6y+o2b3zfqsvbSiDL4snxGaV+ypvKwtGWJW+AFtiyWgUjJlbasO4WQOjVkMRrhlywNV8qyXjVC6vBl8XrsTJZKWKqyHlVC6rBlMb6EGamss0pYmrISlYgymLKeeKVF3konLE1ZOhFl8GStmaVFXKsuFGVJh3w5eLK4pUXM5upEUZZoJmHCkhVxSws4gzEOarJOSv3CBY4s/mAgPCqFpSeL/aIZcGSxhlgX1D7SarL2A62QOixZij0km8ayDlYu++8iOLL8Xyece15o/duWJatn5bL/Lopq5Ha1WT2z4lRmOur/xW1FXMe/r7u9nyymvxj/5VsxWD5O3oM4WXd/89aNsdvt8XHCaxBS7DWxyJ3lr5kQ/dzt4mi5OwV+b7MYttBQbVm8Dv4vWRCuFrerxgDs43U88dZxsl3pdDbNZK39XrLtTv+kl30pusrtl9ij1Rdv8/2n5WwSpXWuO503vXUzWcFPhreHx/Op50VxslmsmsfBhhr+5i7bsgZen8jQeTvs9kHtKtdMVmjlOudXSS/6ojCzNxxp26PmOZuK64PiCNrmg13ldGRVrzocP58m++DacoWdB7F0/ZS/TsjaFLNUxDo+v4fxZkGK05JFVvYS0qp3kbdJW0HNmkctIRj6CVmNV0SO44lvTCe0miF/zaQY0yzgDpOeiew9IwUlq1bVKhD8vAwdWTtPulT6zqpih2LGg5mCkiVdK431ZW1lEXHuTK3zWzNJUpZ0afKzry2LtT9cxdFVuah+0bfS0LKkS8sfz4qyvj5I4lWmafVdiS2tOzsNLcubS9dL59qy5Nthlbaodl7IMLQSDL4vvMsiG6jL8obSFdOqURiRvDjtL5XlTWXd/E5N1ux2RdhxPZTfk6gag2KqclmpLtFOQaIvy/N6orM0cdktbQsZxAJ0layUlX96WhJTcQ5tyEp7001wenpoGFJZQyROyZ2IZA5ZV/qj1Tbxo3riIiVZY72Q9rw7ZlDpeLLIKJ2vt3D+TFOWGVJ3nYU0W344QiKr1ohIuKYS1pdlRpmKi7N2QQ1j48MvyTJD6q57peLIXos4Ebojy5bJMpgGVlnL2R/IytOf2t/PA5GqR0ilOzdFWcVRtt1v1l4pFcryioeHiimo2UpCF6Yqy7U48M4qxN5gEcmyQyomIIaTVP3L+FVZhckWq5Cy0HlY87bCfJpajyrbK1GV5Zx/L9xlFLsQmSyXByJK9thVJOtkFVYcWzim/h61aSCSZYdk1yz7espraWG2rPthtynbnX1b4pscDftVDO3ePZOV9JoSFV6X9fjd4u0qXig1K9LiqHPWyx6AiLAen1jIqPhktynrTNTxBlDHD5piNWmiHlf1Q23K8nWOrxNP1Lws4+GpTdWq025tyhpSm0v1kW02mayMhyd+47KvcNWmrEGdo6wVaJ01T3kznp1a1q9y1aasWOdnJI+Kv68wRlDUS6jekG1RVla8a8mEwbrO5r0D49GJMx3nSlctyrrsfMv7mzvxvtwPxmY8VesdB0tak3X9SIuHWkM9Wea4gUhQstjQvqzrS5K2IV++43vDmOoQozfn8kZbsm5zBmrNls/eo0+3NGGYf27q8Kjz+EhLsnLzK4mtQK77hjnEIvYPShcb2pX1YLyj/qFpOVuFunnlaB6IIXZEl05XrcgqvCJqldvN9/a5xs/bQ/dTu1eP9GW92Od0LsR1zym8hLfPuFxWYA8JiMOjnP8nR/OHj2n7C0rnoatwzB6hzvx8ByN6n2+7sM7/1QMAAAAAAAAAAAAAAAAAAAAAAAAAAAAAAAAAAAAAAAAAAAAAAAAA4B/mPweYZ3/hed4iAAAAAElFTkSuQmCC',1);" calcext:value-type="string">
            <text:p>INSERT INTO [dbo].[shop_avatars]([public_id],[url],[shop_id]) VALUES('test','data:image/png;base64,iVBORw0KGgoAAAANSUhEUgAAASwAAACoCAMAAABt9SM9AAAAgVBMVEX///8AAAChoaHY2Nizs7OXl5c2Njb7+/sZGRkeHh5ERESamprf39/t7e1WVlaLi4txcXHm5uZcXFyqqqr09PTS0tI/Pz/d3d3IyMhbW1thYWHExMTw8PARERHLy8tmZmaDg4NNTU0vLy+7u7t6eno6OjptbW0mJiaHh4cMDAxJSUnCEQLAAAAGBklEQVR4nO2ca3uiPBCGEaXWoqLiqbX1hLWH//8DX7DWkjCQgRnaa6/3uT/tLkkYbpKQk+t5AAAAAAAAAAAAAAAAAAAAAAAAAAAAAAAAAAAAAAAAAAAAAAAAAAD+72xPn3cVHIN84mE8eeg0ZOR5nXuDTsiKcPZi5jrlL86T/eG+aUgp3Rqq5p+u0qKfxL4kqossi6A8sBxjK9fk51LiDN9FDVlzd2k3WbEwLH1ZizdhSJ1aspbu0q6y+o2b3zfqsvbSiDL4snxGaV+ypvKwtGWJW+AFtiyWgUjJlbasO4WQOjVkMRrhlywNV8qyXjVC6vBl8XrsTJZKWKqyHlVC6rBlMb6EGamss0pYmrISlYgymLKeeKVF3konLE1ZOhFl8GStmaVFXKsuFGVJh3w5eLK4pUXM5upEUZZoJmHCkhVxSws4gzEOarJOSv3CBY4s/mAgPCqFpSeL/aIZcGSxhlgX1D7SarL2A62QOixZij0km8ayDlYu++8iOLL8Xyece15o/duWJatn5bL/Lopq5Ha1WT2z4lRmOur/xW1FXMe/r7u9nyymvxj/5VsxWD5O3oM4WXd/89aNsdvt8XHCaxBS7DWxyJ3lr5kQ/dzt4mi5OwV+b7MYttBQbVm8Dv4vWRCuFrerxgDs43U88dZxsl3pdDbNZK39XrLtTv+kl30pusrtl9ij1Rdv8/2n5WwSpXWuO503vXUzWcFPhreHx/Op50VxslmsmsfBhhr+5i7bsgZen8jQeTvs9kHtKtdMVmjlOudXSS/6ojCzNxxp26PmOZuK64PiCNrmg13ldGRVrzocP58m++DacoWdB7F0/ZS/TsjaFLNUxDo+v4fxZkGK05JFVvYS0qp3kbdJW0HNmkctIRj6CVmNV0SO44lvTCe0miF/zaQY0yzgDpOeiew9IwUlq1bVKhD8vAwdWTtPulT6zqpih2LGg5mCkiVdK431ZW1lEXHuTK3zWzNJUpZ0afKzry2LtT9cxdFVuah+0bfS0LKkS8sfz4qyvj5I4lWmafVdiS2tOzsNLcubS9dL59qy5Nthlbaodl7IMLQSDL4vvMsiG6jL8obSFdOqURiRvDjtL5XlTWXd/E5N1ux2RdhxPZTfk6gag2KqclmpLtFOQaIvy/N6orM0cdktbQsZxAJ0layUlX96WhJTcQ5tyEp7001wenpoGFJZQyROyZ2IZA5ZV/qj1Tbxo3riIiVZY72Q9rw7ZlDpeLLIKJ2vt3D+TFOWGVJ3nYU0W344QiKr1ohIuKYS1pdlRpmKi7N2QQ1j48MvyTJD6q57peLIXos4Ebojy5bJMpgGVlnL2R/IytOf2t/PA5GqR0ilOzdFWcVRtt1v1l4pFcryioeHiimo2UpCF6Yqy7U48M4qxN5gEcmyQyomIIaTVP3L+FVZhckWq5Cy0HlY87bCfJpajyrbK1GV5Zx/L9xlFLsQmSyXByJK9thVJOtkFVYcWzim/h61aSCSZYdk1yz7espraWG2rPthtynbnX1b4pscDftVDO3ePZOV9JoSFV6X9fjd4u0qXig1K9LiqHPWyx6AiLAen1jIqPhktynrTNTxBlDHD5piNWmiHlf1Q23K8nWOrxNP1Lws4+GpTdWq025tyhpSm0v1kW02mayMhyd+47KvcNWmrEGdo6wVaJ01T3kznp1a1q9y1aasWOdnJI+Kv68wRlDUS6jekG1RVla8a8mEwbrO5r0D49GJMx3nSlctyrrsfMv7mzvxvtwPxmY8VesdB0tak3X9SIuHWkM9Wea4gUhQstjQvqzrS5K2IV++43vDmOoQozfn8kZbsm5zBmrNls/eo0+3NGGYf27q8Kjz+EhLsnLzK4mtQK77hjnEIvYPShcb2pX1YLyj/qFpOVuFunnlaB6IIXZEl05XrcgqvCJqldvN9/a5xs/bQ/dTu1eP9GW92Od0LsR1zym8hLfPuFxWYA8JiMOjnP8nR/OHj2n7C0rnoatwzB6hzvx8ByN6n2+7sM7/1QMAAAAAAAAAAAAAAAAAAAAAAAAAAAAAAAAAAAAAAAAAAAAAAAAA4B/mPweYZ3/hed4i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SwAAACoCAMAAABt9SM9AAAAgVBMVEX///8AAAChoaHY2Nizs7OXl5c2Njb7+/sZGRkeHh5ERESamprf39/t7e1WVlaLi4txcXHm5uZcXFyqqqr09PTS0tI/Pz/d3d3IyMhbW1thYWHExMTw8PARERHLy8tmZmaDg4NNTU0vLy+7u7t6eno6OjptbW0mJiaHh4cMDAxJSUnCEQLAAAAGBklEQVR4nO2ca3uiPBCGEaXWoqLiqbX1hLWH//8DX7DWkjCQgRnaa6/3uT/tLkkYbpKQk+t5AAAAAAAAAAAAAAAAAAAAAAAAAAAAAAAAAAAAAAAAAAAAAAAAAAD+72xPn3cVHIN84mE8eeg0ZOR5nXuDTsiKcPZi5jrlL86T/eG+aUgp3Rqq5p+u0qKfxL4kqossi6A8sBxjK9fk51LiDN9FDVlzd2k3WbEwLH1ZizdhSJ1aspbu0q6y+o2b3zfqsvbSiDL4snxGaV+ypvKwtGWJW+AFtiyWgUjJlbasO4WQOjVkMRrhlywNV8qyXjVC6vBl8XrsTJZKWKqyHlVC6rBlMb6EGamss0pYmrISlYgymLKeeKVF3konLE1ZOhFl8GStmaVFXKsuFGVJh3w5eLK4pUXM5upEUZZoJmHCkhVxSws4gzEOarJOSv3CBY4s/mAgPCqFpSeL/aIZcGSxhlgX1D7SarL2A62QOixZij0km8ayDlYu++8iOLL8Xyece15o/duWJatn5bL/Lopq5Ha1WT2z4lRmOur/xW1FXMe/r7u9nyymvxj/5VsxWD5O3oM4WXd/89aNsdvt8XHCaxBS7DWxyJ3lr5kQ/dzt4mi5OwV+b7MYttBQbVm8Dv4vWRCuFrerxgDs43U88dZxsl3pdDbNZK39XrLtTv+kl30pusrtl9ij1Rdv8/2n5WwSpXWuO503vXUzWcFPhreHx/Op50VxslmsmsfBhhr+5i7bsgZen8jQeTvs9kHtKtdMVmjlOudXSS/6ojCzNxxp26PmOZuK64PiCNrmg13ldGRVrzocP58m++DacoWdB7F0/ZS/TsjaFLNUxDo+v4fxZkGK05JFVvYS0qp3kbdJW0HNmkctIRj6CVmNV0SO44lvTCe0miF/zaQY0yzgDpOeiew9IwUlq1bVKhD8vAwdWTtPulT6zqpih2LGg5mCkiVdK431ZW1lEXHuTK3zWzNJUpZ0afKzry2LtT9cxdFVuah+0bfS0LKkS8sfz4qyvj5I4lWmafVdiS2tOzsNLcubS9dL59qy5Nthlbaodl7IMLQSDL4vvMsiG6jL8obSFdOqURiRvDjtL5XlTWXd/E5N1ux2RdhxPZTfk6gag2KqclmpLtFOQaIvy/N6orM0cdktbQsZxAJ0layUlX96WhJTcQ5tyEp7001wenpoGFJZQyROyZ2IZA5ZV/qj1Tbxo3riIiVZY72Q9rw7ZlDpeLLIKJ2vt3D+TFOWGVJ3nYU0W344QiKr1ohIuKYS1pdlRpmKi7N2QQ1j48MvyTJD6q57peLIXos4Ebojy5bJMpgGVlnL2R/IytOf2t/PA5GqR0ilOzdFWcVRtt1v1l4pFcryioeHiimo2UpCF6Yqy7U48M4qxN5gEcmyQyomIIaTVP3L+FVZhckWq5Cy0HlY87bCfJpajyrbK1GV5Zx/L9xlFLsQmSyXByJK9thVJOtkFVYcWzim/h61aSCSZYdk1yz7espraWG2rPthtynbnX1b4pscDftVDO3ePZOV9JoSFV6X9fjd4u0qXig1K9LiqHPWyx6AiLAen1jIqPhktynrTNTxBlDHD5piNWmiHlf1Q23K8nWOrxNP1Lws4+GpTdWq025tyhpSm0v1kW02mayMhyd+47KvcNWmrEGdo6wVaJ01T3kznp1a1q9y1aasWOdnJI+Kv68wRlDUS6jekG1RVla8a8mEwbrO5r0D49GJMx3nSlctyrrsfMv7mzvxvtwPxmY8VesdB0tak3X9SIuHWkM9Wea4gUhQstjQvqzrS5K2IV++43vDmOoQozfn8kZbsm5zBmrNls/eo0+3NGGYf27q8Kjz+EhLsnLzK4mtQK77hjnEIvYPShcb2pX1YLyj/qFpOVuFunnlaB6IIXZEl05XrcgqvCJqldvN9/a5xs/bQ/dTu1eP9GW92Od0LsR1zym8hLfPuFxWYA8JiMOjnP8nR/OHj2n7C0rnoatwzB6hzvx8ByN6n2+7sM7/1QMAAAAAAAAAAAAAAAAAAAAAAAAAAAAAAAAAAAAAAAAAAAAAAAAA4B/mPweYZ3/hed4i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9];&quot;'&quot;;[.E9];&quot;','&quot;;[.F9];&quot;',&quot;;1;[.C9];)" office:value-type="string" office:string-value="INSERT INTO [dbo].[shop_avatars]([public_id],[url],[shop_id]) VALUES('test','data:image/png;base64,iVBORw0KGgoAAAANSUhEUgAAAOEAAADhCAMAAAAJbSJIAAAAe1BMVEV8wUL///95wDx2vzd3vzl0vjL9/vxzvS/F4q3z+e74+/SWzWrk8tnt9ubp9OGDxEzL5rfb7cuu146j0n6bznOHxlK+36XN5rmPyV7R6L+p1YaLyFmz2ZfW68bn89zt9uSy2ZPc7dCSy2Wr1oltuyK+3qadz3eaz2+33J5Ay582AAAF3ElEQVR4nO3Z2bKiOhQGYMhAGAVEQMQRt+L7P2EHJUExeC76SO+L/6vqKncnhoQkK4OWBQAAAAAAAAAAAAAAAAAAAAAAAAAAAAAAAAAAAAAAAAAAAAAAAAAAAADwS5He3xTBKOV3lLK/Keh/RbkQglp53QRtu2qDdU4EpxPVI11uFud1bjEu2HMS4zy/bi/JLk3TXZUUy4C8Zrh/vXtUnMcW4d2nObC42IWR70h2z3G89BIYns8Eb4tqf88s+d52yMPpMvV1EX1B4S0Ww9eJIFly8vpvO96+rGfoZraxJ/jFaJhxtjyNMy37TqJxMlFMmvdvgfBVOk48jPv4C2g01ULb9oKnCtA8cd6zuI/qs9t0KfaW37+/3hueMEcffqia7TSqBsRyDe3rW0ji06dS7JvMxJemlPT7M5GsP9Yt6mcRDSa6etf1T3z4WIhtB4RvjQnFDC0835/keF50WOylxSLyn6qwunciP790oO97kt/lC2ULeTgkHU7udnnenI/FbjH8bylW5qa33x+lZHWqinO77sL3fSmTq0S+GmZc0r3k5xHm7ZZtncdSXq+DbG1ZYogxZUM4ZYwRxihnre73hdAfnXSbraSrlK2+3r6uibJRbLTIE9GqCqWyj2immxBmMqLqzPfNAdF5/Ya/lMPW6kVFeoymufz+YI4Wmgk18EJhkVpV1Mn4e3QXKkQ68dvyrgZqpCbqfmojMTu+66t04hZTrY1iQ1wgV9U95/dUNTb1TmD1WxpIflTHVJyqEebnpupxtYq/L22k0ZNP5YlnqPx/IXLjSepC1e1CLa//uDFG9lxFXneczJhqvKOK2PMZWjCJyFgqaNxsivQwrA1XvZCFxgays8r5EvgJ4yTTi0io5mP5r1oo6yPiYHNLwsgb7VxiHS3Oxi0kr9QYjvui5NmD1dftzhsKyVQ/H2fYhr6Tp5j1torGx4K+3j/BawvGmAome94dq6zgXFQL338pZKnn478INEw0iWdPOv24aqQJ4/dr1Zi0vZXheATcbcRRvaV65tZ1/bdZGOo0cPVq9xZIHgVM7MYGu5jpkezNPkhZY2qfE+1K9Tkjn6cQM54YhpLcXHa9XlBPcwcalr0OKt9bVMVmzYTQp+I4Vp+uxilEC9vM8Rflsu6vCdQ0MI+D7yHN0EAvTLbXdXc90+06qZp8vtCHq8DYQv5+svcjWVbWlaV6vVZJ5nD8PWxYr66WeL4ZEyeVMGzBG3MLd0PTnGi/KzZBTsTrVl7v6xzzW/qaIUhUdPRuqZp8yXCuMwd63UJn29YWlWev92z0onr3K+2YRnWEG6cQferZULUcTkQarmNSMzkCqXoLkXnB+RqmTjTVOMINO7Ga6DmUGqunZ6y9nYwibD/1oG9THZWMHzwEGvmH3p5kpiYMd5GeNTnJ1INmuJR5peoWsdEAGwINewpHzvXlBN9t1CkdBrQd5nx0vyqzyP8Z7rqyuRd8W9dtFfP79Qrrrlc41+tXSS36dBFareLuIqf7Z+Xr1fJSlvnTLZS/2zS53Hp39zSWFefrZpWdz8OYd+bes7Gn+0EvLIvj8rw8bi9lutcJ3YV2/LyL9vanKkmq0z7qX0L7dIdzb2V0WEiHyPP6rfxaL5n+3NNwcjsy6NbAj/sy2S06JJv5+dPiOnMLLevzplsdmGg5ncOR6SScTpeT3PpRY/4ton0diT/WTW6UH7FvWBHe30HXLezDK7D3TP9ssP0Hx1++/HA0tD310xdvp27tH/GfB9Ovyh32fTPv2R6YCJLD+6nVcfywWg5Xm0S0lf+WyV8chUpfuwvT4dcpn4Lx3KuhqjwVpMmOt+Lium5R3LbHzbWRm2fxevdLOK83t6S6/7pbusUxa+LnX4C7YoLz7eImd657KW7HTWtxeYJxH+Y+WLxUv1sHH7q1bOqunahf6Luf6A2/0T/2ABrrDxik//u33AUDAAAAAAAAAAAAAAAAAAAAAAAAAAAAAAAAAAAAAAAAAAAAAAAAAAAAAJj8AZBjR1ZHXeSrAAAAAElFTkSuQmCC',1);" calcext:value-type="string">
            <text:p>INSERT INTO [dbo].[shop_avatars]([public_id],[url],[shop_id]) VALUES('test','data:image/png;base64,iVBORw0KGgoAAAANSUhEUgAAAOEAAADhCAMAAAAJbSJIAAAAe1BMVEV8wUL///95wDx2vzd3vzl0vjL9/vxzvS/F4q3z+e74+/SWzWrk8tnt9ubp9OGDxEzL5rfb7cuu146j0n6bznOHxlK+36XN5rmPyV7R6L+p1YaLyFmz2ZfW68bn89zt9uSy2ZPc7dCSy2Wr1oltuyK+3qadz3eaz2+33J5Ay582AAAF3ElEQVR4nO3Z2bKiOhQGYMhAGAVEQMQRt+L7P2EHJUExeC76SO+L/6vqKncnhoQkK4OWBQAAAAAAAAAAAAAAAAAAAAAAAAAAAAAAAAAAAAAAAAAAAAAAAAAAAADwS5He3xTBKOV3lLK/Keh/RbkQglp53QRtu2qDdU4EpxPVI11uFud1bjEu2HMS4zy/bi/JLk3TXZUUy4C8Zrh/vXtUnMcW4d2nObC42IWR70h2z3G89BIYns8Eb4tqf88s+d52yMPpMvV1EX1B4S0Ww9eJIFly8vpvO96+rGfoZraxJ/jFaJhxtjyNMy37TqJxMlFMmvdvgfBVOk48jPv4C2g01ULb9oKnCtA8cd6zuI/qs9t0KfaW37+/3hueMEcffqia7TSqBsRyDe3rW0ji06dS7JvMxJemlPT7M5GsP9Yt6mcRDSa6etf1T3z4WIhtB4RvjQnFDC0835/keF50WOylxSLyn6qwunciP790oO97kt/lC2ULeTgkHU7udnnenI/FbjH8bylW5qa33x+lZHWqinO77sL3fSmTq0S+GmZc0r3k5xHm7ZZtncdSXq+DbG1ZYogxZUM4ZYwRxihnre73hdAfnXSbraSrlK2+3r6uibJRbLTIE9GqCqWyj2immxBmMqLqzPfNAdF5/Ya/lMPW6kVFeoymufz+YI4Wmgk18EJhkVpV1Mn4e3QXKkQ68dvyrgZqpCbqfmojMTu+66t04hZTrY1iQ1wgV9U95/dUNTb1TmD1WxpIflTHVJyqEebnpupxtYq/L22k0ZNP5YlnqPx/IXLjSepC1e1CLa//uDFG9lxFXneczJhqvKOK2PMZWjCJyFgqaNxsivQwrA1XvZCFxgays8r5EvgJ4yTTi0io5mP5r1oo6yPiYHNLwsgb7VxiHS3Oxi0kr9QYjvui5NmD1dftzhsKyVQ/H2fYhr6Tp5j1torGx4K+3j/BawvGmAome94dq6zgXFQL338pZKnn478INEw0iWdPOv24aqQJ4/dr1Zi0vZXheATcbcRRvaV65tZ1/bdZGOo0cPVq9xZIHgVM7MYGu5jpkezNPkhZY2qfE+1K9Tkjn6cQM54YhpLcXHa9XlBPcwcalr0OKt9bVMVmzYTQp+I4Vp+uxilEC9vM8Rflsu6vCdQ0MI+D7yHN0EAvTLbXdXc90+06qZp8vtCHq8DYQv5+svcjWVbWlaV6vVZJ5nD8PWxYr66WeL4ZEyeVMGzBG3MLd0PTnGi/KzZBTsTrVl7v6xzzW/qaIUhUdPRuqZp8yXCuMwd63UJn29YWlWev92z0onr3K+2YRnWEG6cQferZULUcTkQarmNSMzkCqXoLkXnB+RqmTjTVOMINO7Ga6DmUGqunZ6y9nYwibD/1oG9THZWMHzwEGvmH3p5kpiYMd5GeNTnJ1INmuJR5peoWsdEAGwINewpHzvXlBN9t1CkdBrQd5nx0vyqzyP8Z7rqyuRd8W9dtFfP79Qrrrlc41+tXSS36dBFareLuIqf7Z+Xr1fJSlvnTLZS/2zS53Hp39zSWFefrZpWdz8OYd+bes7Gn+0EvLIvj8rw8bi9lutcJ3YV2/LyL9vanKkmq0z7qX0L7dIdzb2V0WEiHyPP6rfxaL5n+3NNwcjsy6NbAj/sy2S06JJv5+dPiOnMLLevzplsdmGg5ncOR6SScTpeT3PpRY/4ton0diT/WTW6UH7FvWBHe30HXLezDK7D3TP9ssP0Hx1++/HA0tD310xdvp27tH/GfB9Ovyh32fTPv2R6YCJLD+6nVcfywWg5Xm0S0lf+WyV8chUpfuwvT4dcpn4Lx3KuhqjwVpMmOt+Lium5R3LbHzbWRm2fxevdLOK83t6S6/7pbusUxa+LnX4C7YoLz7eImd657KW7HTWtxeYJxH+Y+WLxUv1sHH7q1bOqunahf6Luf6A2/0T/2ABrrDxik//u33AUDAAAAAAAAAAAAAAAAAAAAAAAAAAAAAAAAAAAAAAAAAAAAAAAAAAAAAJj8AZBjR1ZHXeSr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OEAAADhCAMAAAAJbSJIAAAAe1BMVEV8wUL///95wDx2vzd3vzl0vjL9/vxzvS/F4q3z+e74+/SWzWrk8tnt9ubp9OGDxEzL5rfb7cuu146j0n6bznOHxlK+36XN5rmPyV7R6L+p1YaLyFmz2ZfW68bn89zt9uSy2ZPc7dCSy2Wr1oltuyK+3qadz3eaz2+33J5Ay582AAAF3ElEQVR4nO3Z2bKiOhQGYMhAGAVEQMQRt+L7P2EHJUExeC76SO+L/6vqKncnhoQkK4OWBQAAAAAAAAAAAAAAAAAAAAAAAAAAAAAAAAAAAAAAAAAAAAAAAAAAAADwS5He3xTBKOV3lLK/Keh/RbkQglp53QRtu2qDdU4EpxPVI11uFud1bjEu2HMS4zy/bi/JLk3TXZUUy4C8Zrh/vXtUnMcW4d2nObC42IWR70h2z3G89BIYns8Eb4tqf88s+d52yMPpMvV1EX1B4S0Ww9eJIFly8vpvO96+rGfoZraxJ/jFaJhxtjyNMy37TqJxMlFMmvdvgfBVOk48jPv4C2g01ULb9oKnCtA8cd6zuI/qs9t0KfaW37+/3hueMEcffqia7TSqBsRyDe3rW0ji06dS7JvMxJemlPT7M5GsP9Yt6mcRDSa6etf1T3z4WIhtB4RvjQnFDC0835/keF50WOylxSLyn6qwunciP790oO97kt/lC2ULeTgkHU7udnnenI/FbjH8bylW5qa33x+lZHWqinO77sL3fSmTq0S+GmZc0r3k5xHm7ZZtncdSXq+DbG1ZYogxZUM4ZYwRxihnre73hdAfnXSbraSrlK2+3r6uibJRbLTIE9GqCqWyj2immxBmMqLqzPfNAdF5/Ya/lMPW6kVFeoymufz+YI4Wmgk18EJhkVpV1Mn4e3QXKkQ68dvyrgZqpCbqfmojMTu+66t04hZTrY1iQ1wgV9U95/dUNTb1TmD1WxpIflTHVJyqEebnpupxtYq/L22k0ZNP5YlnqPx/IXLjSepC1e1CLa//uDFG9lxFXneczJhqvKOK2PMZWjCJyFgqaNxsivQwrA1XvZCFxgays8r5EvgJ4yTTi0io5mP5r1oo6yPiYHNLwsgb7VxiHS3Oxi0kr9QYjvui5NmD1dftzhsKyVQ/H2fYhr6Tp5j1torGx4K+3j/BawvGmAome94dq6zgXFQL338pZKnn478INEw0iWdPOv24aqQJ4/dr1Zi0vZXheATcbcRRvaV65tZ1/bdZGOo0cPVq9xZIHgVM7MYGu5jpkezNPkhZY2qfE+1K9Tkjn6cQM54YhpLcXHa9XlBPcwcalr0OKt9bVMVmzYTQp+I4Vp+uxilEC9vM8Rflsu6vCdQ0MI+D7yHN0EAvTLbXdXc90+06qZp8vtCHq8DYQv5+svcjWVbWlaV6vVZJ5nD8PWxYr66WeL4ZEyeVMGzBG3MLd0PTnGi/KzZBTsTrVl7v6xzzW/qaIUhUdPRuqZp8yXCuMwd63UJn29YWlWev92z0onr3K+2YRnWEG6cQferZULUcTkQarmNSMzkCqXoLkXnB+RqmTjTVOMINO7Ga6DmUGqunZ6y9nYwibD/1oG9THZWMHzwEGvmH3p5kpiYMd5GeNTnJ1INmuJR5peoWsdEAGwINewpHzvXlBN9t1CkdBrQd5nx0vyqzyP8Z7rqyuRd8W9dtFfP79Qrrrlc41+tXSS36dBFareLuIqf7Z+Xr1fJSlvnTLZS/2zS53Hp39zSWFefrZpWdz8OYd+bes7Gn+0EvLIvj8rw8bi9lutcJ3YV2/LyL9vanKkmq0z7qX0L7dIdzb2V0WEiHyPP6rfxaL5n+3NNwcjsy6NbAj/sy2S06JJv5+dPiOnMLLevzplsdmGg5ncOR6SScTpeT3PpRY/4ton0diT/WTW6UH7FvWBHe30HXLezDK7D3TP9ssP0Hx1++/HA0tD310xdvp27tH/GfB9Ovyh32fTPv2R6YCJLD+6nVcfywWg5Xm0S0lf+WyV8chUpfuwvT4dcpn4Lx3KuhqjwVpMmOt+Lium5R3LbHzbWRm2fxevdLOK83t6S6/7pbusUxa+LnX4C7YoLz7eImd657KW7HTWtxeYJxH+Y+WLxUv1sHH7q1bOqunahf6Luf6A2/0T/2ABrrDxik//u33AUDAAAAAAAAAAAAAAAAAAAAAAAAAAAAAAAAAAAAAAAAAAAAAAAAAAAAAJj8AZBjR1ZHXeSr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0];&quot;'&quot;;[.E10];&quot;','&quot;;[.F10];&quot;',&quot;;1;[.C10];)" office:value-type="string" office:string-value="INSERT INTO [dbo].[shop_avatars]([public_id],[url],[shop_id]) VALUES('test','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',1);" calcext:value-type="string">
            <text:p>INSERT INTO [dbo].[shop_avatars]([public_id],[url],[shop_id]) VALUES('test','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1];&quot;'&quot;;[.E11];&quot;','&quot;;[.F11];&quot;',&quot;;1;[.C11];)" office:value-type="string" office:string-value="INSERT INTO [dbo].[shop_avatars]([public_id],[url],[shop_id]) VALUES('test','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',1);" calcext:value-type="string">
            <text:p>INSERT INTO [dbo].[shop_avatars]([public_id],[url],[shop_id]) VALUES('test','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SwAAACoCAMAAABt9SM9AAAA8FBMVEX///8AO3//5aoAKHcANXz20ZEAOX4AN33yyoj0zYwAI3X41JUANn362JoAHXMAJXYAMHoAK3jaoVYAL3oAG3LltW7uw4AAIHTpunX93qLmtnDtwX3grGPisGjp7PHdplw5WI7d4enFzNqrtcq2vtDy9PfT2ONugadleaK7w9RQaZh9ja8AF3EnTIiSn7vM0t6Nm7hMZpZ0hqqfq8MVQoMyU4yQnrqBkbH89ez86cvXmD/46tf23rvtypngsnnYnEsAC24AAGv63KjpyKLkuH7lwJTz4c7t07XcqGXtxY3s0K/+57r+8tnkvIz37OD758XikzPSAAAQdklEQVR4nO1deV/aShttTEw0YhYTDFbFAAIB2cGK26VX77WLvfb7f5t3ksxGMtmqEV/I+fWPFrLMnDzLeZ4Z0k+f/hzN2rDeOYfodDr1eqtWfcX11hcdx7BUntdd8Lz/F55XZYVzGgVjNJoDnRc4jhMMXbUUY9bvzwQZcKcLEicKumk3Vj3CD4PmlaW5nMhG98t5q4k/rtWn7ZnCaxxX0uWLwrxcTGVDFHjZadRY3zY7E0PVRFEzu8P3HtmHQ63PAyKcetwxw4msi5xg2RtO19Qs6fqgmXhcg+NFriTbrXcY00eFo2rqNN2h5zNgXSXFSSZ2TWHrVobJT1WQMTVlkOOAPjBsnY+NVUE0HQvoC33GzARrjq7az+pTHbXEcWJvlMt4PjIGpp39pOal4RqXvWGRq/r1Mvmg4bQb9DmHd6U+v1lpsSskHTF0FPXvsLS6UDnXFTepAqr9nVC/1C9lQex1GN9cuWxx1gYFrnZ8SquOZYnjTLb5XLieyKmTPMb1f4gvPbcJIUdJqq7mssUXbAFU+7pLhn4ReURf8mzr6h0H9UHRsUouFVo3+pCqJXpxK2WptL4YKR4R4izuoIYXtrhepgpg/eD4NIhKfLa0Pevj5A1Tp8voeuEKxKMEHVUzvcNKKZTt2qJr+FwJMQHLhyN4B+obJLcCcKBdicnuBU2L621iD8LFSPUJ4PgUxUzXN62SnfuwPiQ60Fg4qZ/i6DoPoxurJFp7NGURkqWk6inw/uEil/fAPiJsgUsb3T1MhPQ+u26YQrcC9XO6mN2B2UCKla9riaaFnFBwUp6hoHSwcVHLETIa1qdPMwmaVkpl2qzWqjkqfncXUL31HtsMWshM0kYsgDbi10qktzV1Zooly7Il2xedt2cMXF/omZa778eyp3kTBms9d+ap2+tTKPc5I17GDye6agiaLluWxQuSpi/vm+iepyBvGDOq1pUmy4psO2NVB7GkZJhOrnTVZcSVZKc+qcOnOacxUzVONKx2B8ygWXcU4LyCZZPpTCyznTi5869R1nvetzRNmfhkNnxZLfTybB5dSoisDNG6pmJrjDxmaujg0ppKmq41zjXiElnxaMlgctGNRngdXWfaX0PgJcmc4O9qUCxaSRf8cwyxYYml9GdV8VlWhCPVOVdeiMubBJqc92RMzJ+bKAwuPu5daRqji12fAWWscbSLTqGgkb+kn0g2kIhlZNnKYKGzVPZMPZcDVXnAWGENbp7Df3uxTzRjNzQ5ghg2X8cC1+cDCQkNqpfT0mYLz5ozs2QqnEFV1sBamreuIXChgHTlfYH7i1XvOmIvji0QJ4I3qevuZdSgv3VhRGFZ4luAaCwtpSD1YcWRNe150UNgbKho+icKY/hv259fXHMWuFsgmo5M9/pqKBH7TwJknXHwmzdBFXUbgKdnsl0cs/iwUTgwLzEbGLC9Y8HToAaJaXa49Orn9CddLxUzVqAGUNCU8iELPYvMZR62rPDWpbEed8GRtmRaKK3ykQl/yAfy9KV3BdYK1CB1s/ePwKOqkNOzyRMlkizbZ0Nk5/tPDZiyTOh4KhyBHnUn1/ZoX+97pimxukMX8NEL7UxzSQk0ci5jeI+xLMhVZEZCjUOUe7uo2xMl8tyoqpDBXfrHM6tYGwX4XFYH+tiw0vYbIIjOCpCFlj0i3aoF/Q5FKew6UQMAZYwokuv7z4K5WIJ7IXoebbYWnjIj9MSfqbJPvIJ2I0SGWKz9Ld8PceEU4Yfu8cStRv7R7HiI/SRbrkoJ3DvgRC3bmXiKy2Sdw2crqpFOjW0SPn5MnsxWtwONSoZDmLxl5qPtQy8UE/ef/QGaRDdk9fIpDnY0WVUFunVMuxmThZQj9p1z5vFu6YrjqeZfn72sdI4eYC7NbjLjFG2pZVxgyUGT1U/REmyi1IBmzIlxz8uV+FgJTOBdVaZhCfBCgp1tLukww/2GtA1PDJu0KsjAB4j8uCWiKiILRe0xLE7Z4siN/yhRosVdkalgHSTfRda3rwXpN2RPH6SiJAoeVwOxmhC7ocj7H6DAyd6749odCv2o5mc6bANeVzJyaV+T8J5VZFHtLIospJg4Jc6nyamq/wEuIlidsSE42oAdF9SlRCwvHwifVEnLp1OKRXj28oASs1hcD61UVxviPAoTMO5QszpjXUqRoi6lxth12IILVNosn2URasKZF7RIr4L0s3BjLF7lnKPbIlWKx8HojLnhXYMFM44ajGQ0hA9ez6eCptW7qGY9V8XncjI0e9wYY4dfjAHyOmSAHUxWmGQ3/aEQgbyc0aBomP6ORTOvna41EqMz98qGJGRxCvwMG1tCssCREnlTHcujkCBw6xd0GBaFRqiQavtT0bTcfkFKlBKnZr0JaexwouR/RARuQrJAWgyTioOYHgoGwLBEGf4di8KgF7ZmXtDTcjOrT7QnZVmo8EG4wvUvDtNJFTlOK6i8wWVmSBG4WgR3jlBIDJaFExOwLxrKRY4L3uckvGduaNQpL0T2QQyGXbUgYGpEpJ6wlgj5L/BsTA3uKCznwoEKHpygitNcdwOTRZ3MpQ6dC1HIwro8yQuxBWqokxBJlrutAK/7kMhGnLU64g2xpCf8Jv71oHrvqfb60aDqb9w8wfk/aVUbFTckQkWSBdK1RnozyPVR9m02xqbmvaUj9y3mIxJ2wtkl/blYrGNjMxIWODHRKItGkjXl6cYRLg88nd8a2KZu6Er+G0FcGNR8s96PElm4x8dsQjCARRXp50WQ5f7sRSEXwzcQuhdjWeV5VXfS7Cp5A5DeXZbdID4GFNFoQYuErKjVfAhsgUTm19jZEARVWv/hJCpqqmwZzvT9tpV3SYjO3HCgDAs34XD4RbIrCmjOlMwnZNE6a8AviQTSqxDGo867vhyHCu+ZGw6UIMWGReJ7QkmOj+OJFWGyaA9u9ZYXcLDiYFXR+YIK0RlXdZZ4JszgCybMBTUO6D3hhCyqkBBEzqJNHst8Lb/9RBGgjCPrQghpkZJ1Uqrgi3dqXGyrVHjCRkN1HcYCpy8tlNZXRhYV3hNaBCE0aPFOtijhGBjf7HFYjYMWGo2MuR/xwUb66sgaE/WeMbxXLSq6UzMmZMUZKnbhpR499jCcSOsmJwnLoXRlZNVIizR6hwEbfeKESz/hxGRFbG3zgZxVY3sYkqlVRRSDnWkS4N/5p+xUPsu02Q+4Ea1laVVE5FNMVseLM8tPiDT/4AeSxIU2t+EskDUhvRaUUFIy6YYRFbD4pbQ3CVZuLIwho8qyyMf9D1jb2AKnhIIDWW3Mq3HMBtV7z2bTU9Jb5fTlBzxIQRZanNEDN0XjgUthXYP5UgnctM7cfHsVSO+dyv0pMKUUlh7Qnp2YRQcEyb+vEFzPxWR5X0x0jmfFcLwBPcEZ3va3RNTSaib//0LZFR88EdeG0dlw4se78B431OHyilTg6TpzJxrugjO2ZVKw3/blcVTnLnYxNHgaFa+ssPeiDQvhPjpE3U/BYngT2oAiayQHHRwBR7bYnNRnrb/+OahyJcPSarVP8iDzlVCo3olqjjXhXBmvzsBkXbqvnIrginQcY2R0c2bG97SzgtINGX7WZBJ9pUkse0TaTYvYzQkFGus9U7iuFC+NSK7o7l+UPzTffI2V6IbUSbjVp7pfZgQbUBdEJCu4uZH9Ti6yYZrjo3fO4t0BUSm8KghvvCeE3pKVbrWw1lWwWYn8LOqkWs8/hLl/r+3dVWTfkbL10E8maOASnp3DW3wpSwxOA40Ylp3m+GFXIVspdS2mkrzwHwOrdmt7lqmJbKFCVnuV2P59FT4OdqxtmKX0YSUdKEEqJxtWdcCpmCqJl+KL7j786UTIFbx33IhqVDrBZCW9S7CBalrGm3sdWZPeun8qYMNK3OvXGvQtg+z8lvtJiaYpeWwF9ynXZi4ZmhzJBCRLSn56IxS2gu/Y62iG/OY/qqC3VcWswlTrg66sYqZEjbfaKUy86dESKGdGbiIVzJhXE/sxSwv/gCyMaQ/GLatNXa81lnXj7d8CIBHDssPfNqu1emPQtmWZN1AwlQRd5Z20I/F+BAgSOJp3c6AbnPsa9bjI65EV6aTLaHHwcWvWlf/4atO+ovI5vPS5QXdIbYLLy/5MUC1LVnndcP87BlEsCZqm87LSb0+zhM36zP0/HgSzXW82q+eOaQiGLI3ibeaLAU5IvdA7VXXJN3fV6tt9WbHMfi6vLZFKoiSVSgKAphk6BE+gqqpsWQov9cfOxaAx/IOQ2ekqqm7wSu9rr2fJ1niQyPUUHJXlRg3b5A1NA3MAT9O0B/ksIDak/qVtj8fdruM47cnF1dVoNBhMp9NGo3He6dSHw1btLV5V0WqMLtrtyWjaSTWPlpN1e1izPr0AU5iMGpv15uICBQoUKFCgQIECBQoUKFCgQIECBQoUKFCgQIECBQoUKFCgQIECBQoUKPAavPx+2N7d3dm7u131SD465s/7e3vgz9727s7h4fWqh/OR8Wtr/+hof98na3dn5/h+1SP6sPi1dbR1hMkCplWwFYVfWy6Olixr5/D4btXj+oCYb20xyTqszFc9tI+G+fNRiKxtn6yAI748fl8svv/cYAZ/729tRVnWYZk6cP7P4sDF4ubflQ12tbgGGTCGLMoPHxdnAD5di6cVDnlVuN4DXLHI2g6SNa+cnZwgsg4Obr6tdNwrwO/tvX0mWduELHjoLaCKJmtxs9KRvzfmdzsuVxGWtbsc4O/OTk9pshY/Vzv498Xtw+Hu9l4iWRW/Qvx5UvbIOoFkfV/x6N8T87vDw53d7WiytrFlecffn5YBWafYss5WPP73w8vdYcXlKg1ZvoK/L38u05a12Ayd9XJ3Xy5XjgFXO6ksy8uFP8qfl8i6WXfZcPv07fHH6clpuVI5Pk5P1g/gsseVCibLdcPFf6ueTN54OjgDTJU/V1yyDlOQ5UuHu0+3gF5Ils/WwWLVc3kHPJ6dILLSWJZP1sN9+bhCWRYga7ERanT+4+w0PVmeG4IIDwDOKWOyNkY1zB+XYpbLVoJlAe3gclUhbnjzsupZvB+e7l26kGXFkLVLk0Vi1sGG9Rtufx4CujzL8tyQ1XXAbggtq4xE6SZE9wDmt3cPu4eUIyZYFnbDg40qCWnMX25/XQP8/v28dRSOWbsMN9ycOicWqcg6WHftngq/GG64S2IW0lmfVz3O3PDXzff/fj4lZ/r5r+ej4IIF27IWaywbvt0sAG4Wf/377emF1SiYz3/9ft7f2w9mw31kWctknay3bPhrcUBwdlL558c9wt6uJ7X22NKBamhRZK16Ojnj6cCj68xtoAM/AnKpAkvpHbqhlUSWJx3O1n9bzeMNIQsU0p8D5U4Kso59sk4eVz2Vd8Ac+OIbkHVaSb7VOuDpbOGyFUNWQMHvM9zwZDNayQDfDl5BlmdZJ2usGkL4efAqsk42bBOg3ylNRVYoZp1u3jatR2+9gu6UprSs043sNfwMre4ws2GArPLm2ZWPu0q5QtxwL41llTcsXtF4+lHORFZ5/YV7HF7uSVs5iazjHxujryJxvXtMx6wosg4rmxquljG/85oOsWQd3xdmhfByt70bSdbuzuFDQdUS5tcPe6HVHZeq7efNjutRmF8/PxwhAOYenq9vC5uKx9zFqgfBxP8AuRTCD5LQlAEAAAAASUVORK5CYII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2];&quot;'&quot;;[.E12];&quot;','&quot;;[.F12];&quot;',&quot;;1;[.C12];)" office:value-type="string" office:string-value="INSERT INTO [dbo].[shop_avatars]([public_id],[url],[shop_id]) VALUES('test','data:image/png;base64,iVBORw0KGgoAAAANSUhEUgAAAOEAAADhCAMAAAAJbSJIAAAAe1BMVEX///8zMzMwMDAtLS3t7e0pKSn8/Pz29vYnJyfMzMzy8vI7Oztqamrz8/NtbW0/Pz9iYmJSUlKRkZFycnKenp7Z2dnFxcWkpKTPz89XV1e6urpdXV2IiIgdHR1ISEgiIiLl5eV8fHyurq6JiYmWlpZERESAgICqqqoWFhbmo1oZAAAH90lEQVR4nO2ciZKiSBCGpYpCEBQvVNDm0Fb3/Z9wM0suAVnsntimJ/4vJmZGhcr668ijsHsyAQAAAAAAAAAAAAAAAAAAAAAAAAAAAAAAAAAAAPBXE+z6cHqxfrrzQ7C8bdSD8dGDmv1074dgLYK+T0NhvES4f4HC6QoKxw8UQuH4gUIoHD9QCIXjBwqhcPxAIRSOHyiEwvEDhVA4fqAQCscPK7ReMl/Z6jW/ROHm6PWw3vdw/SUKbdlD3xKehOb/1cvvYG3k651mGIe+W1dQOAqgsO9WKBwHUNh3KxSOAyjsuxUKxwEU9t0KheMACvtuhcJxAIV9t0LhOIDCvluhcBxAYd+tUDgOrI0SrzH+hlP9m+v30PvYJp7/dO8HYU37mPUx/em+AwAAAAD8dvgLTb1vWK0rSqbmgX8U3ZzWLu0z0NFU9U6nnalJ7e8Ob6V984BIq9f74/K4r33uHJfLZe0rTFOPXncVDubuEl514XQNs4jvsNbHZdiqoshAGD2aupGt9dOHs81ymT3S8jtdd362EN0eFtxreNmlkyFMoyw0hCGu3r4Ylf2HVKta6r9OpEyi6vVOShW3h9Dax7aSeekk5ced31vYMtk1r6QGP7b6f/OjTY05TyKuSuXF442u+6z3dRvT5YUFldwG6Jvt3aJXMvFzS4ErhJtWPT9SnWvXLG1tQ51aTe3ihAZKKtvmP1JKnjqukVVboW3YucIltS3j+nfczFjIvHg8qeI6TeQ/W+gvQHOcf4RQyvVdxZbsx3rir03Kas5MRatCeuWGsBbSsFu9PlMLQl0Xd+dwODjnLA6toQoN+zJE4dYmfSrO7mzAuW+uxwECJ5M4cU9n2obRxiYZ4WMwM5JQbY4ooU6Ia1q8Tn1Re5VzJ/PS3ablOMz0aA1RKAxD1bbqK4WfNIHK31dHA+mQKaSBueR9tba8Fh8zF6n6nGVKxG6tnw59umk0syPz9rFtcoBCsfJJUrWtXyg8S7LgpYNEvcDyqDM3rStVhvCLxqxQynUsVDmYa2Wo/fO9pk/j63WcSwxQKC83WjJVg90KyTeQhW8eDJxtQy50G9NQGh+FgzuQE3KOspxUcjytQ6aTbbQXrr54gMJNYJBnK1vsVpjRwll990u3rHBjNZumt0VsZpL+erzmbbh6Hkw9wNGkgyEKj9MbrYpFsSs6FQbsCFvtvMtWlYuFxRae6iblcrInP7QrP1PPMXpyTwyx6jw7G6Yw5REqQnunwgtN4fG7v7OHWhYi92kpr5tHg7TF1IU8iZHk6slYI4ZzwKzHrfpHQxTOyU+SR03LfrQUcvyy981m3iSlbiZlWKcW80yDtiF1kUZZZlrylAbCfz7NNWkKRPcSGqhwfiV72WuFvEiT9MvaZrOZGaxdJexNub3IX+ZztlXCNdmh8j9ESgvYe25gJ2qu90sKOT4VoapLIS0h4X75CDn1wuNVKmG422qh7+x8TCmGaPfDzkC7u7vdihURRe1VtyMfqnCyoY328GVdCs+JIZdf3oapT4kpJS1x3RlyaqoNplehJ/NcCOOULX1uYU+9C7sbH6xQu+P1K4WXpxTkfYWSslnKvuWyyp04/Oufl6D1oVMqUz4W5yxuxQru8LcVam+tr/zzCq00SJ17RvtQJlUxxonLWbctYn7NDuZKXTlQjz8bLfyJOZxMKUPVydufV5gT0E4TVdgm7yEzfswn5MPHsZHgsQ2bPeZ9GHc/LBuukJ22fvfFPhSrb/8KO+tUz0YpDHKITYXIa1+qMGiKrVpyU8K+1O1O9N9QSHWxDoovfKkhv//Acc5BsHCTtGiEH3DKJlL9BrkC8gSzq5CL5o0cD+1z813NOwpnMaf+L+PhR98j5YFc6mURbS5asxdVrH9OuFfTgBxSSwvnNEW8bn70hkIuyyjP4PjUVEjhmMV/G9pPVdTZcevU9/L4IuPQv1ddD6/3vL46l+lbCjnoygVthHZeyk7i+v1leq4rTGmxZJSslelYRAEloDk9tnMLDmZ5UtfgPYVkkyqILoW8TJv5/hc4yXrx7tGqjChWFEUZLVDxuZCddk4czLoy4/cU6prGu3Uo5Pqwfnb0NVJOf+/ly0/bcDeiqBjJn6yECFeisw40r5wad5QXbyqcLJThh501vs8O+wsSawfBJuVj9aohoHlxq7JN7wXDFX5nob2j/Wkkt/pe1P3WCp3m1a8VUnSiLd15TsMnbck6rTUz6Exj4d4cc85H5dGKBCTVFE5mOlutORBaQkarrihgF2TYbrZLZ/P53Ex3mT5UYYVyX//FtLNehXwWa3QqnGwTtuCfnNxClLXCVgepIaV0j7fT0pc0g08HzJxjU2FdDdTBZRPdcY8ckUsjJKiVVRgeyUspEeQK+d0SfSTbo9DSR8Sd56Vn42FBhGSB4rIy0v9WGNm2Ph/Xx962/ZxwUgx4OtuervjM92Wr6UbaPOush8/Q/4lKhTV0Ok8KkxcKJ458WqX1zR0sbVWzIJNmgtxFsI7zERbuqRHRHKXL+4qNEr2HJcHlWkwX1V56y1iLxvfC1GMORaHwKItj6IJPspI/tzjRdU8qDje/tGCsPodlObPdduEtvFPUiqcWPyer7+bUOTj958yms914i4W3vgf5xAR8yF9DN8gNPcxZgeMEz4M2razwdWnDwu5z43neYn0OfsfXxgAAAAAAAAAAAAAAAAAAAAAAAAAAAAAAAAAAAAAAAAAAAAAAAADg9/MvUsin+pwBTlMAAAAASUVORK5CYII=',1);" calcext:value-type="string">
            <text:p>INSERT INTO [dbo].[shop_avatars]([public_id],[url],[shop_id]) VALUES('test','data:image/png;base64,iVBORw0KGgoAAAANSUhEUgAAAOEAAADhCAMAAAAJbSJIAAAAe1BMVEX///8zMzMwMDAtLS3t7e0pKSn8/Pz29vYnJyfMzMzy8vI7Oztqamrz8/NtbW0/Pz9iYmJSUlKRkZFycnKenp7Z2dnFxcWkpKTPz89XV1e6urpdXV2IiIgdHR1ISEgiIiLl5eV8fHyurq6JiYmWlpZERESAgICqqqoWFhbmo1oZAAAH90lEQVR4nO2ciZKiSBCGpYpCEBQvVNDm0Fb3/Z9wM0suAVnsntimJ/4vJmZGhcr668ijsHsyAQAAAAAAAAAAAAAAAAAAAAAAAAAAAAAAAAAAAPBXE+z6cHqxfrrzQ7C8bdSD8dGDmv1074dgLYK+T0NhvES4f4HC6QoKxw8UQuH4gUIoHD9QCIXjBwqhcPxAIRSOHyiEwvEDhVA4fqAQCscPK7ReMl/Z6jW/ROHm6PWw3vdw/SUKbdlD3xKehOb/1cvvYG3k651mGIe+W1dQOAqgsO9WKBwHUNh3KxSOAyjsuxUKxwEU9t0KheMACvtuhcJxAIV9t0LhOIDCvluhcBxAYd+tUDgOrI0SrzH+hlP9m+v30PvYJp7/dO8HYU37mPUx/em+AwAAAAD8dvgLTb1vWK0rSqbmgX8U3ZzWLu0z0NFU9U6nnalJ7e8Ob6V984BIq9f74/K4r33uHJfLZe0rTFOPXncVDubuEl514XQNs4jvsNbHZdiqoshAGD2aupGt9dOHs81ymT3S8jtdd362EN0eFtxreNmlkyFMoyw0hCGu3r4Ylf2HVKta6r9OpEyi6vVOShW3h9Dax7aSeekk5ced31vYMtk1r6QGP7b6f/OjTY05TyKuSuXF442u+6z3dRvT5YUFldwG6Jvt3aJXMvFzS4ErhJtWPT9SnWvXLG1tQ51aTe3ihAZKKtvmP1JKnjqukVVboW3YucIltS3j+nfczFjIvHg8qeI6TeQ/W+gvQHOcf4RQyvVdxZbsx3rir03Kas5MRatCeuWGsBbSsFu9PlMLQl0Xd+dwODjnLA6toQoN+zJE4dYmfSrO7mzAuW+uxwECJ5M4cU9n2obRxiYZ4WMwM5JQbY4ooU6Ia1q8Tn1Re5VzJ/PS3ablOMz0aA1RKAxD1bbqK4WfNIHK31dHA+mQKaSBueR9tba8Fh8zF6n6nGVKxG6tnw59umk0syPz9rFtcoBCsfJJUrWtXyg8S7LgpYNEvcDyqDM3rStVhvCLxqxQynUsVDmYa2Wo/fO9pk/j63WcSwxQKC83WjJVg90KyTeQhW8eDJxtQy50G9NQGh+FgzuQE3KOspxUcjytQ6aTbbQXrr54gMJNYJBnK1vsVpjRwll990u3rHBjNZumt0VsZpL+erzmbbh6Hkw9wNGkgyEKj9MbrYpFsSs6FQbsCFvtvMtWlYuFxRae6iblcrInP7QrP1PPMXpyTwyx6jw7G6Yw5REqQnunwgtN4fG7v7OHWhYi92kpr5tHg7TF1IU8iZHk6slYI4ZzwKzHrfpHQxTOyU+SR03LfrQUcvyy981m3iSlbiZlWKcW80yDtiF1kUZZZlrylAbCfz7NNWkKRPcSGqhwfiV72WuFvEiT9MvaZrOZGaxdJexNub3IX+ZztlXCNdmh8j9ESgvYe25gJ2qu90sKOT4VoapLIS0h4X75CDn1wuNVKmG422qh7+x8TCmGaPfDzkC7u7vdihURRe1VtyMfqnCyoY328GVdCs+JIZdf3oapT4kpJS1x3RlyaqoNplehJ/NcCOOULX1uYU+9C7sbH6xQu+P1K4WXpxTkfYWSslnKvuWyyp04/Oufl6D1oVMqUz4W5yxuxQru8LcVam+tr/zzCq00SJ17RvtQJlUxxonLWbctYn7NDuZKXTlQjz8bLfyJOZxMKUPVydufV5gT0E4TVdgm7yEzfswn5MPHsZHgsQ2bPeZ9GHc/LBuukJ22fvfFPhSrb/8KO+tUz0YpDHKITYXIa1+qMGiKrVpyU8K+1O1O9N9QSHWxDoovfKkhv//Acc5BsHCTtGiEH3DKJlL9BrkC8gSzq5CL5o0cD+1z813NOwpnMaf+L+PhR98j5YFc6mURbS5asxdVrH9OuFfTgBxSSwvnNEW8bn70hkIuyyjP4PjUVEjhmMV/G9pPVdTZcevU9/L4IuPQv1ddD6/3vL46l+lbCjnoygVthHZeyk7i+v1leq4rTGmxZJSslelYRAEloDk9tnMLDmZ5UtfgPYVkkyqILoW8TJv5/hc4yXrx7tGqjChWFEUZLVDxuZCddk4czLoy4/cU6prGu3Uo5Pqwfnb0NVJOf+/ly0/bcDeiqBjJn6yECFeisw40r5wad5QXbyqcLJThh501vs8O+wsSawfBJuVj9aohoHlxq7JN7wXDFX5nob2j/Wkkt/pe1P3WCp3m1a8VUnSiLd15TsMnbck6rTUz6Exj4d4cc85H5dGKBCTVFE5mOlutORBaQkarrihgF2TYbrZLZ/P53Ex3mT5UYYVyX//FtLNehXwWa3QqnGwTtuCfnNxClLXCVgepIaV0j7fT0pc0g08HzJxjU2FdDdTBZRPdcY8ckUsjJKiVVRgeyUspEeQK+d0SfSTbo9DSR8Sd56Vn42FBhGSB4rIy0v9WGNm2Ph/Xx962/ZxwUgx4OtuervjM92Wr6UbaPOush8/Q/4lKhTV0Ok8KkxcKJ458WqX1zR0sbVWzIJNmgtxFsI7zERbuqRHRHKXL+4qNEr2HJcHlWkwX1V56y1iLxvfC1GMORaHwKItj6IJPspI/tzjRdU8qDje/tGCsPodlObPdduEtvFPUiqcWPyer7+bUOTj958yms914i4W3vgf5xAR8yF9DN8gNPcxZgeMEz4M2razwdWnDwu5z43neYn0OfsfXxgAAAAAAAAAAAAAAAAAAAAAAAAAAAAAAAAAAAAAAAAAAAAAAAADg9/MvUsin+pwBTlMAAAAASUVORK5CYII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OEAAADhCAMAAAAJbSJIAAAAe1BMVEX///8zMzMwMDAtLS3t7e0pKSn8/Pz29vYnJyfMzMzy8vI7Oztqamrz8/NtbW0/Pz9iYmJSUlKRkZFycnKenp7Z2dnFxcWkpKTPz89XV1e6urpdXV2IiIgdHR1ISEgiIiLl5eV8fHyurq6JiYmWlpZERESAgICqqqoWFhbmo1oZAAAH90lEQVR4nO2ciZKiSBCGpYpCEBQvVNDm0Fb3/Z9wM0suAVnsntimJ/4vJmZGhcr668ijsHsyAQAAAAAAAAAAAAAAAAAAAAAAAAAAAAAAAAAAAPBXE+z6cHqxfrrzQ7C8bdSD8dGDmv1074dgLYK+T0NhvES4f4HC6QoKxw8UQuH4gUIoHD9QCIXjBwqhcPxAIRSOHyiEwvEDhVA4fqAQCscPK7ReMl/Z6jW/ROHm6PWw3vdw/SUKbdlD3xKehOb/1cvvYG3k651mGIe+W1dQOAqgsO9WKBwHUNh3KxSOAyjsuxUKxwEU9t0KheMACvtuhcJxAIV9t0LhOIDCvluhcBxAYd+tUDgOrI0SrzH+hlP9m+v30PvYJp7/dO8HYU37mPUx/em+AwAAAAD8dvgLTb1vWK0rSqbmgX8U3ZzWLu0z0NFU9U6nnalJ7e8Ob6V984BIq9f74/K4r33uHJfLZe0rTFOPXncVDubuEl514XQNs4jvsNbHZdiqoshAGD2aupGt9dOHs81ymT3S8jtdd362EN0eFtxreNmlkyFMoyw0hCGu3r4Ylf2HVKta6r9OpEyi6vVOShW3h9Dax7aSeekk5ced31vYMtk1r6QGP7b6f/OjTY05TyKuSuXF442u+6z3dRvT5YUFldwG6Jvt3aJXMvFzS4ErhJtWPT9SnWvXLG1tQ51aTe3ihAZKKtvmP1JKnjqukVVboW3YucIltS3j+nfczFjIvHg8qeI6TeQ/W+gvQHOcf4RQyvVdxZbsx3rir03Kas5MRatCeuWGsBbSsFu9PlMLQl0Xd+dwODjnLA6toQoN+zJE4dYmfSrO7mzAuW+uxwECJ5M4cU9n2obRxiYZ4WMwM5JQbY4ooU6Ia1q8Tn1Re5VzJ/PS3ablOMz0aA1RKAxD1bbqK4WfNIHK31dHA+mQKaSBueR9tba8Fh8zF6n6nGVKxG6tnw59umk0syPz9rFtcoBCsfJJUrWtXyg8S7LgpYNEvcDyqDM3rStVhvCLxqxQynUsVDmYa2Wo/fO9pk/j63WcSwxQKC83WjJVg90KyTeQhW8eDJxtQy50G9NQGh+FgzuQE3KOspxUcjytQ6aTbbQXrr54gMJNYJBnK1vsVpjRwll990u3rHBjNZumt0VsZpL+erzmbbh6Hkw9wNGkgyEKj9MbrYpFsSs6FQbsCFvtvMtWlYuFxRae6iblcrInP7QrP1PPMXpyTwyx6jw7G6Yw5REqQnunwgtN4fG7v7OHWhYi92kpr5tHg7TF1IU8iZHk6slYI4ZzwKzHrfpHQxTOyU+SR03LfrQUcvyy981m3iSlbiZlWKcW80yDtiF1kUZZZlrylAbCfz7NNWkKRPcSGqhwfiV72WuFvEiT9MvaZrOZGaxdJexNub3IX+ZztlXCNdmh8j9ESgvYe25gJ2qu90sKOT4VoapLIS0h4X75CDn1wuNVKmG422qh7+x8TCmGaPfDzkC7u7vdihURRe1VtyMfqnCyoY328GVdCs+JIZdf3oapT4kpJS1x3RlyaqoNplehJ/NcCOOULX1uYU+9C7sbH6xQu+P1K4WXpxTkfYWSslnKvuWyyp04/Oufl6D1oVMqUz4W5yxuxQru8LcVam+tr/zzCq00SJ17RvtQJlUxxonLWbctYn7NDuZKXTlQjz8bLfyJOZxMKUPVydufV5gT0E4TVdgm7yEzfswn5MPHsZHgsQ2bPeZ9GHc/LBuukJ22fvfFPhSrb/8KO+tUz0YpDHKITYXIa1+qMGiKrVpyU8K+1O1O9N9QSHWxDoovfKkhv//Acc5BsHCTtGiEH3DKJlL9BrkC8gSzq5CL5o0cD+1z813NOwpnMaf+L+PhR98j5YFc6mURbS5asxdVrH9OuFfTgBxSSwvnNEW8bn70hkIuyyjP4PjUVEjhmMV/G9pPVdTZcevU9/L4IuPQv1ddD6/3vL46l+lbCjnoygVthHZeyk7i+v1leq4rTGmxZJSslelYRAEloDk9tnMLDmZ5UtfgPYVkkyqILoW8TJv5/hc4yXrx7tGqjChWFEUZLVDxuZCddk4czLoy4/cU6prGu3Uo5Pqwfnb0NVJOf+/ly0/bcDeiqBjJn6yECFeisw40r5wad5QXbyqcLJThh501vs8O+wsSawfBJuVj9aohoHlxq7JN7wXDFX5nob2j/Wkkt/pe1P3WCp3m1a8VUnSiLd15TsMnbck6rTUz6Exj4d4cc85H5dGKBCTVFE5mOlutORBaQkarrihgF2TYbrZLZ/P53Ex3mT5UYYVyX//FtLNehXwWa3QqnGwTtuCfnNxClLXCVgepIaV0j7fT0pc0g08HzJxjU2FdDdTBZRPdcY8ckUsjJKiVVRgeyUspEeQK+d0SfSTbo9DSR8Sd56Vn42FBhGSB4rIy0v9WGNm2Ph/Xx962/ZxwUgx4OtuervjM92Wr6UbaPOush8/Q/4lKhTV0Ok8KkxcKJ458WqX1zR0sbVWzIJNmgtxFsI7zERbuqRHRHKXL+4qNEr2HJcHlWkwX1V56y1iLxvfC1GMORaHwKItj6IJPspI/tzjRdU8qDje/tGCsPodlObPdduEtvFPUiqcWPyer7+bUOTj958yms914i4W3vgf5xAR8yF9DN8gNPcxZgeMEz4M2razwdWnDwu5z43neYn0OfsfXxgAAAAAAAAAAAAAAAAAAAAAAAAAAAAAAAAAAAAAAAAAAAAAAAADg9/MvUsin+pwBTlMAAAAASUVORK5CYII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3];&quot;'&quot;;[.E13];&quot;','&quot;;[.F13];&quot;',&quot;;1;[.C13];)" office:value-type="string" office:string-value="INSERT INTO [dbo].[shop_avatars]([public_id],[url],[shop_id]) VALUES('test','data:image/png;base64,iVBORw0KGgoAAAANSUhEUgAAAOEAAADhCAMAAAAJbSJIAAABRFBMVEX///8OLHKUlZkAj8sAg8EAk8+TlJgAZaMAaKcAa6kAZqYAmdUAfLoAnNcBod0AGGoAiMQAG2uNjpIAdrOnsMecpr8AXJsNLnMAW5oLNHkFRYUATo4BVZUAHmwGQ4QAcK/n5+jW2eMAAGQGO30AJ3AuQn0oOnOOlbABUZJnbYYAI28AK3V/i60gNXIAPoIANH23vdBseqMAR47u9vrR0tNUXoEAEWkADGgANoDc4OkXMHKAhJHn7/U2S4S0vM/n5+e8vL+hoqVyeIw6SXlGUnzIzdxXZ5UAU5q80uMAPYd6f48fUYrGxshhaYVQW37W19iqrbSZnaxLXI5ug6lYc6BDV4xLaZssW5NNdaOjt8+NpcJBVYqHj612l7s6bKFigqtCeKmZu9avy99pncVWl8M+hrnO4e2BtNVQhbVqsNegzOM1PnJpOxPTAAARZklEQVR4nO2c+V/iyNaHgbEBGe6N7ISEfTXRsEQRJODWgLi0vmq349aLttp3/P9/v+dUBQiLPd39TtA7n/reHgkhSz05p845VVzKYmFiYmJiYmJiYmJiYmJiYmJiYmJiYmJiYmJiYmJiYmJiYmJiYmJiYmJiYmJiYmJiYmJiYmJiYmJ6tVI3NjYSVBsb6ku35m+SmjhaOdg8Pt6y2b0Tstu2jjc3D1YSif9F3ERiZVPnslPZJqR/gIdsbW0eHG28dKN/VBtHm1s2m042yTVVlNS2tbmSeOnmf18JgLMTtmdAvI29ve3txaG2t/caDa+BFDg3V16nNRMHxwRuCpZ3b/Fw9e3O0/L68kDruuhG7untu8PF7YbXTk+wHb8yyo2VY9sUOntjbxHIciNUIeukQvRfaH356e3q4h5y2r1bm0evJAKBZ07S2Rvbq2+fcn2y0DSuZwWch9sNuMhrMOURuOY4nXd7ldgN/vtJtIEyGet67u0iUNq2Dl7QkiuTxmtsv8tBb8vlwHC/xDaUnAFOoPR6t1ZeBO/o2Ou1j9vuaZnS/Zrlpggol99te72bRzPGS2zaxvAah+iZfyudLjkjre8sNrYOEjPDUw+2xpxzD41nBl1fmUxo57BxPBtDJsa9c++dbjyT6AaQmadFm/k98mhrBM++tzoTPB1Skna2N00NrSujfND3ZofXh1xePTYtRyZG+OzbO+b2vecEhvw/kxhtBr4GeGcO+GaNR5SJLrfNADwaDgH2dtaJ+eSX4COMkmYC4YFO6F18QvPN3DtHxAVMIFwhhN5D4p4zDC5TFc2bROgl3W+WwXOmhHbvKomeL+qeukwhPDh8NXwmEfqtr4bPLML1V9D/+jKHMPrSWAaZQ8i9NJZBjJARPk8Y5apVz/jtJK76a/RRjuOwd2c8P9vHTSOU8qV2KcBnRu7GlVvt1q+kkWje72/lo1YpGwhImb8+3iCPWYTRa9xSs8bmcC3Y1Z4w7FChEPwzyqo/jrU6nJmsZrLwUv85K5pGmFkmcwglg1NmTnBPWZpGNhRv0GDnWpIQRpfwCp0pV3gBQmu1RLZDQyNyfnivjfuYzrDOf0frVUoolfGSVz/lpuYRSh2yvWTwKRyLBoyRZtJqz4gScqFMaewKL0lI+44lmerfihqgmcFxdzQahYAxhAvJsiTL5G2aCrassjU0Sshb14qSEVAi1zGof+mZENJYYxnEGg5nTNprEPibZ0tLS6edNGel7Zfl96f5wOXSWVMaAMoRctCJLOMuSugBfnjHh6zLfCZqzXDZDl7HOohdEtcsw1mdbFWaBaE1Q970nYrEQUs5yp3W9cPUEhCBpOGe9nmRAMrnLX2ys35d5PuE0VBZ1TTtxFqFv9epZokeo+X1W6yVk/qF2h1uFoQ01mhVw53UVGZk7qssp9OS37jnjFcURVoy7EkqfJojhFKIOPqJNYUvhvmXFkcc1HjpPrW5NnxPKajHpEicSZFWlDrNkxb5cD9dPMVX7fqkQ/aoESVWvCSftVu0yXV5lPADn9JvlPT76/17yFFiQLXUooa89phIGNAvzpHbt6tDXJ4E2MBaiJdT5M5+WcYGacUiH1o7wz2XvPKBcDU5qUrNclnUCYujhJ2Uh0uR3t7maC6y+KtVLkXybj8AmEporGuqpJ5JEcfFngXBEjeTMq+RxscikRgxcLvGE6xzJRKJ8GtktrNHCeVRwnIUawJSDGjWTJOQkqfJkUele5LHjNnEPqGVBBfqLxJpk+c0kM/nZRpNcE+9GEIG9byoxCJ8s9M5+0Mh1m7VIiiJWOCU1jQybyTUqiQQU4IsnRbVy50UcZ61GRDSWJOEt6Te0op8RgJB8pM8HGltnffQbtM6Lci1GkSZmELCzCc4CuQhlr5IEcKiTpgmhC0SiHn6DLLEyupaiop4bDNjPqFe17zPhEi4D0C64+XYmb/d7ueHes/aGZy3e3muCEKxNHHBNiWspSmhQgj9MqkLdMLoZDOWJPMJ9Vjj91iv8PWKT4f2WyOH1nsxzhgKWqJQnPwuRdMJlXFCECVsTiG8js6AkAYyVYribdpSuvhBT9LJdoB8VFeEGHeSHJ6rheVJwjol7OmEMUpIi4PMyxJaSTeCdIXh5LSY5glg+4rHzoibD+CWAs81rwd+e8sRL+1kDTr3GAk/9gmh10LAMhBqVuNZ6zOINP1Y08bwqMrpIk1emBogExDCCpFSjHoyHWo8mTTpplKggicgFEg2TyqxUcIYICo6Ie0PXEYXBjTrTAjpqNeCbffLikw64SfMdEKEJLCH3sXDw8OuCBJ4WvCck1N2KyJR4SPonBL2dMLIGr5c8JFYLKZYCeE+fZRlfay2ftVsXs3ChjD4Sw2+oBSUmFTSCcEuNXLnB1qVfhJEMSzWiIk/0u80v3Vhj1i5we1LWnlXKoTws0AJe/CgYjFqw/0MCcn1KGaIDOm2FpnY0VRCHP8NprqScr81EBMrlR4pRy1ajVhMC6JT1kjDRJkkRPVrpdvtEkCtKz1HGIkVKSFPy9J2dq2a4smDzK+Vy6ceUwnJADe0rO88Bd9M0zf1y0+XD/puoUpcU7349u2SdKWLQoHusmi7uzTyfhZ1QoESFiihQqqePqHcpBdMlmhkTqbKgcD1ddREQjr1kqah0aKS9kQNwyKNcMwrUtJ47q4YdMRSxqSvfi4EpxMKwpAQEmPT+I19G9DO2if5KDcyOPubRAjpBEQ6DTWLqqoYFyC8xLiynhXUVoSY6lJUqteDpiVuxGAw6IikBmNZzR8OB4MwAFEtD91CGa/1uVBV4e1FDMNshL+GbfUcEkdGCvQvVC9XrdJpoJy/lkwhzHvQQ0P6pIu1CboSIENgg2TPyVI+cF0WKmKMy3Y+fQ4HC7LUWQqUSoGlTkV0EIV57qp8HQgsnVUKgBxUsnCJj2FxHS4FLyF4OQ8KJJPElvFNDDMH75E7cPH86UmVzI+X8zBuNIkw1LdgOo05C6J6hAAKkN9iSq9XKYhgmrBYQJMFHUGhovSUPh7K6RAxT4LLEgWDYTQlnAEKw3mGZIk5IxYhiOl0iGZC+n/HlaKS1STCaMjAF1N4nhoQAQsibSRtMeHTmZxOF4j8cbmCQaeT7hlSO/QTgBCibLci9BkFEnIwOSp0lg7HjYPS2BzCEcCzUkvQDUgAC93uOJ7DQeicznn4H77cPrrIK1I6DZh4jih+3cUy4YaYUjQgEjNSxgGiOYRSf94TACNpiJ9iZGjAws3uhTiChwzAMj+QC9Kgb/AOPkHbDhg/9jON9rEgGs04FdGcWCr1LYg9hBBCCwoF7FhiuOK3aIUgdi0xHCS2c82TPwhDNuJOa/sLQFE+fAWvDQ5sCQEz8L55Ai1/gEeGV60gIjxMpcgrShEGzgZE02yoA8KTxTF7OPLpphe8vL2Ap/6pZNHuPgfF+S+3t3dhl8v36OvewSaQuXyw74vPFf94c3f/+NUVj8fn7x/vncE73I1d0+UIQ217A25ewKT5rdCFq95enleEyM0f8h8XgYj0yd+Cv4hoog3l9BCQEvZKFpoI78igyXLZfSSvqs/1B7gbbj7MO+9gB5QxX8FL1TAkQED0WSz3PprmoGuCx/bgyDA4q6PQLLXusKzTVByKKHXLA4436W3AjULUiuYREkCMoUgYxKmJQJFPWjQpD38u779Bq4pX0KoulMzqhzTUVncVSONSqmXRXJDZBahV7uMuv2W3q1mS+zimugd/dUId+yVMvFWA/CLCw+JwWkYoAlpraT9pqTex/D2zIqKZhANASlgD16yElVOL5qj5LfVutw0tD8pQhfmA8M7lhCHfowRF273LU76LA6EPjH0b74JFz4DN1U3VLbfQVwHe8hh09eNqNn8jVmpQxYeBsB2tfYCxCSetwTaZpwrpX8uaQAhJgrgoEMaA0AGEQIRV13zXD+6ngOE0ENBBo+bivppqeZTxcau70P/guDkwu+qGRxIE69FD0WtdHSQkQSfY7eLw6vYBnRgJLxTlun9svUi/YTWHMF/s90GM45UhoagTas4itKGNSn5FQh8hdK1dk150i14658qC/ZKWRzjeQg5t/+mEyANnPgQx6Do+w5EO6IPtQAn7ARBWlHz/2BZ+RwU2DJlFOAQsEEKINLsFI6FmadVglFgR4x0kdCOh+/48WsS5jHskdEttCEGq2wV2CZKUEPdBcPXU0WnBXbvQ9G8tiyr2euUBIdwrFpWiXLSY5psXF/73ZtnQADgkpDaMI+G84sd2uh41zQ2ECz53Dwgh+vwn3k1TwgV3EMdKf8bjWeyQcfeD+iXu8/lEjExf5yGx4BwIPIRuoQIPxUEIhSzOlheVtnZRLF6eBpYuJY9JhBG91IYyZkjoCA8IXevYryC8f3EioZsQ4lzFn491i+YmhO6Mhh/N4QhQe1AtGjgziEwBaJgi6r4K2Hf3C9Y4nwlhQb5G9wfTn6eLgdPWiVmE/NCCoiiUkw8OJZ+EGB/sJHd94nUSTFJY90Mbk3dx30n7ATB67eR/XB7cZ2kt+OC4hbm5wlLyT7d7zh3F0aJ24fZRFZvk69P6JdQ/XB6eQvvEr94UW8kbGE9FO0kcfApQv523lkonIXMI0wZAUVSKlaDYq0EZ6qr0xHlnpeICd4PBfbTn8rnd4YoLMJwVcW7OXZE4ueuemwsL8TlQAbdB4VpU7sKhbgrp6nmkmtzFqs6lROGMQrEmCsUahNZCQYmuVaM9HGik5X0o3zKTXxL8/3WpGAHD/SKbFppxFLbTrWvOoAWj8N3gA8Cn0g2JQadfmOvJEQeP+oBKL8PT6eWc1URCHTA8AHTqgHobJwgXpmr4+ShjXGck9bg+bhTFPiFEAiDM5XJm2XAUMDhiwal80+nGIUcYdUSnc4gYRkShb0T8qc7y6oEphIPR4Cjgc3zfxRul/AtEcYCo83ntZvwUUSckkxXfA5zE+21C32XsO+ooIkAKEeTLreIPP8z4IeJlRffRcL8TjgJO55ukm6Q0MBrNOLAi9VOd75D+dMcUQuWvAUf5BjBvfntj0CTlM2Y0OKooZJHvabH/4yszCLWeMOyEPwDYp3tGzzKOI8LNwgLire9sD34f6DXlJ8Ht/UphEtA3BvhDeEZII+PQjIZ4I2Zp92sYft5pMwPQYtk4fisU+oCuccAJ+xlYfjdqAnLcjEYrBvdJ9NzZ9hr4vLaEOYTIeLhfoJne4KJTDTgVbgrnGONIvHHsZ9E7n4zmQz5zF5I42HsrBAeVzBTAH+Kbzjhixfl94p3L7/ZGfj0+izUkVmyLOwWXcyTITOUbsPxrTGOQY4gIOU+dM/du2/jTf7vde5wwnQ+1seldvNp3fReQok3SjVEOGQfZ0efYz+HCKE/v9my2Ufc098f4o4wHW43Ft/vBuHsC0Gi+5/CMkCOM7vnzLFnTZuewYR/Fs89o0QgD5Kbdu73aLDh9kxYc4/v3qJ5hnPOdN8maPU/vjJGT4EHve5FlanCBGjBlWnC4F357hu/f0zVgJP9+Ix0PlyOCnjdqPIL3gqvwqCtbkH6BMhcJz7sBcMw9n+Ebgv5O4Ihj5nZWx2yHocX+QtYzKIHLYOHqQodvn7JCcN698ObNX5IB2psFn4N2uvXcE8A1Jum8W8evZDUsFVfDIgt04eJeT7l0ZD/siLsXiNf+PuhzJKDMuX3z5/v72WWyklluBxf3GofTVzSb4Zo7P6LEyqbNq6+31thbPHyH67Ot0xXacjmS3YbLtC0j2eHi3vhCTH3b2V8bXV9IaTe22tto7G0bF9nb3t7ba0zB0tnw5P+BpQVXNnFJyJ9cNZE8mNcPN9TG0cHm1pbtB5e+xGU+VxKJl270L0jdSKwcbOIyn7bpy5cebx6sHP1zVms1rED7j4FiYmJiYmJiYmJiYmJiYmJiYmJiYmJiYmJiYmJiYmJiYmJiYmJiYmJiYmJiYmJiYmJiYmJiYmL6R+q/4mKXN3970JAAAAAASUVORK5CYII=',1);" calcext:value-type="string">
            <text:p>INSERT INTO [dbo].[shop_avatars]([public_id],[url],[shop_id]) VALUES('test','data:image/png;base64,iVBORw0KGgoAAAANSUhEUgAAAOEAAADhCAMAAAAJbSJIAAABRFBMVEX///8OLHKUlZkAj8sAg8EAk8+TlJgAZaMAaKcAa6kAZqYAmdUAfLoAnNcBod0AGGoAiMQAG2uNjpIAdrOnsMecpr8AXJsNLnMAW5oLNHkFRYUATo4BVZUAHmwGQ4QAcK/n5+jW2eMAAGQGO30AJ3AuQn0oOnOOlbABUZJnbYYAI28AK3V/i60gNXIAPoIANH23vdBseqMAR47u9vrR0tNUXoEAEWkADGgANoDc4OkXMHKAhJHn7/U2S4S0vM/n5+e8vL+hoqVyeIw6SXlGUnzIzdxXZ5UAU5q80uMAPYd6f48fUYrGxshhaYVQW37W19iqrbSZnaxLXI5ug6lYc6BDV4xLaZssW5NNdaOjt8+NpcJBVYqHj612l7s6bKFigqtCeKmZu9avy99pncVWl8M+hrnO4e2BtNVQhbVqsNegzOM1PnJpOxPTAAARZklEQVR4nO2c+V/iyNaHgbEBGe6N7ISEfTXRsEQRJODWgLi0vmq349aLttp3/P9/v+dUBQiLPd39TtA7n/reHgkhSz05p845VVzKYmFiYmJiYmJiYmJiYmJiYmJiYmJiYmJiYmJiYmJiYmJiYmJiYmJiYmJiYmJiYmJiYmJiYmJiYmJ6tVI3NjYSVBsb6ku35m+SmjhaOdg8Pt6y2b0Tstu2jjc3D1YSif9F3ERiZVPnslPZJqR/gIdsbW0eHG28dKN/VBtHm1s2m042yTVVlNS2tbmSeOnmf18JgLMTtmdAvI29ve3txaG2t/caDa+BFDg3V16nNRMHxwRuCpZ3b/Fw9e3O0/L68kDruuhG7untu8PF7YbXTk+wHb8yyo2VY9sUOntjbxHIciNUIeukQvRfaH356e3q4h5y2r1bm0evJAKBZ07S2Rvbq2+fcn2y0DSuZwWch9sNuMhrMOURuOY4nXd7ldgN/vtJtIEyGet67u0iUNq2Dl7QkiuTxmtsv8tBb8vlwHC/xDaUnAFOoPR6t1ZeBO/o2Ou1j9vuaZnS/Zrlpggol99te72bRzPGS2zaxvAah+iZfyudLjkjre8sNrYOEjPDUw+2xpxzD41nBl1fmUxo57BxPBtDJsa9c++dbjyT6AaQmadFm/k98mhrBM++tzoTPB1Skna2N00NrSujfND3ZofXh1xePTYtRyZG+OzbO+b2vecEhvw/kxhtBr4GeGcO+GaNR5SJLrfNADwaDgH2dtaJ+eSX4COMkmYC4YFO6F18QvPN3DtHxAVMIFwhhN5D4p4zDC5TFc2bROgl3W+WwXOmhHbvKomeL+qeukwhPDh8NXwmEfqtr4bPLML1V9D/+jKHMPrSWAaZQ8i9NJZBjJARPk8Y5apVz/jtJK76a/RRjuOwd2c8P9vHTSOU8qV2KcBnRu7GlVvt1q+kkWje72/lo1YpGwhImb8+3iCPWYTRa9xSs8bmcC3Y1Z4w7FChEPwzyqo/jrU6nJmsZrLwUv85K5pGmFkmcwglg1NmTnBPWZpGNhRv0GDnWpIQRpfwCp0pV3gBQmu1RLZDQyNyfnivjfuYzrDOf0frVUoolfGSVz/lpuYRSh2yvWTwKRyLBoyRZtJqz4gScqFMaewKL0lI+44lmerfihqgmcFxdzQahYAxhAvJsiTL5G2aCrassjU0Sshb14qSEVAi1zGof+mZENJYYxnEGg5nTNprEPibZ0tLS6edNGel7Zfl96f5wOXSWVMaAMoRctCJLOMuSugBfnjHh6zLfCZqzXDZDl7HOohdEtcsw1mdbFWaBaE1Q970nYrEQUs5yp3W9cPUEhCBpOGe9nmRAMrnLX2ys35d5PuE0VBZ1TTtxFqFv9epZokeo+X1W6yVk/qF2h1uFoQ01mhVw53UVGZk7qssp9OS37jnjFcURVoy7EkqfJojhFKIOPqJNYUvhvmXFkcc1HjpPrW5NnxPKajHpEicSZFWlDrNkxb5cD9dPMVX7fqkQ/aoESVWvCSftVu0yXV5lPADn9JvlPT76/17yFFiQLXUooa89phIGNAvzpHbt6tDXJ4E2MBaiJdT5M5+WcYGacUiH1o7wz2XvPKBcDU5qUrNclnUCYujhJ2Uh0uR3t7maC6y+KtVLkXybj8AmEporGuqpJ5JEcfFngXBEjeTMq+RxscikRgxcLvGE6xzJRKJ8GtktrNHCeVRwnIUawJSDGjWTJOQkqfJkUele5LHjNnEPqGVBBfqLxJpk+c0kM/nZRpNcE+9GEIG9byoxCJ8s9M5+0Mh1m7VIiiJWOCU1jQybyTUqiQQU4IsnRbVy50UcZ61GRDSWJOEt6Te0op8RgJB8pM8HGltnffQbtM6Lci1GkSZmELCzCc4CuQhlr5IEcKiTpgmhC0SiHn6DLLEyupaiop4bDNjPqFe17zPhEi4D0C64+XYmb/d7ueHes/aGZy3e3muCEKxNHHBNiWspSmhQgj9MqkLdMLoZDOWJPMJ9Vjj91iv8PWKT4f2WyOH1nsxzhgKWqJQnPwuRdMJlXFCECVsTiG8js6AkAYyVYribdpSuvhBT9LJdoB8VFeEGHeSHJ6rheVJwjol7OmEMUpIi4PMyxJaSTeCdIXh5LSY5glg+4rHzoibD+CWAs81rwd+e8sRL+1kDTr3GAk/9gmh10LAMhBqVuNZ6zOINP1Y08bwqMrpIk1emBogExDCCpFSjHoyHWo8mTTpplKggicgFEg2TyqxUcIYICo6Ie0PXEYXBjTrTAjpqNeCbffLikw64SfMdEKEJLCH3sXDw8OuCBJ4WvCck1N2KyJR4SPonBL2dMLIGr5c8JFYLKZYCeE+fZRlfay2ftVsXs3ChjD4Sw2+oBSUmFTSCcEuNXLnB1qVfhJEMSzWiIk/0u80v3Vhj1i5we1LWnlXKoTws0AJe/CgYjFqw/0MCcn1KGaIDOm2FpnY0VRCHP8NprqScr81EBMrlR4pRy1ajVhMC6JT1kjDRJkkRPVrpdvtEkCtKz1HGIkVKSFPy9J2dq2a4smDzK+Vy6ceUwnJADe0rO88Bd9M0zf1y0+XD/puoUpcU7349u2SdKWLQoHusmi7uzTyfhZ1QoESFiihQqqePqHcpBdMlmhkTqbKgcD1ddREQjr1kqah0aKS9kQNwyKNcMwrUtJ47q4YdMRSxqSvfi4EpxMKwpAQEmPT+I19G9DO2if5KDcyOPubRAjpBEQ6DTWLqqoYFyC8xLiynhXUVoSY6lJUqteDpiVuxGAw6IikBmNZzR8OB4MwAFEtD91CGa/1uVBV4e1FDMNshL+GbfUcEkdGCvQvVC9XrdJpoJy/lkwhzHvQQ0P6pIu1CboSIENgg2TPyVI+cF0WKmKMy3Y+fQ4HC7LUWQqUSoGlTkV0EIV57qp8HQgsnVUKgBxUsnCJj2FxHS4FLyF4OQ8KJJPElvFNDDMH75E7cPH86UmVzI+X8zBuNIkw1LdgOo05C6J6hAAKkN9iSq9XKYhgmrBYQJMFHUGhovSUPh7K6RAxT4LLEgWDYTQlnAEKw3mGZIk5IxYhiOl0iGZC+n/HlaKS1STCaMjAF1N4nhoQAQsibSRtMeHTmZxOF4j8cbmCQaeT7hlSO/QTgBCibLci9BkFEnIwOSp0lg7HjYPS2BzCEcCzUkvQDUgAC93uOJ7DQeicznn4H77cPrrIK1I6DZh4jih+3cUy4YaYUjQgEjNSxgGiOYRSf94TACNpiJ9iZGjAws3uhTiChwzAMj+QC9Kgb/AOPkHbDhg/9jON9rEgGs04FdGcWCr1LYg9hBBCCwoF7FhiuOK3aIUgdi0xHCS2c82TPwhDNuJOa/sLQFE+fAWvDQ5sCQEz8L55Ai1/gEeGV60gIjxMpcgrShEGzgZE02yoA8KTxTF7OPLpphe8vL2Ap/6pZNHuPgfF+S+3t3dhl8v36OvewSaQuXyw74vPFf94c3f/+NUVj8fn7x/vncE73I1d0+UIQ217A25ewKT5rdCFq95enleEyM0f8h8XgYj0yd+Cv4hoog3l9BCQEvZKFpoI78igyXLZfSSvqs/1B7gbbj7MO+9gB5QxX8FL1TAkQED0WSz3PprmoGuCx/bgyDA4q6PQLLXusKzTVByKKHXLA4436W3AjULUiuYREkCMoUgYxKmJQJFPWjQpD38u779Bq4pX0KoulMzqhzTUVncVSONSqmXRXJDZBahV7uMuv2W3q1mS+zimugd/dUId+yVMvFWA/CLCw+JwWkYoAlpraT9pqTex/D2zIqKZhANASlgD16yElVOL5qj5LfVutw0tD8pQhfmA8M7lhCHfowRF273LU76LA6EPjH0b74JFz4DN1U3VLbfQVwHe8hh09eNqNn8jVmpQxYeBsB2tfYCxCSetwTaZpwrpX8uaQAhJgrgoEMaA0AGEQIRV13zXD+6ngOE0ENBBo+bivppqeZTxcau70P/guDkwu+qGRxIE69FD0WtdHSQkQSfY7eLw6vYBnRgJLxTlun9svUi/YTWHMF/s90GM45UhoagTas4itKGNSn5FQh8hdK1dk150i14658qC/ZKWRzjeQg5t/+mEyANnPgQx6Do+w5EO6IPtQAn7ARBWlHz/2BZ+RwU2DJlFOAQsEEKINLsFI6FmadVglFgR4x0kdCOh+/48WsS5jHskdEttCEGq2wV2CZKUEPdBcPXU0WnBXbvQ9G8tiyr2euUBIdwrFpWiXLSY5psXF/73ZtnQADgkpDaMI+G84sd2uh41zQ2ECz53Dwgh+vwn3k1TwgV3EMdKf8bjWeyQcfeD+iXu8/lEjExf5yGx4BwIPIRuoQIPxUEIhSzOlheVtnZRLF6eBpYuJY9JhBG91IYyZkjoCA8IXevYryC8f3EioZsQ4lzFn491i+YmhO6Mhh/N4QhQe1AtGjgziEwBaJgi6r4K2Hf3C9Y4nwlhQb5G9wfTn6eLgdPWiVmE/NCCoiiUkw8OJZ+EGB/sJHd94nUSTFJY90Mbk3dx30n7ATB67eR/XB7cZ2kt+OC4hbm5wlLyT7d7zh3F0aJ24fZRFZvk69P6JdQ/XB6eQvvEr94UW8kbGE9FO0kcfApQv523lkonIXMI0wZAUVSKlaDYq0EZ6qr0xHlnpeICd4PBfbTn8rnd4YoLMJwVcW7OXZE4ueuemwsL8TlQAbdB4VpU7sKhbgrp6nmkmtzFqs6lROGMQrEmCsUahNZCQYmuVaM9HGik5X0o3zKTXxL8/3WpGAHD/SKbFppxFLbTrWvOoAWj8N3gA8Cn0g2JQadfmOvJEQeP+oBKL8PT6eWc1URCHTA8AHTqgHobJwgXpmr4+ShjXGck9bg+bhTFPiFEAiDM5XJm2XAUMDhiwal80+nGIUcYdUSnc4gYRkShb0T8qc7y6oEphIPR4Cjgc3zfxRul/AtEcYCo83ntZvwUUSckkxXfA5zE+21C32XsO+ooIkAKEeTLreIPP8z4IeJlRffRcL8TjgJO55ukm6Q0MBrNOLAi9VOd75D+dMcUQuWvAUf5BjBvfntj0CTlM2Y0OKooZJHvabH/4yszCLWeMOyEPwDYp3tGzzKOI8LNwgLire9sD34f6DXlJ8Ht/UphEtA3BvhDeEZII+PQjIZ4I2Zp92sYft5pMwPQYtk4fisU+oCuccAJ+xlYfjdqAnLcjEYrBvdJ9NzZ9hr4vLaEOYTIeLhfoJne4KJTDTgVbgrnGONIvHHsZ9E7n4zmQz5zF5I42HsrBAeVzBTAH+Kbzjhixfl94p3L7/ZGfj0+izUkVmyLOwWXcyTITOUbsPxrTGOQY4gIOU+dM/du2/jTf7vde5wwnQ+1seldvNp3fReQok3SjVEOGQfZ0efYz+HCKE/v9my2Ufc098f4o4wHW43Ft/vBuHsC0Gi+5/CMkCOM7vnzLFnTZuewYR/Fs89o0QgD5Kbdu73aLDh9kxYc4/v3qJ5hnPOdN8maPU/vjJGT4EHve5FlanCBGjBlWnC4F357hu/f0zVgJP9+Ix0PlyOCnjdqPIL3gqvwqCtbkH6BMhcJz7sBcMw9n+Ebgv5O4Ihj5nZWx2yHocX+QtYzKIHLYOHqQodvn7JCcN698ObNX5IB2psFn4N2uvXcE8A1Jum8W8evZDUsFVfDIgt04eJeT7l0ZD/siLsXiNf+PuhzJKDMuX3z5/v72WWyklluBxf3GofTVzSb4Zo7P6LEyqbNq6+31thbPHyH67Ot0xXacjmS3YbLtC0j2eHi3vhCTH3b2V8bXV9IaTe22tto7G0bF9nb3t7ba0zB0tnw5P+BpQVXNnFJyJ9cNZE8mNcPN9TG0cHm1pbtB5e+xGU+VxKJl270L0jdSKwcbOIyn7bpy5cebx6sHP1zVms1rED7j4FiYmJiYmJiYmJiYmJiYmJiYmJiYmJiYmJiYmJiYmJiYmJiYmJiYmJiYmJiYmJiYmJiYmJiYmL6R+q/4mKXN3970JAAAAAASUVORK5CYII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OEAAADhCAMAAAAJbSJIAAABRFBMVEX///8OLHKUlZkAj8sAg8EAk8+TlJgAZaMAaKcAa6kAZqYAmdUAfLoAnNcBod0AGGoAiMQAG2uNjpIAdrOnsMecpr8AXJsNLnMAW5oLNHkFRYUATo4BVZUAHmwGQ4QAcK/n5+jW2eMAAGQGO30AJ3AuQn0oOnOOlbABUZJnbYYAI28AK3V/i60gNXIAPoIANH23vdBseqMAR47u9vrR0tNUXoEAEWkADGgANoDc4OkXMHKAhJHn7/U2S4S0vM/n5+e8vL+hoqVyeIw6SXlGUnzIzdxXZ5UAU5q80uMAPYd6f48fUYrGxshhaYVQW37W19iqrbSZnaxLXI5ug6lYc6BDV4xLaZssW5NNdaOjt8+NpcJBVYqHj612l7s6bKFigqtCeKmZu9avy99pncVWl8M+hrnO4e2BtNVQhbVqsNegzOM1PnJpOxPTAAARZklEQVR4nO2c+V/iyNaHgbEBGe6N7ISEfTXRsEQRJODWgLi0vmq349aLttp3/P9/v+dUBQiLPd39TtA7n/reHgkhSz05p845VVzKYmFiYmJiYmJiYmJiYmJiYmJiYmJiYmJiYmJiYmJiYmJiYmJiYmJiYmJiYmJiYmJiYmJiYmJiYmJ6tVI3NjYSVBsb6ku35m+SmjhaOdg8Pt6y2b0Tstu2jjc3D1YSif9F3ERiZVPnslPZJqR/gIdsbW0eHG28dKN/VBtHm1s2m042yTVVlNS2tbmSeOnmf18JgLMTtmdAvI29ve3txaG2t/caDa+BFDg3V16nNRMHxwRuCpZ3b/Fw9e3O0/L68kDruuhG7untu8PF7YbXTk+wHb8yyo2VY9sUOntjbxHIciNUIeukQvRfaH356e3q4h5y2r1bm0evJAKBZ07S2Rvbq2+fcn2y0DSuZwWch9sNuMhrMOURuOY4nXd7ldgN/vtJtIEyGet67u0iUNq2Dl7QkiuTxmtsv8tBb8vlwHC/xDaUnAFOoPR6t1ZeBO/o2Ou1j9vuaZnS/Zrlpggol99te72bRzPGS2zaxvAah+iZfyudLjkjre8sNrYOEjPDUw+2xpxzD41nBl1fmUxo57BxPBtDJsa9c++dbjyT6AaQmadFm/k98mhrBM++tzoTPB1Skna2N00NrSujfND3ZofXh1xePTYtRyZG+OzbO+b2vecEhvw/kxhtBr4GeGcO+GaNR5SJLrfNADwaDgH2dtaJ+eSX4COMkmYC4YFO6F18QvPN3DtHxAVMIFwhhN5D4p4zDC5TFc2bROgl3W+WwXOmhHbvKomeL+qeukwhPDh8NXwmEfqtr4bPLML1V9D/+jKHMPrSWAaZQ8i9NJZBjJARPk8Y5apVz/jtJK76a/RRjuOwd2c8P9vHTSOU8qV2KcBnRu7GlVvt1q+kkWje72/lo1YpGwhImb8+3iCPWYTRa9xSs8bmcC3Y1Z4w7FChEPwzyqo/jrU6nJmsZrLwUv85K5pGmFkmcwglg1NmTnBPWZpGNhRv0GDnWpIQRpfwCp0pV3gBQmu1RLZDQyNyfnivjfuYzrDOf0frVUoolfGSVz/lpuYRSh2yvWTwKRyLBoyRZtJqz4gScqFMaewKL0lI+44lmerfihqgmcFxdzQahYAxhAvJsiTL5G2aCrassjU0Sshb14qSEVAi1zGof+mZENJYYxnEGg5nTNprEPibZ0tLS6edNGel7Zfl96f5wOXSWVMaAMoRctCJLOMuSugBfnjHh6zLfCZqzXDZDl7HOohdEtcsw1mdbFWaBaE1Q970nYrEQUs5yp3W9cPUEhCBpOGe9nmRAMrnLX2ys35d5PuE0VBZ1TTtxFqFv9epZokeo+X1W6yVk/qF2h1uFoQ01mhVw53UVGZk7qssp9OS37jnjFcURVoy7EkqfJojhFKIOPqJNYUvhvmXFkcc1HjpPrW5NnxPKajHpEicSZFWlDrNkxb5cD9dPMVX7fqkQ/aoESVWvCSftVu0yXV5lPADn9JvlPT76/17yFFiQLXUooa89phIGNAvzpHbt6tDXJ4E2MBaiJdT5M5+WcYGacUiH1o7wz2XvPKBcDU5qUrNclnUCYujhJ2Uh0uR3t7maC6y+KtVLkXybj8AmEporGuqpJ5JEcfFngXBEjeTMq+RxscikRgxcLvGE6xzJRKJ8GtktrNHCeVRwnIUawJSDGjWTJOQkqfJkUele5LHjNnEPqGVBBfqLxJpk+c0kM/nZRpNcE+9GEIG9byoxCJ8s9M5+0Mh1m7VIiiJWOCU1jQybyTUqiQQU4IsnRbVy50UcZ61GRDSWJOEt6Te0op8RgJB8pM8HGltnffQbtM6Lci1GkSZmELCzCc4CuQhlr5IEcKiTpgmhC0SiHn6DLLEyupaiop4bDNjPqFe17zPhEi4D0C64+XYmb/d7ueHes/aGZy3e3muCEKxNHHBNiWspSmhQgj9MqkLdMLoZDOWJPMJ9Vjj91iv8PWKT4f2WyOH1nsxzhgKWqJQnPwuRdMJlXFCECVsTiG8js6AkAYyVYribdpSuvhBT9LJdoB8VFeEGHeSHJ6rheVJwjol7OmEMUpIi4PMyxJaSTeCdIXh5LSY5glg+4rHzoibD+CWAs81rwd+e8sRL+1kDTr3GAk/9gmh10LAMhBqVuNZ6zOINP1Y08bwqMrpIk1emBogExDCCpFSjHoyHWo8mTTpplKggicgFEg2TyqxUcIYICo6Ie0PXEYXBjTrTAjpqNeCbffLikw64SfMdEKEJLCH3sXDw8OuCBJ4WvCck1N2KyJR4SPonBL2dMLIGr5c8JFYLKZYCeE+fZRlfay2ftVsXs3ChjD4Sw2+oBSUmFTSCcEuNXLnB1qVfhJEMSzWiIk/0u80v3Vhj1i5we1LWnlXKoTws0AJe/CgYjFqw/0MCcn1KGaIDOm2FpnY0VRCHP8NprqScr81EBMrlR4pRy1ajVhMC6JT1kjDRJkkRPVrpdvtEkCtKz1HGIkVKSFPy9J2dq2a4smDzK+Vy6ceUwnJADe0rO88Bd9M0zf1y0+XD/puoUpcU7349u2SdKWLQoHusmi7uzTyfhZ1QoESFiihQqqePqHcpBdMlmhkTqbKgcD1ddREQjr1kqah0aKS9kQNwyKNcMwrUtJ47q4YdMRSxqSvfi4EpxMKwpAQEmPT+I19G9DO2if5KDcyOPubRAjpBEQ6DTWLqqoYFyC8xLiynhXUVoSY6lJUqteDpiVuxGAw6IikBmNZzR8OB4MwAFEtD91CGa/1uVBV4e1FDMNshL+GbfUcEkdGCvQvVC9XrdJpoJy/lkwhzHvQQ0P6pIu1CboSIENgg2TPyVI+cF0WKmKMy3Y+fQ4HC7LUWQqUSoGlTkV0EIV57qp8HQgsnVUKgBxUsnCJj2FxHS4FLyF4OQ8KJJPElvFNDDMH75E7cPH86UmVzI+X8zBuNIkw1LdgOo05C6J6hAAKkN9iSq9XKYhgmrBYQJMFHUGhovSUPh7K6RAxT4LLEgWDYTQlnAEKw3mGZIk5IxYhiOl0iGZC+n/HlaKS1STCaMjAF1N4nhoQAQsibSRtMeHTmZxOF4j8cbmCQaeT7hlSO/QTgBCibLci9BkFEnIwOSp0lg7HjYPS2BzCEcCzUkvQDUgAC93uOJ7DQeicznn4H77cPrrIK1I6DZh4jih+3cUy4YaYUjQgEjNSxgGiOYRSf94TACNpiJ9iZGjAws3uhTiChwzAMj+QC9Kgb/AOPkHbDhg/9jON9rEgGs04FdGcWCr1LYg9hBBCCwoF7FhiuOK3aIUgdi0xHCS2c82TPwhDNuJOa/sLQFE+fAWvDQ5sCQEz8L55Ai1/gEeGV60gIjxMpcgrShEGzgZE02yoA8KTxTF7OPLpphe8vL2Ap/6pZNHuPgfF+S+3t3dhl8v36OvewSaQuXyw74vPFf94c3f/+NUVj8fn7x/vncE73I1d0+UIQ217A25ewKT5rdCFq95enleEyM0f8h8XgYj0yd+Cv4hoog3l9BCQEvZKFpoI78igyXLZfSSvqs/1B7gbbj7MO+9gB5QxX8FL1TAkQED0WSz3PprmoGuCx/bgyDA4q6PQLLXusKzTVByKKHXLA4436W3AjULUiuYREkCMoUgYxKmJQJFPWjQpD38u779Bq4pX0KoulMzqhzTUVncVSONSqmXRXJDZBahV7uMuv2W3q1mS+zimugd/dUId+yVMvFWA/CLCw+JwWkYoAlpraT9pqTex/D2zIqKZhANASlgD16yElVOL5qj5LfVutw0tD8pQhfmA8M7lhCHfowRF273LU76LA6EPjH0b74JFz4DN1U3VLbfQVwHe8hh09eNqNn8jVmpQxYeBsB2tfYCxCSetwTaZpwrpX8uaQAhJgrgoEMaA0AGEQIRV13zXD+6ngOE0ENBBo+bivppqeZTxcau70P/guDkwu+qGRxIE69FD0WtdHSQkQSfY7eLw6vYBnRgJLxTlun9svUi/YTWHMF/s90GM45UhoagTas4itKGNSn5FQh8hdK1dk150i14658qC/ZKWRzjeQg5t/+mEyANnPgQx6Do+w5EO6IPtQAn7ARBWlHz/2BZ+RwU2DJlFOAQsEEKINLsFI6FmadVglFgR4x0kdCOh+/48WsS5jHskdEttCEGq2wV2CZKUEPdBcPXU0WnBXbvQ9G8tiyr2euUBIdwrFpWiXLSY5psXF/73ZtnQADgkpDaMI+G84sd2uh41zQ2ECz53Dwgh+vwn3k1TwgV3EMdKf8bjWeyQcfeD+iXu8/lEjExf5yGx4BwIPIRuoQIPxUEIhSzOlheVtnZRLF6eBpYuJY9JhBG91IYyZkjoCA8IXevYryC8f3EioZsQ4lzFn491i+YmhO6Mhh/N4QhQe1AtGjgziEwBaJgi6r4K2Hf3C9Y4nwlhQb5G9wfTn6eLgdPWiVmE/NCCoiiUkw8OJZ+EGB/sJHd94nUSTFJY90Mbk3dx30n7ATB67eR/XB7cZ2kt+OC4hbm5wlLyT7d7zh3F0aJ24fZRFZvk69P6JdQ/XB6eQvvEr94UW8kbGE9FO0kcfApQv523lkonIXMI0wZAUVSKlaDYq0EZ6qr0xHlnpeICd4PBfbTn8rnd4YoLMJwVcW7OXZE4ueuemwsL8TlQAbdB4VpU7sKhbgrp6nmkmtzFqs6lROGMQrEmCsUahNZCQYmuVaM9HGik5X0o3zKTXxL8/3WpGAHD/SKbFppxFLbTrWvOoAWj8N3gA8Cn0g2JQadfmOvJEQeP+oBKL8PT6eWc1URCHTA8AHTqgHobJwgXpmr4+ShjXGck9bg+bhTFPiFEAiDM5XJm2XAUMDhiwal80+nGIUcYdUSnc4gYRkShb0T8qc7y6oEphIPR4Cjgc3zfxRul/AtEcYCo83ntZvwUUSckkxXfA5zE+21C32XsO+ooIkAKEeTLreIPP8z4IeJlRffRcL8TjgJO55ukm6Q0MBrNOLAi9VOd75D+dMcUQuWvAUf5BjBvfntj0CTlM2Y0OKooZJHvabH/4yszCLWeMOyEPwDYp3tGzzKOI8LNwgLire9sD34f6DXlJ8Ht/UphEtA3BvhDeEZII+PQjIZ4I2Zp92sYft5pMwPQYtk4fisU+oCuccAJ+xlYfjdqAnLcjEYrBvdJ9NzZ9hr4vLaEOYTIeLhfoJne4KJTDTgVbgrnGONIvHHsZ9E7n4zmQz5zF5I42HsrBAeVzBTAH+Kbzjhixfl94p3L7/ZGfj0+izUkVmyLOwWXcyTITOUbsPxrTGOQY4gIOU+dM/du2/jTf7vde5wwnQ+1seldvNp3fReQok3SjVEOGQfZ0efYz+HCKE/v9my2Ufc098f4o4wHW43Ft/vBuHsC0Gi+5/CMkCOM7vnzLFnTZuewYR/Fs89o0QgD5Kbdu73aLDh9kxYc4/v3qJ5hnPOdN8maPU/vjJGT4EHve5FlanCBGjBlWnC4F357hu/f0zVgJP9+Ix0PlyOCnjdqPIL3gqvwqCtbkH6BMhcJz7sBcMw9n+Ebgv5O4Ihj5nZWx2yHocX+QtYzKIHLYOHqQodvn7JCcN698ObNX5IB2psFn4N2uvXcE8A1Jum8W8evZDUsFVfDIgt04eJeT7l0ZD/siLsXiNf+PuhzJKDMuX3z5/v72WWyklluBxf3GofTVzSb4Zo7P6LEyqbNq6+31thbPHyH67Ot0xXacjmS3YbLtC0j2eHi3vhCTH3b2V8bXV9IaTe22tto7G0bF9nb3t7ba0zB0tnw5P+BpQVXNnFJyJ9cNZE8mNcPN9TG0cHm1pbtB5e+xGU+VxKJl270L0jdSKwcbOIyn7bpy5cebx6sHP1zVms1rED7j4FiYmJiYmJiYmJiYmJiYmJiYmJiYmJiYmJiYmJiYmJiYmJiYmJiYmJiYmJiYmJiYmJiYmJiYmL6R+q/4mKXN3970JAAAAAASUVORK5CYII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4];&quot;'&quot;;[.E14];&quot;','&quot;;[.F14];&quot;',&quot;;1;[.C14];)" office:value-type="string" office:string-value="INSERT INTO [dbo].[shop_avatars]([public_id],[url],[shop_id]) VALUES('test','data:image/png;base64,iVBORw0KGgoAAAANSUhEUgAAARMAAAC3CAMAAAAGjUrGAAABEVBMVEX///9PuelOuuhQuOy74O5Etun1/v5EsuIBVJZRuOnk+vuEyudLvOxQr9tPuesAUpMAUZQXZaAAT5AAVZUAUI4jebQ/n9U0jsMSY58Za6UUaanE6PcSbqyR0Or///tPtOfa9/h0xPBhvesjerTw+/wqq98JoOB+yfCM1fYAS5Accqs7lsubu9MAV5RJquAAVZEYhL4Vn9a56/Cn2+7M5/BTtO9ZuuB5xd+Tz+y35PTN8fnS6fiayuFetdxZrN4+pdIAkMIKn9QAj8x6la5Zg6GXqcIAP39hibWq3PYASZWc2vtpi6kuapevyNhxv+Q4dKfu7vQ2gKjZ///E1+MWj9UANX52n8GPw9IApdUFkMZIp84bFDZfAAAK50lEQVR4nO2bDVvbRhKApd3YlkCWhCT8ETtWgw0E+yybAzsEQhJoekkhpb3rXa/c//8hNzMr+UOSgfQBm5B580BAH7b0enZ2dldoGsMwDMMwDMMwDMMwDMMwDMMwDMMwDMMwDMMwDMMwDMMwDMMwf4HDZ0+K4n04WS88Jcpr9+JE14X+NDBNi52kYCdZ2EkWdpKFnWRhJ1nYSRZ2koWdZGEnWZbkxLRt+D6yhBD2aCQLsKUQhoWCSZdgirFegH+mZeu2XNatL2RpTnQh4AA5CsevX6Q5itmybSHlysNtSU6kQHSrtH54wyh8XZjgZHk3v4Bl5RNsNLZ5+kZrtTStuJbwwwzF2Mn3EifgBBLF+JgOPXn7+rT8rlx+D+yfnZ1dAx/Oh2vKifk9OdFPDzFKOgcvX24BuiiVStvb0Q5xtnO+1toV9nfjBPocaYnTY62jtdaOdndJihki28T+zj440XbhSDt5mblXwwQt1A+Yl3Sb+jH10vCN9iWb5t862fgVph/aiWlKuCphjsS4oXV+bGkHu+uxlC3TDDFSyMnOzgdwIjAZSzsDORD0T73LxAm+ug5pGTp128x5f9hlS2mbNnV7j8MJ3ovAW4WG0/n4k/bDi10kbj4YK1EsJXHyvrKISOiR+mEaERJuVla77Z4U+bcs9LDdHob2gt2rcUJ9sH7a0H77+I8T7c0rgKS8TKTEkRI7sbueQ3iE+jkI8KtryXrguF5QtfXkFrGTjwaeV5Mi964hj1UDJ+jJr2g8D59PsDGI8Ym29mlvr1P8fPFiVoo5lRI7MbuukQNsdDaFrLuAV50NCmEPPdhW0fOd6LLmuk4dneTlm5U4EcKSOqTX4sef3X4xdpKKlGjiBIqYBU5cw1VODHAyvUF4T9kHT053QeOxKwHs9iuPyAmmRhOVXO65gy9a8eDi4kJJUU62RBIpZ9jvQBWT68Q3VJw8h9sDJ1TtxMrNXuDC/iDKz/Gy64BRZ/iInJhw1eEhRMkeXPeXYvHtxYuLVxAq0PlcXcWJVi+Fysl6AUK968WZBNz4ACQWV23BfOIYvutUp28FLXMD4sAwgqGdfX8Incgjx/18ZatxAld6VNQuA7gsvw417PHx8UlMA7iAnKLrYViKlBNhV3oJfXTiNCe/V4Ry4s460aMAlRhOLcx5f2G1HQo0r5ejbFVOpA6v/4vnGz450bCUbU1Pe7O1JTHRlqL3sRPqqXB4JDccajHSiks1IbJxost24FLjCnp5bSMcxA1v4+49z8O3HXmlaV98v9/v+19wTNxSYlrq++crVdIqJ5B97IkAWzlpT3vZ2Anmk8nrh75KOH7QzY6osSNWTgyncudAeXAnYnSgnXj9GtD/ouYJWoQ67c2VqvNFmDhJSlcRx0kby61kU8aJXvUww0IjMwbRnA76btcccuJDr/VonECGbbR+wTCJnbTmT1NOtsypEzORgk6gSYATM3mtrBMBGZacYJadf2f89t7zHeXE8PPyzUqc6FbY0P5GYVKr/arajooSFSyNK1Xnj81pnMRnghO4VYyTiV/SNHUCjaoS+Fh+oBPIsuZUFr0KdcSGT2nWq1p0hbebefg6tjTjRNPSgdLYTZy8SzuxNlyfcuzkRlNxgnmm6YMTo4tNBPoWc7bAh+iKAswl/ibGCmbZyRhytU4EOXm+0EkySjbLaSd22kmm7UBHTPlzLxpS6sEKfvYioE+izaM+HhWo8v/xOEEWOVFSyp18J+2FTuD3oYdFal2qgBhEc8NfMxz4WM31pFLWtR9TnNTIyfNcJ8nY57SY58TNjRNVqEOY1LBpQGViU+IIhnODHhgcYvLthzBypkCJZqasHrOTF6/i+ZSrr3SCIdGjTqUmhVXxVC07cxFC1rBu8UAUnYchZ9+lcnsETmhAuPvyM7yGOTtQuyGf4MASuiMbf/WDqoU9EjaeoDrTeKwK1mv+IDKF1fNo0DO600LJwzvBvvh5E3n+66SOnTo5Uk7Wr05aNFcwjf7bciwMjTCFGoMQcycUrNAp12YPbqosgnVwWKMJhyp0TLdrWUbNljhp5jl5oaYOIExa2hY4MRc7SffFdjugA0ZhGI4iFOBC3zJ544iMuT3avYmjbKMvvyEn65+LxVanLKzprOJNTlTxFfUdbDBUIsNoylB9y2Taf6iGOjjSgr3k5G6j42W2nVwnFzjJdPSsCNsPSmJ2dj3TF6fixK56hj+ZcUomnybzJGE81JmdmIJe+w4TS8tx0lzo5PDg88GzBl5Bq7NFx08u+hYnqtBPT8d5Qys+uzeYt6XGRNE34ETTMEK031pFDBOsx+XCmm3OCQ513Mk904CH7noQtw67OzDU/mSfPz96WqETnZxsAs3mP//V6XTW1jrzFDu/X/4IraiUOnFRv2M4VVogaeMQ0fA8D6fycYJSDfV6NA7CoQ7Ov9E8P87re5B7MLuMHomTt+Rks/nv6w8frs+HQLvd7dY3MDcO9vZ+/s+nonZYTncINzuhGTTDHQyrE+p0/AbNQdlDF51sxLvgqKGvRse3Klmqk/P9s7P9nfPr6/Nz0gKR06zXasbeJSg5lXpKyqJ+x8D5WDWDhtUHoqbmKh6ljAot/tUwKryKpabs8PknNfWwcfuzHEty0iYl26BkZx+UkBNQAuPCmuFdFluNUyxL5/PfwprNreLULHS+LnauqqngWrIJPY2LmiBR97BP8mtSTIg3TSuYR+DkHBe2gOvYiZJS3xhcQi4pQ2tIZ7+ba/seDoaMmpqCsylaaJSMfQvWsLTmU03m7Ch0+hg6TvPWnmc5Trrt9j4o+fMMWw8+glONU4pScjw24VNOr0ll5pSSfIL9jll346Us3KvmK3WqXGGjJdSqjh+K5LkEWkN1fd8xnNJty+kPv76DTjZJyT5xfq7iZJPSSf+PotYYq7H/vBMY1lK/sYkhNHFCxWpVV7dPK1mzkwObtObXD62hg+ul7SR3qEiJcE7OdYcy96mM5Tmh+di3TVSyvbM/23ag6dTrtT8oveaNQdCJ6++5WFEki8O4NoqjXwvnS3CROBVaFVw8dINq2AcnkG3nm6O9iU5odHxjpCxlPva/H7b/BM72qd1cUzLpQsvpfnoGuWRs5X1uEBQ1WhFtTyMISlfaVLWjAPCCSupE3B94Xn8IBwVBPbWsbkYBba/eklEe3km50Vr7+4Q3QPK3mb/jGz87tfI/NlolxQdw5jYhvUgv0a7K/LNv0MaieBVVPbqTevzCNNUrVlbsxBblxuKT1g5fj+3RggG1ZU06jck2XT3IBeNnadOK4fwp9Kuluuacx9viqt/O37s0J9LUXx0s4mirVJBwCSI358V1hT7zwskmoeZj0x2I0KfliJphSSWq6c5VOoGPFJ8awGfrw9DUTfgPBRQKBb0gQ8gQ4XjhY8Lz9zezzVzwQcu4WrHxeT9ahs9N3nFluzInM3bmL8O+6apWC/+tShZ2koWdZGEnWdhJFnaShZ1kYSdZ2EkWdpKFnWRhJ1nYSRZ2koWdZGEnWdhJFnaShZ1kYSdZ2EkWdpKFnWRhJ1nuy0lrXSZ/yviNowtLiNN7cbI7mlut/YYxpZT3ESctiBMzlE8BG//y5d1a+tHmv8K6JfGpIHGXL33ydafDl3uaPpIC8sm9OCmHhdITYTz+373kk07xCdHptO4hTlqZvy34VrkPGwzDMAzDMAzDMAzDMAzDMAzDMAzDMAzDMAzDMAzDMAzDMAzDMAzDMPfN/wHscbiZ38cT4QAAAABJRU5ErkJggg==',1);" calcext:value-type="string">
            <text:p>INSERT INTO [dbo].[shop_avatars]([public_id],[url],[shop_id]) VALUES('test','data:image/png;base64,iVBORw0KGgoAAAANSUhEUgAAARMAAAC3CAMAAAAGjUrGAAABEVBMVEX///9PuelOuuhQuOy74O5Etun1/v5EsuIBVJZRuOnk+vuEyudLvOxQr9tPuesAUpMAUZQXZaAAT5AAVZUAUI4jebQ/n9U0jsMSY58Za6UUaanE6PcSbqyR0Or///tPtOfa9/h0xPBhvesjerTw+/wqq98JoOB+yfCM1fYAS5Accqs7lsubu9MAV5RJquAAVZEYhL4Vn9a56/Cn2+7M5/BTtO9ZuuB5xd+Tz+y35PTN8fnS6fiayuFetdxZrN4+pdIAkMIKn9QAj8x6la5Zg6GXqcIAP39hibWq3PYASZWc2vtpi6kuapevyNhxv+Q4dKfu7vQ2gKjZ///E1+MWj9UANX52n8GPw9IApdUFkMZIp84bFDZfAAAK50lEQVR4nO2bDVvbRhKApd3YlkCWhCT8ETtWgw0E+yybAzsEQhJoekkhpb3rXa/c//8hNzMr+UOSgfQBm5B580BAH7b0enZ2dldoGsMwDMMwDMMwDMMwDMMwDMMwDMMwDMMwDMMwDMMwDMMwDMMwf4HDZ0+K4n04WS88Jcpr9+JE14X+NDBNi52kYCdZ2EkWdpKFnWRhJ1nYSRZ2koWdZGEnWZbkxLRt+D6yhBD2aCQLsKUQhoWCSZdgirFegH+mZeu2XNatL2RpTnQh4AA5CsevX6Q5itmybSHlysNtSU6kQHSrtH54wyh8XZjgZHk3v4Bl5RNsNLZ5+kZrtTStuJbwwwzF2Mn3EifgBBLF+JgOPXn7+rT8rlx+D+yfnZ1dAx/Oh2vKifk9OdFPDzFKOgcvX24BuiiVStvb0Q5xtnO+1toV9nfjBPocaYnTY62jtdaOdndJihki28T+zj440XbhSDt5mblXwwQt1A+Yl3Sb+jH10vCN9iWb5t862fgVph/aiWlKuCphjsS4oXV+bGkHu+uxlC3TDDFSyMnOzgdwIjAZSzsDORD0T73LxAm+ug5pGTp128x5f9hlS2mbNnV7j8MJ3ovAW4WG0/n4k/bDi10kbj4YK1EsJXHyvrKISOiR+mEaERJuVla77Z4U+bcs9LDdHob2gt2rcUJ9sH7a0H77+I8T7c0rgKS8TKTEkRI7sbueQ3iE+jkI8KtryXrguF5QtfXkFrGTjwaeV5Mi964hj1UDJ+jJr2g8D59PsDGI8Ym29mlvr1P8fPFiVoo5lRI7MbuukQNsdDaFrLuAV50NCmEPPdhW0fOd6LLmuk4dneTlm5U4EcKSOqTX4sef3X4xdpKKlGjiBIqYBU5cw1VODHAyvUF4T9kHT053QeOxKwHs9iuPyAmmRhOVXO65gy9a8eDi4kJJUU62RBIpZ9jvQBWT68Q3VJw8h9sDJ1TtxMrNXuDC/iDKz/Gy64BRZ/iInJhw1eEhRMkeXPeXYvHtxYuLVxAq0PlcXcWJVi+Fysl6AUK968WZBNz4ACQWV23BfOIYvutUp28FLXMD4sAwgqGdfX8Incgjx/18ZatxAld6VNQuA7gsvw417PHx8UlMA7iAnKLrYViKlBNhV3oJfXTiNCe/V4Ry4s460aMAlRhOLcx5f2G1HQo0r5ejbFVOpA6v/4vnGz450bCUbU1Pe7O1JTHRlqL3sRPqqXB4JDccajHSiks1IbJxost24FLjCnp5bSMcxA1v4+49z8O3HXmlaV98v9/v+19wTNxSYlrq++crVdIqJ5B97IkAWzlpT3vZ2Anmk8nrh75KOH7QzY6osSNWTgyncudAeXAnYnSgnXj9GtD/ouYJWoQ67c2VqvNFmDhJSlcRx0kby61kU8aJXvUww0IjMwbRnA76btcccuJDr/VonECGbbR+wTCJnbTmT1NOtsypEzORgk6gSYATM3mtrBMBGZacYJadf2f89t7zHeXE8PPyzUqc6FbY0P5GYVKr/arajooSFSyNK1Xnj81pnMRnghO4VYyTiV/SNHUCjaoS+Fh+oBPIsuZUFr0KdcSGT2nWq1p0hbebefg6tjTjRNPSgdLYTZy8SzuxNlyfcuzkRlNxgnmm6YMTo4tNBPoWc7bAh+iKAswl/ibGCmbZyRhytU4EOXm+0EkySjbLaSd22kmm7UBHTPlzLxpS6sEKfvYioE+izaM+HhWo8v/xOEEWOVFSyp18J+2FTuD3oYdFal2qgBhEc8NfMxz4WM31pFLWtR9TnNTIyfNcJ8nY57SY58TNjRNVqEOY1LBpQGViU+IIhnODHhgcYvLthzBypkCJZqasHrOTF6/i+ZSrr3SCIdGjTqUmhVXxVC07cxFC1rBu8UAUnYchZ9+lcnsETmhAuPvyM7yGOTtQuyGf4MASuiMbf/WDqoU9EjaeoDrTeKwK1mv+IDKF1fNo0DO600LJwzvBvvh5E3n+66SOnTo5Uk7Wr05aNFcwjf7bciwMjTCFGoMQcycUrNAp12YPbqosgnVwWKMJhyp0TLdrWUbNljhp5jl5oaYOIExa2hY4MRc7SffFdjugA0ZhGI4iFOBC3zJ544iMuT3avYmjbKMvvyEn65+LxVanLKzprOJNTlTxFfUdbDBUIsNoylB9y2Taf6iGOjjSgr3k5G6j42W2nVwnFzjJdPSsCNsPSmJ2dj3TF6fixK56hj+ZcUomnybzJGE81JmdmIJe+w4TS8tx0lzo5PDg88GzBl5Bq7NFx08u+hYnqtBPT8d5Qys+uzeYt6XGRNE34ETTMEK031pFDBOsx+XCmm3OCQ513Mk904CH7noQtw67OzDU/mSfPz96WqETnZxsAs3mP//V6XTW1jrzFDu/X/4IraiUOnFRv2M4VVogaeMQ0fA8D6fycYJSDfV6NA7CoQ7Ov9E8P87re5B7MLuMHomTt+Rks/nv6w8frs+HQLvd7dY3MDcO9vZ+/s+nonZYTncINzuhGTTDHQyrE+p0/AbNQdlDF51sxLvgqKGvRse3Klmqk/P9s7P9nfPr6/Nz0gKR06zXasbeJSg5lXpKyqJ+x8D5WDWDhtUHoqbmKh6ljAot/tUwKryKpabs8PknNfWwcfuzHEty0iYl26BkZx+UkBNQAuPCmuFdFluNUyxL5/PfwprNreLULHS+LnauqqngWrIJPY2LmiBR97BP8mtSTIg3TSuYR+DkHBe2gOvYiZJS3xhcQi4pQ2tIZ7+ba/seDoaMmpqCsylaaJSMfQvWsLTmU03m7Ch0+hg6TvPWnmc5Trrt9j4o+fMMWw8+glONU4pScjw24VNOr0ll5pSSfIL9jll346Us3KvmK3WqXGGjJdSqjh+K5LkEWkN1fd8xnNJty+kPv76DTjZJyT5xfq7iZJPSSf+PotYYq7H/vBMY1lK/sYkhNHFCxWpVV7dPK1mzkwObtObXD62hg+ul7SR3qEiJcE7OdYcy96mM5Tmh+di3TVSyvbM/23ag6dTrtT8oveaNQdCJ6++5WFEki8O4NoqjXwvnS3CROBVaFVw8dINq2AcnkG3nm6O9iU5odHxjpCxlPva/H7b/BM72qd1cUzLpQsvpfnoGuWRs5X1uEBQ1WhFtTyMISlfaVLWjAPCCSupE3B94Xn8IBwVBPbWsbkYBba/eklEe3km50Vr7+4Q3QPK3mb/jGz87tfI/NlolxQdw5jYhvUgv0a7K/LNv0MaieBVVPbqTevzCNNUrVlbsxBblxuKT1g5fj+3RggG1ZU06jck2XT3IBeNnadOK4fwp9Kuluuacx9viqt/O37s0J9LUXx0s4mirVJBwCSI358V1hT7zwskmoeZj0x2I0KfliJphSSWq6c5VOoGPFJ8awGfrw9DUTfgPBRQKBb0gQ8gQ4XjhY8Lz9zezzVzwQcu4WrHxeT9ahs9N3nFluzInM3bmL8O+6apWC/+tShZ2koWdZGEnWdhJFnaShZ1kYSdZ2EkWdpKFnWRhJ1nYSRZ2koWdZGEnWdhJFnaShZ1kYSdZ2EkWdpKFnWRhJ1nuy0lrXSZ/yviNowtLiNN7cbI7mlut/YYxpZT3ESctiBMzlE8BG//y5d1a+tHmv8K6JfGpIHGXL33ydafDl3uaPpIC8sm9OCmHhdITYTz+373kk07xCdHptO4hTlqZvy34VrkPGwzDMAzDMAzDMAzDMAzDMAzDMAzDMAzDMAzDMAzDMAzDMAzDMAzDMPfN/wHscbiZ38cT4QAAAABJRU5ErkJggg=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RMAAAC3CAMAAAAGjUrGAAABEVBMVEX///9PuelOuuhQuOy74O5Etun1/v5EsuIBVJZRuOnk+vuEyudLvOxQr9tPuesAUpMAUZQXZaAAT5AAVZUAUI4jebQ/n9U0jsMSY58Za6UUaanE6PcSbqyR0Or///tPtOfa9/h0xPBhvesjerTw+/wqq98JoOB+yfCM1fYAS5Accqs7lsubu9MAV5RJquAAVZEYhL4Vn9a56/Cn2+7M5/BTtO9ZuuB5xd+Tz+y35PTN8fnS6fiayuFetdxZrN4+pdIAkMIKn9QAj8x6la5Zg6GXqcIAP39hibWq3PYASZWc2vtpi6kuapevyNhxv+Q4dKfu7vQ2gKjZ///E1+MWj9UANX52n8GPw9IApdUFkMZIp84bFDZfAAAK50lEQVR4nO2bDVvbRhKApd3YlkCWhCT8ETtWgw0E+yybAzsEQhJoekkhpb3rXa/c//8hNzMr+UOSgfQBm5B580BAH7b0enZ2dldoGsMwDMMwDMMwDMMwDMMwDMMwDMMwDMMwDMMwDMMwDMMwDMMwf4HDZ0+K4n04WS88Jcpr9+JE14X+NDBNi52kYCdZ2EkWdpKFnWRhJ1nYSRZ2koWdZGEnWZbkxLRt+D6yhBD2aCQLsKUQhoWCSZdgirFegH+mZeu2XNatL2RpTnQh4AA5CsevX6Q5itmybSHlysNtSU6kQHSrtH54wyh8XZjgZHk3v4Bl5RNsNLZ5+kZrtTStuJbwwwzF2Mn3EifgBBLF+JgOPXn7+rT8rlx+D+yfnZ1dAx/Oh2vKifk9OdFPDzFKOgcvX24BuiiVStvb0Q5xtnO+1toV9nfjBPocaYnTY62jtdaOdndJihki28T+zj440XbhSDt5mblXwwQt1A+Yl3Sb+jH10vCN9iWb5t862fgVph/aiWlKuCphjsS4oXV+bGkHu+uxlC3TDDFSyMnOzgdwIjAZSzsDORD0T73LxAm+ug5pGTp128x5f9hlS2mbNnV7j8MJ3ovAW4WG0/n4k/bDi10kbj4YK1EsJXHyvrKISOiR+mEaERJuVla77Z4U+bcs9LDdHob2gt2rcUJ9sH7a0H77+I8T7c0rgKS8TKTEkRI7sbueQ3iE+jkI8KtryXrguF5QtfXkFrGTjwaeV5Mi964hj1UDJ+jJr2g8D59PsDGI8Ym29mlvr1P8fPFiVoo5lRI7MbuukQNsdDaFrLuAV50NCmEPPdhW0fOd6LLmuk4dneTlm5U4EcKSOqTX4sef3X4xdpKKlGjiBIqYBU5cw1VODHAyvUF4T9kHT053QeOxKwHs9iuPyAmmRhOVXO65gy9a8eDi4kJJUU62RBIpZ9jvQBWT68Q3VJw8h9sDJ1TtxMrNXuDC/iDKz/Gy64BRZ/iInJhw1eEhRMkeXPeXYvHtxYuLVxAq0PlcXcWJVi+Fysl6AUK968WZBNz4ACQWV23BfOIYvutUp28FLXMD4sAwgqGdfX8Incgjx/18ZatxAld6VNQuA7gsvw417PHx8UlMA7iAnKLrYViKlBNhV3oJfXTiNCe/V4Ry4s460aMAlRhOLcx5f2G1HQo0r5ejbFVOpA6v/4vnGz450bCUbU1Pe7O1JTHRlqL3sRPqqXB4JDccajHSiks1IbJxost24FLjCnp5bSMcxA1v4+49z8O3HXmlaV98v9/v+19wTNxSYlrq++crVdIqJ5B97IkAWzlpT3vZ2Anmk8nrh75KOH7QzY6osSNWTgyncudAeXAnYnSgnXj9GtD/ouYJWoQ67c2VqvNFmDhJSlcRx0kby61kU8aJXvUww0IjMwbRnA76btcccuJDr/VonECGbbR+wTCJnbTmT1NOtsypEzORgk6gSYATM3mtrBMBGZacYJadf2f89t7zHeXE8PPyzUqc6FbY0P5GYVKr/arajooSFSyNK1Xnj81pnMRnghO4VYyTiV/SNHUCjaoS+Fh+oBPIsuZUFr0KdcSGT2nWq1p0hbebefg6tjTjRNPSgdLYTZy8SzuxNlyfcuzkRlNxgnmm6YMTo4tNBPoWc7bAh+iKAswl/ibGCmbZyRhytU4EOXm+0EkySjbLaSd22kmm7UBHTPlzLxpS6sEKfvYioE+izaM+HhWo8v/xOEEWOVFSyp18J+2FTuD3oYdFal2qgBhEc8NfMxz4WM31pFLWtR9TnNTIyfNcJ8nY57SY58TNjRNVqEOY1LBpQGViU+IIhnODHhgcYvLthzBypkCJZqasHrOTF6/i+ZSrr3SCIdGjTqUmhVXxVC07cxFC1rBu8UAUnYchZ9+lcnsETmhAuPvyM7yGOTtQuyGf4MASuiMbf/WDqoU9EjaeoDrTeKwK1mv+IDKF1fNo0DO600LJwzvBvvh5E3n+66SOnTo5Uk7Wr05aNFcwjf7bciwMjTCFGoMQcycUrNAp12YPbqosgnVwWKMJhyp0TLdrWUbNljhp5jl5oaYOIExa2hY4MRc7SffFdjugA0ZhGI4iFOBC3zJ544iMuT3avYmjbKMvvyEn65+LxVanLKzprOJNTlTxFfUdbDBUIsNoylB9y2Taf6iGOjjSgr3k5G6j42W2nVwnFzjJdPSsCNsPSmJ2dj3TF6fixK56hj+ZcUomnybzJGE81JmdmIJe+w4TS8tx0lzo5PDg88GzBl5Bq7NFx08u+hYnqtBPT8d5Qys+uzeYt6XGRNE34ETTMEK031pFDBOsx+XCmm3OCQ513Mk904CH7noQtw67OzDU/mSfPz96WqETnZxsAs3mP//V6XTW1jrzFDu/X/4IraiUOnFRv2M4VVogaeMQ0fA8D6fycYJSDfV6NA7CoQ7Ov9E8P87re5B7MLuMHomTt+Rks/nv6w8frs+HQLvd7dY3MDcO9vZ+/s+nonZYTncINzuhGTTDHQyrE+p0/AbNQdlDF51sxLvgqKGvRse3Klmqk/P9s7P9nfPr6/Nz0gKR06zXasbeJSg5lXpKyqJ+x8D5WDWDhtUHoqbmKh6ljAot/tUwKryKpabs8PknNfWwcfuzHEty0iYl26BkZx+UkBNQAuPCmuFdFluNUyxL5/PfwprNreLULHS+LnauqqngWrIJPY2LmiBR97BP8mtSTIg3TSuYR+DkHBe2gOvYiZJS3xhcQi4pQ2tIZ7+ba/seDoaMmpqCsylaaJSMfQvWsLTmU03m7Ch0+hg6TvPWnmc5Trrt9j4o+fMMWw8+glONU4pScjw24VNOr0ll5pSSfIL9jll346Us3KvmK3WqXGGjJdSqjh+K5LkEWkN1fd8xnNJty+kPv76DTjZJyT5xfq7iZJPSSf+PotYYq7H/vBMY1lK/sYkhNHFCxWpVV7dPK1mzkwObtObXD62hg+ul7SR3qEiJcE7OdYcy96mM5Tmh+di3TVSyvbM/23ag6dTrtT8oveaNQdCJ6++5WFEki8O4NoqjXwvnS3CROBVaFVw8dINq2AcnkG3nm6O9iU5odHxjpCxlPva/H7b/BM72qd1cUzLpQsvpfnoGuWRs5X1uEBQ1WhFtTyMISlfaVLWjAPCCSupE3B94Xn8IBwVBPbWsbkYBba/eklEe3km50Vr7+4Q3QPK3mb/jGz87tfI/NlolxQdw5jYhvUgv0a7K/LNv0MaieBVVPbqTevzCNNUrVlbsxBblxuKT1g5fj+3RggG1ZU06jck2XT3IBeNnadOK4fwp9Kuluuacx9viqt/O37s0J9LUXx0s4mirVJBwCSI358V1hT7zwskmoeZj0x2I0KfliJphSSWq6c5VOoGPFJ8awGfrw9DUTfgPBRQKBb0gQ8gQ4XjhY8Lz9zezzVzwQcu4WrHxeT9ahs9N3nFluzInM3bmL8O+6apWC/+tShZ2koWdZGEnWdhJFnaShZ1kYSdZ2EkWdpKFnWRhJ1nYSRZ2koWdZGEnWdhJFnaShZ1kYSdZ2EkWdpKFnWRhJ1nuy0lrXSZ/yviNowtLiNN7cbI7mlut/YYxpZT3ESctiBMzlE8BG//y5d1a+tHmv8K6JfGpIHGXL33ydafDl3uaPpIC8sm9OCmHhdITYTz+373kk07xCdHptO4hTlqZvy34VrkPGwzDMAzDMAzDMAzDMAzDMAzDMAzDMAzDMAzDMAzDMAzDMAzDMAzDMPfN/wHscbiZ38cT4QAAAABJRU5ErkJggg=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5];&quot;'&quot;;[.E15];&quot;','&quot;;[.F15];&quot;',&quot;;1;[.C15];)" office:value-type="string" office:string-value="INSERT INTO [dbo].[shop_avatars]([public_id],[url],[shop_id]) VALUES('test','data:image/jpeg;base64,/9j/4AAQSkZJRgABAQAAAQABAAD/2wCEAAoHCBQSEhgSEhIYFRgSEhwSGBgYEhkaGBwVGBwZGRkaGCEcIS4lHh4rHxkYJjomLC8xNzU1GiQ7QDszPy42NTEBDAwMEA8QHxISHj4nJSs+QD00NTU6NDY3MTQ0Pz80NDQ2PTQ0NDQ0NDQ0PT00NjQ0NjQ0NDQxMTQ0NDQ0NjQ0NP/AABEIAK4BIQMBIgACEQEDEQH/xAAcAAEAAgMBAQEAAAAAAAAAAAAABgcBBAUDAgj/xABJEAACAQIDBAYEBw4GAgMAAAABAgADEQQSIQUGBzEiQVFhcZETMoGhFEJyorGywRUzNDVDRFJic3SCksLSU1STs9HwY+EWFyT/xAAZAQEAAwEBAAAAAAAAAAAAAAAAAQIDBAX/xAAoEQADAAEDBAEEAgMAAAAAAAAAAQIDBBFBEiExURMUMmGBInEjUqH/2gAMAwEAAhEDEQA/ALmiIgCIiAIiIAiIgCIiAIiIAiIgCIiAIiIAiIgCIiAIiIAiIgCIiAIiIAiIgCIiAIiIAiIgCIiAIiIAiIgCIiAIiIAiIgCIiAIiIAiIgCIiAIiIAiIgCIiAIiIAiIgCIiAIiIAiIgCIiAIiIAiIgCIiAIiIAiIgCIiAIiIAiIgGIi80sVtShS++V6aW/SqKD7zJSb8Dc3YkYxO/Wz6fPEBj2Ijv71W3vnMxHEzCL6lOq/8ACqj5zX90usOR+JZR5JXJOolZV+KR/J4T+at9gX7ZoVuJuKPqUaK+Idv6hNFpcr4KPNHstyJS9TiHjzyemvyaI/qJmtU352gfzm3hTpj+mXWiyfgj6iS8IlEnfLaB/O2/lp/2z5/+X4//ADb+Sf2yfor9oj6ifRfMSiV3y2gPzt/alP8AtnvT382gv5cN8qmh+gCQ9Fk9on6iS74lOUOJONX1hRcd9Ngfmv8AZOrhuKLflMKD3pVIPky/bKPS5VwSs0ss6JDcFxFwT2Dl6JP6dMkeaZre2SfBY+lXXNRqpUHarhvO3KY1FT9y2NFcvwzciYmZUsIiIAiIgCIiAIiIAiIgCIiAYi0Xmnj9p0cOuevVWmvazAX8O32Qk34G+xuTEgu0+JWGp3Wgj1j+kegnm2vukR2jxAxtW4V0oL2U06Vu9nv7gJ0Rpclcbf2ZVmlfkuStWVFLOwUDmWIA8zI9j9+sBR0NfOeympf3gZffKWxeKeq2aq71G7XcsfZflPGdMaH/AGZjWofCLMxvFFeVDCsew1HC+5b/AEyP4ziDj6l8r06Q/Upa+blpE4m86bHPBk8tPk3sVtnE1fvmJqtfqNRreQNvdNAKOyZibKUvCKNt+RERLECIiAIiIAiIgCIiAIiIAnrh8Q1Nw9N2RhyZGKt5jWeUSNtwWDu1xEdCKeN6SHQVVXpL3uB6w7wAfGWhSqK6hlIZWAYEG4IOoI7p+bpbHCjHtUw1SixuKFQZO5XBOX2MG8552qwKV1T2OrDlbfSyfREThOoREQBERAEREAxESKbxb74fCXRT6aqNMiEWU/rtyXw1PdJmat7JblapSt2Sq8GVDsve2vitoYf4RUyUvS/e06KXKsEzdbdMrzNuWknu+WDxNbClcJUKuHDEK+VmQXuobqNyD1crdc0vC4pKu25WcipNrg5m+P3UCM+GdBTAJZaan02Uc9WBB/hsey8qGtVZ2Luxdm5szFmPiTrLK2fv8MLSXD4uhiGrU1s5YICdTYnMwJ0tqecrSs12YqNCxKjuJNh9E7tLLlNNfv2c2at+6f6JRsvcTF4mitem1EJUXMod3DWuRqAhGtr8557Z3JxWEotXqNSZEKghXct0mCg2KAcz2y0caPgmy3C6GhgmA+UtMge+Y2unwrZb219JhM6/KyZ194ExWqydW/G5o8M7fnYooC+kmg4a40658P8A6lT+yQ2jqy97D3kS/wDbmL9Dh/SXtlqUrn9U1UVvcTN9TmuHKnkzxRNb7lI7e2JVwNUUqxQsyCoCjErlJZfjAG91PV2TtYLh9jKtNaqtQC1EVwGeoGAYAi4CGx17Z2uLeDLPhnUavmo+0lSo95k5xFUUnw1BT6zMP4UpP9uWZ1qb+OXPl77/AKLzhnqafhFM7w7tV8Bk9OyH0mbLkZm9XLe+ZR+kJ4bD2FXxrlKCA5RdmY2RQeWY2PfoATpJxxeGmGPfUH1Jt8JXT4NVUWzCvdu3KVXKfDRvIy/z2sHXyV+NfJ08HIHC+vlv8Jp5uzI1r+N/skU27sKvgXCV1HTBKOpujAWvYkA3FxcEdYk+29Wx2D2h8MY1auE60pm6quSxV0Og6XSze/qnA303vo4+ilOnSdWSpnu4S2XKykDKx7R5SMOXLVLfun/wXEJPhnK3f3Ur49Gei1NQj5DnZgb2B0yqdNZq43YdWjihg3ZC7MiAqzFbvbLqVBtqOqWBwi/B6/7cfUWcLeb8ep+3w/0pLLNfy1PCRHRPSn7OdtrcnE4Si1eq9IohUEK7lukwUWugHM9s5uwNiVcdUalRKBghqH0jMBlBVfiqdbsJa/Ej8W1Pl0/9xZC+E34a/wC6t9enKxmusNU/KJrHKtSa2L4eYymj1C1FgiFiFqOWIAuQAUAJ07ZyN3t3q2PZkoMgNNQzZ2YCzEgWyqeyXb8NBxLYY2/B1rAdoLujez1POQjh7g/g+0MbQ/w7KPk5iU+ayzONVbht+V4LVhlUtvBBdvbDq4KoKVYoWZA4yMxFiSPjKNdDNjd/djEY4k0gqohszsSFvzsLAlj3DtHKdviv+Gp+7r9Z5PNwqSps2hlFsyFz4szEma3nqcM1yyk407a4RC6nC+uFuuJps3YUZRfx1+iQ7auzKuFqmjXXKwF+dwVN7Mp6xofKSnYW+r0sbUbGYhjSbOMtswDZujlA5AC40njv/vFhsd6FsOWLU8wYshXotlsNeeoMnHeZWpvunyLUOd57Mh8RMTsMBeXLw12QcPhPSOCHxDekIPMKBZAfEXb+KRjcbcpqrLicUhWmCGSmwszEahnHUvd1+HO1xPN1edV/Gf2deDG1/Jn1EROE6RERAEREAxNXG4ynRQ1KrhFQXLMbD/34T1r1VRSzEBVUsSeQAFyT3WlIb37yvj6psStFGPo07erO3ax9wNu2+uHC8lbccmeTIoR0t6d+6uJLU8MWo0tQWBs7jvPxB3DXtPVIZET2MeKca2lHDVunuz2weFes606SF3e+VV5mwLG3sBPsljbK3nxuBpqNo4Z2pZggqnLnBPIEX6egOuh065Bd3dojC4uliGBK026QHPKysjW7wGJ9kuLaeDw+1cMEFbMpYOrU2FwRfmD3EixE5NTX8kqW69+jbCuzafc+to7Nwu1MOGOV1db06q+up1Fweeh5qewgiU9s3ZzfD6eGbUjFrTa3IhHsx8LKTLfothdk4QI1WyUwxGZgXZiSxsBzJJ5ASttzcSlTanwisy0xerXuzhVDNcBbm1z0/dMsFVM1t44L5EnU7+eSweI2I9Hs2r+uUpj+Jhf3Az33IrCrs2hfW1M0z/AWQ/Vka4obVpVMNTpUqqPmrZmCOrWCq3PKdNWE2OGu1qKYI06lZEKVnsHqKpytZrgMeVyZn0P4d/yW6/8AJt+CtHw/o8SaVrZMT6P+R8v2S5OIRtsyvbnlS3+okrPeZUG1GZHRkfEU6mZXBXpFC2o055rywN+9qUKmzqyJXpOxCWVaqljaohNgDflea596cMzx9lSPba2HGNoYGrz/AP0UK/sKkn7J8bUxV9tYWkD6mHqOfFwwHupnznnuLtqh9z6SVK9NGp5qdmqKrWVjlNiey04CbVpvvB6U1EFOmpphy6hLCkfjXt6zNMph70vSZq6WyfvY3OLo6GHP/kcfNH/Eh+7WH2gjDE4Gm5AJQlQpRrWJVgTqP+giSnipjqNWlQ9FVSoVqtcI6sQCh1Njpynxw03hpUkfC1nCFqmemxNlOYAFbnQG4uO2/dN4dLT9luZUk8vd7Ej2Fvgtar8FxVI4fEDQoxurGwNlPUSCDlPbzMjfEndqlSQYuioS7hKigWUl+TAclNxY25385TX3Uw1TGDHl2zh1qZQy5CyABW5X+Kptfqkc4m7fovSXCUnV2Lh3KkFVCXspI0zEnl1WmWLf5F8f7L39r6v0bXCL8Hr/ALcfUWcLeb8ep+3w/wBKT64abepYZ6lCs4RapDIzGyhrEFWPIXGWxPYe2TXG7s4Wvi0xzVDmUo1ldcjMvqMevs5HW0tb+PNTpeURK6oSXB58SfxbU+XT/wBxZDOE34a/7q316c7HEreGi1D4JSdXd3VnysCFVDmsSNMxIGnjI/w1xtKji3etUSmpwzKGdwoLF0NgT12B8pOOaWnrsRVL5USzeLH/AAfbOEcmy1KJoN4O5A+dkPsnao4DJtN6wGmIwgB+XTYKfmsnlK/4m4+nWxFF6FZHyUmGZHDZWzXF7HQ9cn+zd6MJUpU6j4mijtTBZWqoGViBmUgm41HumVxSiWl57M0mk6aZAuK34an7uv1nk+3H/F2H/ZfaZXHEnG062LR6VRKiigqlkcML5n0uOvWSTh7vRRGHXC1qi03pEqpYhQykkixOlxe1vD2a5Jp4J7eDOaXyM0+Hu0qRqvg3oBmetVqh2CkBRbo6i/V7598WcOqJh8iqt3e+VQL6JztJRsbdjCUK7YqgSzPm/KZlXObnLb7b6T03g3aTHPTNZ2yUcxyLoWZrXu3MCwGg7ecy+WVlVLwadD6GuSldm7NrYlxToU2duuw0UdrHko8ZaO6+4NPDlauKIrVRqF/Joe4H1j3ny65LsBgKWHQU6NNUUdSi3tPae8zaMnNqqydl2REYVPd92ZEzETlNxERAEREAREQCH8TcU1PZ7Kv5WotJvkm7MPaFt7ZTMv3efZAxmFehcBiMyE8g66qT3X0PcTKIxmFei7UqqFXQ2ZT/AN1Hf1z0tFU9Lnk49RL33PGIidxziZRypupIPaDb6JiIAYkm5Nz2nUzEzEAwBFpmIAmLTMQDFomYgGLTMRAM5ja1zbsvpPkTMQBMDlbq7JmYJgATM3sFsnEV/vNCo/eqHL/Mej75JdncOMZU1qlKA7GbO3kht86Z1mxx5ZdRVeEQyfSU2Y5VUsx5KqksfADUy29m8NcLTsazvWI6ici+S6++SrZ+y6GHGWhRSmP1UAJ8TzPtnLetlfatzWdO35Kf2VuJja9i1MUVPxqhsbdyDpedpNtkcOMNSs1dmrsOo9FL/JBufaTJuJkzlyanJfO39G04Zn8nhhcMlJAlNFRV0CqoVR4ATYiJzmwiIgCIiAIiIAiIgCIiAfJnH27u7h8amWsnSAsrro637D2dxuJ2YkptPdENJrZlQ7X4bYindsOy116lJCPb2nKfMeEieO2bXoG1ai9PvdCB7DyPnP0VPkrcWOs6o1lr7luY1p5fjsfmsHsmZf8AjN3cHW1qYWkx7fRqG8wLzlV9wNnv+RK/JquPpM6FrZ5TMnp3wylYlu1OGeDPKpXXwdD9ZDNduFuH6sTW9opn+iWWsxlfp6KqiWl/9W0f81V/lT/iZHC6h14mr5U/7ZP1mIfDfoqyJbCcL8L118QfBqY/omzS4b4JefpW8alvqgSHrMYWCinol3UtxNnr+b5vlVHP9U3qG6+Cp+pg6I7zTUnzIJlXrZ4TLLT17KCUgmw1PYOc6GG2LianqYaq1+sUmA8yLT9AUcMieoir4KB9E9bTKtc+JLLTe2UjhdxNoVOdAUx2vUQe5ST7p28JwvrHWriUXuSmznzJX6JakTJ6vI/HY0WCUQfB8NMGmtR6tXuLBF8kAPvkgwO7eDoa08NTUj4xQM38zXM7ETGst15ZdRK8IARMxKFxERAEREAREQBERAEREAREQBERAEREAREQBERAEREAREQBERAEREAREQBERAEREAREQBERAEREAREQBERAEREAREQBERAEREAREQBERAEREAREQBERAEREAREQBERAEREAREQBERAEREAREQBERAEREAREQBERAEREAREQBERAEREAREQBERAEREAREQDUGOpZivpFuBm9bq6QOvXbIb9ltZiptCirZGqKG6OhYX6bFV8yCJpDYNIqyksQ9ha69EdLorp0V6R0EymxUBzZ3JLKSTkuSrmoCejbmzDwPbYgDfOMpjU1E6/jjq0PXMUsbTb1XU9JltmF8ymzDxHXOcm71FU9EpYAqBcBAwylcpBC+sMq9LnoNdBM1NgUnuGZyGLEi665mZ7Xy5hZmY6G+tiSNIB0KOMRyQrhiLcjcG4voeR9kz8Lp/4i6gn115L6x58h1zTXZKBzUzuXZfRs3QGZbg2ICgDlzABnjU2DTIszuQUyfEFwFdRyUahajDT23gHVpV0a+Vla3PKwPnaa9XaNNWKEtmUXsKbm4uoOWy9Kxdb2va+s+MPsunTLGxOcgkG1rh3qgiwHxnPkJ8V9lekLsa9VfSgCy+j6Kgg5VuhIBsb6m+Y91gPT7q0Stw+YZUbRWY2qepYAXJI1tztrPk7Yo3AzMcyhltSc5g1rFbL0r3HLv7DbxbYNLpXLHOuQ6IP0ddFGvQXw+Llns+zUOqlkYFcrLlugpgqFW4Iy2ZtCD657rAE2vRbVWLaZhlpu1xoOjZelbML25X1tH3YoWJFQm2XlTY3zkBctl6WrDle19Z5fcKmFZUZkzoiFly5vRpYBLspuDre9yb2vYAD5Gw0Bdg7A1hlJtTOlwdbpry0vfKNFsIB11Nxftn1PKlSCKqjkqhRc3NgNNTPWAIiIAiIgCIiAIiIAiIgCIiAf/9k=',1);" calcext:value-type="string">
            <text:p>INSERT INTO [dbo].[shop_avatars]([public_id],[url],[shop_id]) VALUES('test','data:image/jpeg;base64,/9j/4AAQSkZJRgABAQAAAQABAAD/2wCEAAoHCBQSEhgSEhIYFRgSEhwSGBgYEhkaGBwVGBwZGRkaGCEcIS4lHh4rHxkYJjomLC8xNzU1GiQ7QDszPy42NTEBDAwMEA8QHxISHj4nJSs+QD00NTU6NDY3MTQ0Pz80NDQ2PTQ0NDQ0NDQ0PT00NjQ0NjQ0NDQxMTQ0NDQ0NjQ0NP/AABEIAK4BIQMBIgACEQEDEQH/xAAcAAEAAgMBAQEAAAAAAAAAAAAABgcBBAUDAgj/xABJEAACAQIDBAYEBw4GAgMAAAABAgADEQQSIQUGBzEiQVFhcZETMoGhFEJyorGywRUzNDVDRFJic3SCksLSU1STs9HwY+EWFyT/xAAZAQEAAwEBAAAAAAAAAAAAAAAAAQIDBAX/xAAoEQADAAEDBAEEAgMAAAAAAAAAAQIDBBFBEiExURMUMmGBInEjUqH/2gAMAwEAAhEDEQA/ALmiIgCIiAIiIAiIgCIiAIiIAiIgCIiAIiIAiIgCIiAIiIAiIgCIiAIiIAiIgCIiAIiIAiIgCIiAIiIAiIgCIiAIiIAiIgCIiAIiIAiIgCIiAIiIAiIgCIiAIiIAiIgCIiAIiIAiIgCIiAIiIAiIgCIiAIiIAiIgCIiAIiIAiIgGIi80sVtShS++V6aW/SqKD7zJSb8Dc3YkYxO/Wz6fPEBj2Ijv71W3vnMxHEzCL6lOq/8ACqj5zX90usOR+JZR5JXJOolZV+KR/J4T+at9gX7ZoVuJuKPqUaK+Idv6hNFpcr4KPNHstyJS9TiHjzyemvyaI/qJmtU352gfzm3hTpj+mXWiyfgj6iS8IlEnfLaB/O2/lp/2z5/+X4//ADb+Sf2yfor9oj6ifRfMSiV3y2gPzt/alP8AtnvT382gv5cN8qmh+gCQ9Fk9on6iS74lOUOJONX1hRcd9Ngfmv8AZOrhuKLflMKD3pVIPky/bKPS5VwSs0ss6JDcFxFwT2Dl6JP6dMkeaZre2SfBY+lXXNRqpUHarhvO3KY1FT9y2NFcvwzciYmZUsIiIAiIgCIiAIiIAiIgCIiAYi0Xmnj9p0cOuevVWmvazAX8O32Qk34G+xuTEgu0+JWGp3Wgj1j+kegnm2vukR2jxAxtW4V0oL2U06Vu9nv7gJ0Rpclcbf2ZVmlfkuStWVFLOwUDmWIA8zI9j9+sBR0NfOeympf3gZffKWxeKeq2aq71G7XcsfZflPGdMaH/AGZjWofCLMxvFFeVDCsew1HC+5b/AEyP4ziDj6l8r06Q/Upa+blpE4m86bHPBk8tPk3sVtnE1fvmJqtfqNRreQNvdNAKOyZibKUvCKNt+RERLECIiAIiIAiIgCIiAIiIAnrh8Q1Nw9N2RhyZGKt5jWeUSNtwWDu1xEdCKeN6SHQVVXpL3uB6w7wAfGWhSqK6hlIZWAYEG4IOoI7p+bpbHCjHtUw1SixuKFQZO5XBOX2MG8552qwKV1T2OrDlbfSyfREThOoREQBERAEREAxESKbxb74fCXRT6aqNMiEWU/rtyXw1PdJmat7JblapSt2Sq8GVDsve2vitoYf4RUyUvS/e06KXKsEzdbdMrzNuWknu+WDxNbClcJUKuHDEK+VmQXuobqNyD1crdc0vC4pKu25WcipNrg5m+P3UCM+GdBTAJZaan02Uc9WBB/hsey8qGtVZ2Luxdm5szFmPiTrLK2fv8MLSXD4uhiGrU1s5YICdTYnMwJ0tqecrSs12YqNCxKjuJNh9E7tLLlNNfv2c2at+6f6JRsvcTF4mitem1EJUXMod3DWuRqAhGtr8557Z3JxWEotXqNSZEKghXct0mCg2KAcz2y0caPgmy3C6GhgmA+UtMge+Y2unwrZb219JhM6/KyZ194ExWqydW/G5o8M7fnYooC+kmg4a40658P8A6lT+yQ2jqy97D3kS/wDbmL9Dh/SXtlqUrn9U1UVvcTN9TmuHKnkzxRNb7lI7e2JVwNUUqxQsyCoCjErlJZfjAG91PV2TtYLh9jKtNaqtQC1EVwGeoGAYAi4CGx17Z2uLeDLPhnUavmo+0lSo95k5xFUUnw1BT6zMP4UpP9uWZ1qb+OXPl77/AKLzhnqafhFM7w7tV8Bk9OyH0mbLkZm9XLe+ZR+kJ4bD2FXxrlKCA5RdmY2RQeWY2PfoATpJxxeGmGPfUH1Jt8JXT4NVUWzCvdu3KVXKfDRvIy/z2sHXyV+NfJ08HIHC+vlv8Jp5uzI1r+N/skU27sKvgXCV1HTBKOpujAWvYkA3FxcEdYk+29Wx2D2h8MY1auE60pm6quSxV0Og6XSze/qnA303vo4+ilOnSdWSpnu4S2XKykDKx7R5SMOXLVLfun/wXEJPhnK3f3Ur49Gei1NQj5DnZgb2B0yqdNZq43YdWjihg3ZC7MiAqzFbvbLqVBtqOqWBwi/B6/7cfUWcLeb8ep+3w/0pLLNfy1PCRHRPSn7OdtrcnE4Si1eq9IohUEK7lukwUWugHM9s5uwNiVcdUalRKBghqH0jMBlBVfiqdbsJa/Ej8W1Pl0/9xZC+E34a/wC6t9enKxmusNU/KJrHKtSa2L4eYymj1C1FgiFiFqOWIAuQAUAJ07ZyN3t3q2PZkoMgNNQzZ2YCzEgWyqeyXb8NBxLYY2/B1rAdoLujez1POQjh7g/g+0MbQ/w7KPk5iU+ayzONVbht+V4LVhlUtvBBdvbDq4KoKVYoWZA4yMxFiSPjKNdDNjd/djEY4k0gqohszsSFvzsLAlj3DtHKdviv+Gp+7r9Z5PNwqSps2hlFsyFz4szEma3nqcM1yyk407a4RC6nC+uFuuJps3YUZRfx1+iQ7auzKuFqmjXXKwF+dwVN7Mp6xofKSnYW+r0sbUbGYhjSbOMtswDZujlA5AC40njv/vFhsd6FsOWLU8wYshXotlsNeeoMnHeZWpvunyLUOd57Mh8RMTsMBeXLw12QcPhPSOCHxDekIPMKBZAfEXb+KRjcbcpqrLicUhWmCGSmwszEahnHUvd1+HO1xPN1edV/Gf2deDG1/Jn1EROE6RERAEREAxNXG4ynRQ1KrhFQXLMbD/34T1r1VRSzEBVUsSeQAFyT3WlIb37yvj6psStFGPo07erO3ax9wNu2+uHC8lbccmeTIoR0t6d+6uJLU8MWo0tQWBs7jvPxB3DXtPVIZET2MeKca2lHDVunuz2weFes606SF3e+VV5mwLG3sBPsljbK3nxuBpqNo4Z2pZggqnLnBPIEX6egOuh065Bd3dojC4uliGBK026QHPKysjW7wGJ9kuLaeDw+1cMEFbMpYOrU2FwRfmD3EixE5NTX8kqW69+jbCuzafc+to7Nwu1MOGOV1db06q+up1Fweeh5qewgiU9s3ZzfD6eGbUjFrTa3IhHsx8LKTLfothdk4QI1WyUwxGZgXZiSxsBzJJ5ASttzcSlTanwisy0xerXuzhVDNcBbm1z0/dMsFVM1t44L5EnU7+eSweI2I9Hs2r+uUpj+Jhf3Az33IrCrs2hfW1M0z/AWQ/Vka4obVpVMNTpUqqPmrZmCOrWCq3PKdNWE2OGu1qKYI06lZEKVnsHqKpytZrgMeVyZn0P4d/yW6/8AJt+CtHw/o8SaVrZMT6P+R8v2S5OIRtsyvbnlS3+okrPeZUG1GZHRkfEU6mZXBXpFC2o055rywN+9qUKmzqyJXpOxCWVaqljaohNgDflea596cMzx9lSPba2HGNoYGrz/AP0UK/sKkn7J8bUxV9tYWkD6mHqOfFwwHupnznnuLtqh9z6SVK9NGp5qdmqKrWVjlNiey04CbVpvvB6U1EFOmpphy6hLCkfjXt6zNMph70vSZq6WyfvY3OLo6GHP/kcfNH/Eh+7WH2gjDE4Gm5AJQlQpRrWJVgTqP+giSnipjqNWlQ9FVSoVqtcI6sQCh1Njpynxw03hpUkfC1nCFqmemxNlOYAFbnQG4uO2/dN4dLT9luZUk8vd7Ej2Fvgtar8FxVI4fEDQoxurGwNlPUSCDlPbzMjfEndqlSQYuioS7hKigWUl+TAclNxY25385TX3Uw1TGDHl2zh1qZQy5CyABW5X+Kptfqkc4m7fovSXCUnV2Lh3KkFVCXspI0zEnl1WmWLf5F8f7L39r6v0bXCL8Hr/ALcfUWcLeb8ep+3w/wBKT64abepYZ6lCs4RapDIzGyhrEFWPIXGWxPYe2TXG7s4Wvi0xzVDmUo1ldcjMvqMevs5HW0tb+PNTpeURK6oSXB58SfxbU+XT/wBxZDOE34a/7q316c7HEreGi1D4JSdXd3VnysCFVDmsSNMxIGnjI/w1xtKji3etUSmpwzKGdwoLF0NgT12B8pOOaWnrsRVL5USzeLH/AAfbOEcmy1KJoN4O5A+dkPsnao4DJtN6wGmIwgB+XTYKfmsnlK/4m4+nWxFF6FZHyUmGZHDZWzXF7HQ9cn+zd6MJUpU6j4mijtTBZWqoGViBmUgm41HumVxSiWl57M0mk6aZAuK34an7uv1nk+3H/F2H/ZfaZXHEnG062LR6VRKiigqlkcML5n0uOvWSTh7vRRGHXC1qi03pEqpYhQykkixOlxe1vD2a5Jp4J7eDOaXyM0+Hu0qRqvg3oBmetVqh2CkBRbo6i/V7598WcOqJh8iqt3e+VQL6JztJRsbdjCUK7YqgSzPm/KZlXObnLb7b6T03g3aTHPTNZ2yUcxyLoWZrXu3MCwGg7ecy+WVlVLwadD6GuSldm7NrYlxToU2duuw0UdrHko8ZaO6+4NPDlauKIrVRqF/Joe4H1j3ny65LsBgKWHQU6NNUUdSi3tPae8zaMnNqqydl2REYVPd92ZEzETlNxERAEREAREQCH8TcU1PZ7Kv5WotJvkm7MPaFt7ZTMv3efZAxmFehcBiMyE8g66qT3X0PcTKIxmFei7UqqFXQ2ZT/AN1Hf1z0tFU9Lnk49RL33PGIidxziZRypupIPaDb6JiIAYkm5Nz2nUzEzEAwBFpmIAmLTMQDFomYgGLTMRAM5ja1zbsvpPkTMQBMDlbq7JmYJgATM3sFsnEV/vNCo/eqHL/Mej75JdncOMZU1qlKA7GbO3kht86Z1mxx5ZdRVeEQyfSU2Y5VUsx5KqksfADUy29m8NcLTsazvWI6ici+S6++SrZ+y6GHGWhRSmP1UAJ8TzPtnLetlfatzWdO35Kf2VuJja9i1MUVPxqhsbdyDpedpNtkcOMNSs1dmrsOo9FL/JBufaTJuJkzlyanJfO39G04Zn8nhhcMlJAlNFRV0CqoVR4ATYiJzmwiIgCIiAIiIAiIgCIiAfJnH27u7h8amWsnSAsrro637D2dxuJ2YkptPdENJrZlQ7X4bYindsOy116lJCPb2nKfMeEieO2bXoG1ai9PvdCB7DyPnP0VPkrcWOs6o1lr7luY1p5fjsfmsHsmZf8AjN3cHW1qYWkx7fRqG8wLzlV9wNnv+RK/JquPpM6FrZ5TMnp3wylYlu1OGeDPKpXXwdD9ZDNduFuH6sTW9opn+iWWsxlfp6KqiWl/9W0f81V/lT/iZHC6h14mr5U/7ZP1mIfDfoqyJbCcL8L118QfBqY/omzS4b4JefpW8alvqgSHrMYWCinol3UtxNnr+b5vlVHP9U3qG6+Cp+pg6I7zTUnzIJlXrZ4TLLT17KCUgmw1PYOc6GG2LianqYaq1+sUmA8yLT9AUcMieoir4KB9E9bTKtc+JLLTe2UjhdxNoVOdAUx2vUQe5ST7p28JwvrHWriUXuSmznzJX6JakTJ6vI/HY0WCUQfB8NMGmtR6tXuLBF8kAPvkgwO7eDoa08NTUj4xQM38zXM7ETGst15ZdRK8IARMxKFxERAEREAREQBERAEREAREQBERAEREAREQBERAEREAREQBERAEREAREQBERAEREAREQBERAEREAREQBERAEREAREQBERAEREAREQBERAEREAREQBERAEREAREQBERAEREAREQBERAEREAREQBERAEREAREQBERAEREAREQBERAEREAREQBERAEREAREQDUGOpZivpFuBm9bq6QOvXbIb9ltZiptCirZGqKG6OhYX6bFV8yCJpDYNIqyksQ9ha69EdLorp0V6R0EymxUBzZ3JLKSTkuSrmoCejbmzDwPbYgDfOMpjU1E6/jjq0PXMUsbTb1XU9JltmF8ymzDxHXOcm71FU9EpYAqBcBAwylcpBC+sMq9LnoNdBM1NgUnuGZyGLEi665mZ7Xy5hZmY6G+tiSNIB0KOMRyQrhiLcjcG4voeR9kz8Lp/4i6gn115L6x58h1zTXZKBzUzuXZfRs3QGZbg2ICgDlzABnjU2DTIszuQUyfEFwFdRyUahajDT23gHVpV0a+Vla3PKwPnaa9XaNNWKEtmUXsKbm4uoOWy9Kxdb2va+s+MPsunTLGxOcgkG1rh3qgiwHxnPkJ8V9lekLsa9VfSgCy+j6Kgg5VuhIBsb6m+Y91gPT7q0Stw+YZUbRWY2qepYAXJI1tztrPk7Yo3AzMcyhltSc5g1rFbL0r3HLv7DbxbYNLpXLHOuQ6IP0ddFGvQXw+Llns+zUOqlkYFcrLlugpgqFW4Iy2ZtCD657rAE2vRbVWLaZhlpu1xoOjZelbML25X1tH3YoWJFQm2XlTY3zkBctl6WrDle19Z5fcKmFZUZkzoiFly5vRpYBLspuDre9yb2vYAD5Gw0Bdg7A1hlJtTOlwdbpry0vfKNFsIB11Nxftn1PKlSCKqjkqhRc3NgNNTPWAIiIAiIgCIiAIiIAiIgCIiAf/9k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jpeg;base64,/9j/4AAQSkZJRgABAQAAAQABAAD/2wCEAAoHCBQSEhgSEhIYFRgSEhwSGBgYEhkaGBwVGBwZGRkaGCEcIS4lHh4rHxkYJjomLC8xNzU1GiQ7QDszPy42NTEBDAwMEA8QHxISHj4nJSs+QD00NTU6NDY3MTQ0Pz80NDQ2PTQ0NDQ0NDQ0PT00NjQ0NjQ0NDQxMTQ0NDQ0NjQ0NP/AABEIAK4BIQMBIgACEQEDEQH/xAAcAAEAAgMBAQEAAAAAAAAAAAAABgcBBAUDAgj/xABJEAACAQIDBAYEBw4GAgMAAAABAgADEQQSIQUGBzEiQVFhcZETMoGhFEJyorGywRUzNDVDRFJic3SCksLSU1STs9HwY+EWFyT/xAAZAQEAAwEBAAAAAAAAAAAAAAAAAQIDBAX/xAAoEQADAAEDBAEEAgMAAAAAAAAAAQIDBBFBEiExURMUMmGBInEjUqH/2gAMAwEAAhEDEQA/ALmiIgCIiAIiIAiIgCIiAIiIAiIgCIiAIiIAiIgCIiAIiIAiIgCIiAIiIAiIgCIiAIiIAiIgCIiAIiIAiIgCIiAIiIAiIgCIiAIiIAiIgCIiAIiIAiIgCIiAIiIAiIgCIiAIiIAiIgCIiAIiIAiIgCIiAIiIAiIgCIiAIiIAiIgGIi80sVtShS++V6aW/SqKD7zJSb8Dc3YkYxO/Wz6fPEBj2Ijv71W3vnMxHEzCL6lOq/8ACqj5zX90usOR+JZR5JXJOolZV+KR/J4T+at9gX7ZoVuJuKPqUaK+Idv6hNFpcr4KPNHstyJS9TiHjzyemvyaI/qJmtU352gfzm3hTpj+mXWiyfgj6iS8IlEnfLaB/O2/lp/2z5/+X4//ADb+Sf2yfor9oj6ifRfMSiV3y2gPzt/alP8AtnvT382gv5cN8qmh+gCQ9Fk9on6iS74lOUOJONX1hRcd9Ngfmv8AZOrhuKLflMKD3pVIPky/bKPS5VwSs0ss6JDcFxFwT2Dl6JP6dMkeaZre2SfBY+lXXNRqpUHarhvO3KY1FT9y2NFcvwzciYmZUsIiIAiIgCIiAIiIAiIgCIiAYi0Xmnj9p0cOuevVWmvazAX8O32Qk34G+xuTEgu0+JWGp3Wgj1j+kegnm2vukR2jxAxtW4V0oL2U06Vu9nv7gJ0Rpclcbf2ZVmlfkuStWVFLOwUDmWIA8zI9j9+sBR0NfOeympf3gZffKWxeKeq2aq71G7XcsfZflPGdMaH/AGZjWofCLMxvFFeVDCsew1HC+5b/AEyP4ziDj6l8r06Q/Upa+blpE4m86bHPBk8tPk3sVtnE1fvmJqtfqNRreQNvdNAKOyZibKUvCKNt+RERLECIiAIiIAiIgCIiAIiIAnrh8Q1Nw9N2RhyZGKt5jWeUSNtwWDu1xEdCKeN6SHQVVXpL3uB6w7wAfGWhSqK6hlIZWAYEG4IOoI7p+bpbHCjHtUw1SixuKFQZO5XBOX2MG8552qwKV1T2OrDlbfSyfREThOoREQBERAEREAxESKbxb74fCXRT6aqNMiEWU/rtyXw1PdJmat7JblapSt2Sq8GVDsve2vitoYf4RUyUvS/e06KXKsEzdbdMrzNuWknu+WDxNbClcJUKuHDEK+VmQXuobqNyD1crdc0vC4pKu25WcipNrg5m+P3UCM+GdBTAJZaan02Uc9WBB/hsey8qGtVZ2Luxdm5szFmPiTrLK2fv8MLSXD4uhiGrU1s5YICdTYnMwJ0tqecrSs12YqNCxKjuJNh9E7tLLlNNfv2c2at+6f6JRsvcTF4mitem1EJUXMod3DWuRqAhGtr8557Z3JxWEotXqNSZEKghXct0mCg2KAcz2y0caPgmy3C6GhgmA+UtMge+Y2unwrZb219JhM6/KyZ194ExWqydW/G5o8M7fnYooC+kmg4a40658P8A6lT+yQ2jqy97D3kS/wDbmL9Dh/SXtlqUrn9U1UVvcTN9TmuHKnkzxRNb7lI7e2JVwNUUqxQsyCoCjErlJZfjAG91PV2TtYLh9jKtNaqtQC1EVwGeoGAYAi4CGx17Z2uLeDLPhnUavmo+0lSo95k5xFUUnw1BT6zMP4UpP9uWZ1qb+OXPl77/AKLzhnqafhFM7w7tV8Bk9OyH0mbLkZm9XLe+ZR+kJ4bD2FXxrlKCA5RdmY2RQeWY2PfoATpJxxeGmGPfUH1Jt8JXT4NVUWzCvdu3KVXKfDRvIy/z2sHXyV+NfJ08HIHC+vlv8Jp5uzI1r+N/skU27sKvgXCV1HTBKOpujAWvYkA3FxcEdYk+29Wx2D2h8MY1auE60pm6quSxV0Og6XSze/qnA303vo4+ilOnSdWSpnu4S2XKykDKx7R5SMOXLVLfun/wXEJPhnK3f3Ur49Gei1NQj5DnZgb2B0yqdNZq43YdWjihg3ZC7MiAqzFbvbLqVBtqOqWBwi/B6/7cfUWcLeb8ep+3w/0pLLNfy1PCRHRPSn7OdtrcnE4Si1eq9IohUEK7lukwUWugHM9s5uwNiVcdUalRKBghqH0jMBlBVfiqdbsJa/Ej8W1Pl0/9xZC+E34a/wC6t9enKxmusNU/KJrHKtSa2L4eYymj1C1FgiFiFqOWIAuQAUAJ07ZyN3t3q2PZkoMgNNQzZ2YCzEgWyqeyXb8NBxLYY2/B1rAdoLujez1POQjh7g/g+0MbQ/w7KPk5iU+ayzONVbht+V4LVhlUtvBBdvbDq4KoKVYoWZA4yMxFiSPjKNdDNjd/djEY4k0gqohszsSFvzsLAlj3DtHKdviv+Gp+7r9Z5PNwqSps2hlFsyFz4szEma3nqcM1yyk407a4RC6nC+uFuuJps3YUZRfx1+iQ7auzKuFqmjXXKwF+dwVN7Mp6xofKSnYW+r0sbUbGYhjSbOMtswDZujlA5AC40njv/vFhsd6FsOWLU8wYshXotlsNeeoMnHeZWpvunyLUOd57Mh8RMTsMBeXLw12QcPhPSOCHxDekIPMKBZAfEXb+KRjcbcpqrLicUhWmCGSmwszEahnHUvd1+HO1xPN1edV/Gf2deDG1/Jn1EROE6RERAEREAxNXG4ynRQ1KrhFQXLMbD/34T1r1VRSzEBVUsSeQAFyT3WlIb37yvj6psStFGPo07erO3ax9wNu2+uHC8lbccmeTIoR0t6d+6uJLU8MWo0tQWBs7jvPxB3DXtPVIZET2MeKca2lHDVunuz2weFes606SF3e+VV5mwLG3sBPsljbK3nxuBpqNo4Z2pZggqnLnBPIEX6egOuh065Bd3dojC4uliGBK026QHPKysjW7wGJ9kuLaeDw+1cMEFbMpYOrU2FwRfmD3EixE5NTX8kqW69+jbCuzafc+to7Nwu1MOGOV1db06q+up1Fweeh5qewgiU9s3ZzfD6eGbUjFrTa3IhHsx8LKTLfothdk4QI1WyUwxGZgXZiSxsBzJJ5ASttzcSlTanwisy0xerXuzhVDNcBbm1z0/dMsFVM1t44L5EnU7+eSweI2I9Hs2r+uUpj+Jhf3Az33IrCrs2hfW1M0z/AWQ/Vka4obVpVMNTpUqqPmrZmCOrWCq3PKdNWE2OGu1qKYI06lZEKVnsHqKpytZrgMeVyZn0P4d/yW6/8AJt+CtHw/o8SaVrZMT6P+R8v2S5OIRtsyvbnlS3+okrPeZUG1GZHRkfEU6mZXBXpFC2o055rywN+9qUKmzqyJXpOxCWVaqljaohNgDflea596cMzx9lSPba2HGNoYGrz/AP0UK/sKkn7J8bUxV9tYWkD6mHqOfFwwHupnznnuLtqh9z6SVK9NGp5qdmqKrWVjlNiey04CbVpvvB6U1EFOmpphy6hLCkfjXt6zNMph70vSZq6WyfvY3OLo6GHP/kcfNH/Eh+7WH2gjDE4Gm5AJQlQpRrWJVgTqP+giSnipjqNWlQ9FVSoVqtcI6sQCh1Njpynxw03hpUkfC1nCFqmemxNlOYAFbnQG4uO2/dN4dLT9luZUk8vd7Ej2Fvgtar8FxVI4fEDQoxurGwNlPUSCDlPbzMjfEndqlSQYuioS7hKigWUl+TAclNxY25385TX3Uw1TGDHl2zh1qZQy5CyABW5X+Kptfqkc4m7fovSXCUnV2Lh3KkFVCXspI0zEnl1WmWLf5F8f7L39r6v0bXCL8Hr/ALcfUWcLeb8ep+3w/wBKT64abepYZ6lCs4RapDIzGyhrEFWPIXGWxPYe2TXG7s4Wvi0xzVDmUo1ldcjMvqMevs5HW0tb+PNTpeURK6oSXB58SfxbU+XT/wBxZDOE34a/7q316c7HEreGi1D4JSdXd3VnysCFVDmsSNMxIGnjI/w1xtKji3etUSmpwzKGdwoLF0NgT12B8pOOaWnrsRVL5USzeLH/AAfbOEcmy1KJoN4O5A+dkPsnao4DJtN6wGmIwgB+XTYKfmsnlK/4m4+nWxFF6FZHyUmGZHDZWzXF7HQ9cn+zd6MJUpU6j4mijtTBZWqoGViBmUgm41HumVxSiWl57M0mk6aZAuK34an7uv1nk+3H/F2H/ZfaZXHEnG062LR6VRKiigqlkcML5n0uOvWSTh7vRRGHXC1qi03pEqpYhQykkixOlxe1vD2a5Jp4J7eDOaXyM0+Hu0qRqvg3oBmetVqh2CkBRbo6i/V7598WcOqJh8iqt3e+VQL6JztJRsbdjCUK7YqgSzPm/KZlXObnLb7b6T03g3aTHPTNZ2yUcxyLoWZrXu3MCwGg7ecy+WVlVLwadD6GuSldm7NrYlxToU2duuw0UdrHko8ZaO6+4NPDlauKIrVRqF/Joe4H1j3ny65LsBgKWHQU6NNUUdSi3tPae8zaMnNqqydl2REYVPd92ZEzETlNxERAEREAREQCH8TcU1PZ7Kv5WotJvkm7MPaFt7ZTMv3efZAxmFehcBiMyE8g66qT3X0PcTKIxmFei7UqqFXQ2ZT/AN1Hf1z0tFU9Lnk49RL33PGIidxziZRypupIPaDb6JiIAYkm5Nz2nUzEzEAwBFpmIAmLTMQDFomYgGLTMRAM5ja1zbsvpPkTMQBMDlbq7JmYJgATM3sFsnEV/vNCo/eqHL/Mej75JdncOMZU1qlKA7GbO3kht86Z1mxx5ZdRVeEQyfSU2Y5VUsx5KqksfADUy29m8NcLTsazvWI6ici+S6++SrZ+y6GHGWhRSmP1UAJ8TzPtnLetlfatzWdO35Kf2VuJja9i1MUVPxqhsbdyDpedpNtkcOMNSs1dmrsOo9FL/JBufaTJuJkzlyanJfO39G04Zn8nhhcMlJAlNFRV0CqoVR4ATYiJzmwiIgCIiAIiIAiIgCIiAfJnH27u7h8amWsnSAsrro637D2dxuJ2YkptPdENJrZlQ7X4bYindsOy116lJCPb2nKfMeEieO2bXoG1ai9PvdCB7DyPnP0VPkrcWOs6o1lr7luY1p5fjsfmsHsmZf8AjN3cHW1qYWkx7fRqG8wLzlV9wNnv+RK/JquPpM6FrZ5TMnp3wylYlu1OGeDPKpXXwdD9ZDNduFuH6sTW9opn+iWWsxlfp6KqiWl/9W0f81V/lT/iZHC6h14mr5U/7ZP1mIfDfoqyJbCcL8L118QfBqY/omzS4b4JefpW8alvqgSHrMYWCinol3UtxNnr+b5vlVHP9U3qG6+Cp+pg6I7zTUnzIJlXrZ4TLLT17KCUgmw1PYOc6GG2LianqYaq1+sUmA8yLT9AUcMieoir4KB9E9bTKtc+JLLTe2UjhdxNoVOdAUx2vUQe5ST7p28JwvrHWriUXuSmznzJX6JakTJ6vI/HY0WCUQfB8NMGmtR6tXuLBF8kAPvkgwO7eDoa08NTUj4xQM38zXM7ETGst15ZdRK8IARMxKFxERAEREAREQBERAEREAREQBERAEREAREQBERAEREAREQBERAEREAREQBERAEREAREQBERAEREAREQBERAEREAREQBERAEREAREQBERAEREAREQBERAEREAREQBERAEREAREQBERAEREAREQBERAEREAREQBERAEREAREQBERAEREAREQBERAEREAREQDUGOpZivpFuBm9bq6QOvXbIb9ltZiptCirZGqKG6OhYX6bFV8yCJpDYNIqyksQ9ha69EdLorp0V6R0EymxUBzZ3JLKSTkuSrmoCejbmzDwPbYgDfOMpjU1E6/jjq0PXMUsbTb1XU9JltmF8ymzDxHXOcm71FU9EpYAqBcBAwylcpBC+sMq9LnoNdBM1NgUnuGZyGLEi665mZ7Xy5hZmY6G+tiSNIB0KOMRyQrhiLcjcG4voeR9kz8Lp/4i6gn115L6x58h1zTXZKBzUzuXZfRs3QGZbg2ICgDlzABnjU2DTIszuQUyfEFwFdRyUahajDT23gHVpV0a+Vla3PKwPnaa9XaNNWKEtmUXsKbm4uoOWy9Kxdb2va+s+MPsunTLGxOcgkG1rh3qgiwHxnPkJ8V9lekLsa9VfSgCy+j6Kgg5VuhIBsb6m+Y91gPT7q0Stw+YZUbRWY2qepYAXJI1tztrPk7Yo3AzMcyhltSc5g1rFbL0r3HLv7DbxbYNLpXLHOuQ6IP0ddFGvQXw+Llns+zUOqlkYFcrLlugpgqFW4Iy2ZtCD657rAE2vRbVWLaZhlpu1xoOjZelbML25X1tH3YoWJFQm2XlTY3zkBctl6WrDle19Z5fcKmFZUZkzoiFly5vRpYBLspuDre9yb2vYAD5Gw0Bdg7A1hlJtTOlwdbpry0vfKNFsIB11Nxftn1PKlSCKqjkqhRc3NgNNTPWAIiIAiIgCIiAIiIAiIgCIiAf/9k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6];&quot;'&quot;;[.E16];&quot;','&quot;;[.F16];&quot;',&quot;;1;[.C16];)" office:value-type="string" office:string-value="INSERT INTO [dbo].[shop_avatars]([public_id],[url],[shop_id]) VALUES('test','data:image/png;base64,iVBORw0KGgoAAAANSUhEUgAAASwAAACoCAMAAABt9SM9AAAAkFBMVEX////4VQb4UgD4RgD3QQD4SwD5ckX4TgD91cz93dX6lnv/+/r4UAD5ajj4RQD7oor8yr78uqn8wrT4XR/6imr+8/D4WRT+6+f7qZT6nIP5fVf4YSj3PQD94Nn+9fP6lHj6hWP7sp/7p5H6jW7+5+L5dk38zcH8xLf92dD8va35gFz5bD33LwD4YSf6hmT5c0l+/nmwAAAKeklEQVR4nO2dDXeiOhCGISRNVcRq/Rbb2lpt7W73//+7BQTMDIEAYoM17zn3nLtUQvKQTJLJJFiWkZGRkZGRkZGRkZGRkZGRkZGRkZFRWXX2E91ZuBqt/zD6qjsT16I5s23GR7qzcR0acNu2idNf687INSiCFeCi4yfdWWm/Yli2zelcd15arxRWYLrIXnduWi4BVmC6vozpKpIIKzRdb8Z05QvCCkyXZ0xXrjCs0HQ96M5UW5WFZRPvbqs7W+2UBJZtu/TZmC6JpLBC07XRnbMWKgdWYLqmO915a51yYRnTlVU+rMh09XTnr1UqghWYLseYLkHFsGxiTJcgBazQdL3PdGeyLVLCCkyXb9riUSVg2bZvmmKkUrDcb93ZbIdKwSJ3urPZDhlYFWRgVZCBVUEGVgUZWBVkYFWQgVVBBlYFGVgVZGBVkIFVQQZWBZ0Pa/fVR/q3fOnO978wxuR8WNQlSK7rcsY8b/n5Y8X4GTUAK/c2l9HFr1rZviQsO1zZ/k2168KwbOKNf6wsF9elYdk2W/5YYS6tAbs0LJu9/VhpLqv18MshF4Zl01+xJ6H3/Gdn7bmycp0Jizi/IGRi43EWhkS+UoXhOhOWzRc/VaRLaTdlxI5gWZMXWtgWq8AKR6WZBOh1D7e2/7ywTCwOtu30i0xXBVjE5ZxTj8HU2DWHQPe6vnssRRqZPCowXRVg0ejabAPZE3LpEl1OQycxUkwI4x5QtwFYsS2fQVpe56IFupzuH0+NRIRlTQ45pqsGLGsEKiq/zg2gs6VIhMENAh8rqemqA8viYkqkf6nyXFC9hQ/aGsO7KT6ZxHTVgtUF4xH/+oZaQ4ZGVBlYloVw1oYF26HzgW6bdTqdJkIKe+tOZ3uBN/HxN9PIJLBQQ60Nq+OABw3Fe3Yvjuc4wX/f99G/7xfdVIs4ck68JoYe3v89DXGf5isaJOTRv/Poub356Z7n46XJ4Lmbq+d5zgBQar5lsMIuAPX8dWBNPPE67wo56XvuMX3i0mVww+wPF+RHFQ5coydaC0r85P83NOmqCPPCkrx5wk1O5BzqM14g71laJvnAQA5LHFzUhgX/4L6n19eemBO+Cl4OqIRONMwA11LUsxVLxnKWNRZfB/H3lvWV7VSmhXMTPpCUaCSz2wWwYE9QDxaoWcROLj8hW8C65WF9Ro0jhjUAdwV9yMS6qwrLyy6rdOQjgiJYwUt895KbGoCVVgfrHc/a/aePcrB6B09Iau2jdIIfVYWVnVkUTZMLYAX5ncYmoR4sOKFO5tL3GS8F+1yXgvWRdOVHWH1cKOJZ7xVhZdwhhQ6YQliREyd6bC1Yj3DCE++aes+aTmQicmAt0lcewepkXUPEg92SGpYDZ2EK154CVjDjDrPYBKw4XxO1+0sGazFZncoRwXpWLh6oYREmFmRd6Hmx1bCCJIKm2Ais44hqiN4dcTMZlMCyuVhpIlgMjwUzCalhia3waVzs07PLwLI2rBFY8ZOWsBUy+/DPQ5mUwYLPCP7cgd0HoXeHKbrjCEviijw96T7N7FDlLbY1wIIFckKnYA+Z6lKwYA0l0/AQsBECGMHa+NRLBd+U0ApHuGuVSQ1r21AzZNHS9AyUxz2mO4NJlIL1BipCPPOEF2NPR2+SqvcNaPHT8D3TtdaCtWjKwB8nhztQIdhIltVSsMAtxD2mA++RuIWgBXd2OX+oByt22DQHawNgJcOJBawmClhOWCFgDY03Yj2BvGRh7SBM5/QX3F1Uh5W6ApuDBbEko3pogIphEX+RwZL6YUGZs7BgM+XCSvm5sAQvRXOwoNFIXu1DeVicR+ZpC2pW6v9ZFcNiea3wXFiDsyfSMlj/RFjp5Fo5kU7lHY7pw9lkYvtkc0NBKEkvF2NFWNBL0Rws+OqTaWxZWIQm0V7yjkIBCw76wY7TM2BhL0VzsKbnwGKr1A/9UAcWlw38zoSV9VI0Bwv6uCrBOlr2WMMasGDTPfmMzoEl8VI0Bwv23VVgxZb9DFhwuck9nA9LuorfAljOAazg1IGFWiE4DbIOrJz4EP2wGDpaogYs1ArhQmZ1WJM8L4V+WA7yldeABcfDLox0rQxrnuulaAEsFFhSA5ZNpLfUgrV3mwk5KvY66IO1RusncHW1Eqxil2pz/ix9sGAMu7CMWQFW9L5VLtVGYO31wppKjEJFWBHhfGOVPLYxH7w2WLgVos8rlIJl87tugbFKHtsErA+tsF6hExUXqBwsm3D17xqBtdUKC9kEfCJYSVhlVA8W7Ku9iU5YW5RLHBmmHZYs1kEXrLlsKaO1sAjXCkvRCvXDopIkNMFStULtsOASYbxGV9efdSYsuKhEHjOF0A0LucmPNR/Ge9eHNaoGawVbYXZzjG5YaH3rGFbw2BCsam5ltOTtZc+M1g1rDFa94okrDPpMVnd2lWEhb5cCFmqF02whdMOC9j02EzCIJlmM2ivXDTGsjqyN44qbwoLhAbKtMZphvcK9O/FiA1wTTn68qQwL9R4LWV5SWCiAThJ0qxnWDkXGxJFQcIqW+D+flbEOGBaKG48XH2DofQoLhSfZVlaaYFlhkM/9GG3ZTCKhPqFhjh0lcGJUChac0cZxALA5p7C+YCuUhb7rgWXTQJ6DfD5pO4G2JrZk0L6XgwWN39Eth2xTAgu1QuzO1wlLqnTIDKNfbL7c9p72KKelYKHDO9io15u9wGsJLBTG6r6NBb1t2waLv6S/hpM023UoxRktBesBOeFYUJ9R0HgC6w5dd0WxVdtgCXOxhTrO9egmVMB6Uj82hlX8yziirT2wxA9hSCOJPInZV8CSRoG6VGL2PwsdwXHX0xpYHKykSByz3gREEB036qhg4YD6QO4YtnIvqtCSLR1i0doFi6/Az18zhSQcTt7IVxlYkucGVRKM2FgY2tdTHFnVKljsC/68l1mgDAc+YHuEVwrWPEM9GBADb0TkXRgVL8e0CZbrZ46hGeEbwjk2mAZFzUcJC3esNlugaZAbbmVdFrbC9sAinL5LvqDVhc75cAcqtEBRZKwaFjpngz/iUofuhZ5i68QPw/KzzwlPlOSMTgfy7fWvQmyv60d931YskxNe+gAvgcpOHJlNT2UkzipyAn2LVdSXbW9EWT3uN8C19Ay5LwWwNhTLdx/vxvOH/IMI1kufhfu8GfMP8a9ehdujjTjWwRcu5RyFt+FetF+ceW48PJmtTrdFJuBLSEamoytsnr+fo6po499MfnqYL7qL+cPZR0V1hoPuYjA8+6ibN+UGunJy/Ws+0Kmsck6Wqabb+czhJz5OpbKYfUPf/pWcLFNB4lEdt6DsyTKlRfzb+165eLhYFVRO/xeeUq7WELt5S4i5N2SsgNIDEcuK01sYLuRp+45PBCgQoeObM1ZQu2nZwEmnf61nPzao+GQZhRj/FedGn63es9J0uf51HpJ5CW2/Ck0XoYeJOpHb0QPJ9bMSZ4XPfLx55W2oYOw3fZyjKUm36rj06g9tv5Aym8AIXZqPtucKbC8kzuO9+pZb1qufmC6ON5QZZTT5jkyXS7vXd0i0BnX6HqPvxliV1P3eTAONjIyMjIyMjIyMjIyMjIyMjIyMjIys/ypxrYsVXb8jAAAAAElFTkSuQmCC',1);" calcext:value-type="string">
            <text:p>INSERT INTO [dbo].[shop_avatars]([public_id],[url],[shop_id]) VALUES('test','data:image/png;base64,iVBORw0KGgoAAAANSUhEUgAAASwAAACoCAMAAABt9SM9AAAAkFBMVEX////4VQb4UgD4RgD3QQD4SwD5ckX4TgD91cz93dX6lnv/+/r4UAD5ajj4RQD7oor8yr78uqn8wrT4XR/6imr+8/D4WRT+6+f7qZT6nIP5fVf4YSj3PQD94Nn+9fP6lHj6hWP7sp/7p5H6jW7+5+L5dk38zcH8xLf92dD8va35gFz5bD33LwD4YSf6hmT5c0l+/nmwAAAKeklEQVR4nO2dDXeiOhCGISRNVcRq/Rbb2lpt7W73//+7BQTMDIEAYoM17zn3nLtUQvKQTJLJJFiWkZGRkZGRkZGRkZGRkZGRkZGRkZFRWXX2E91ZuBqt/zD6qjsT16I5s23GR7qzcR0acNu2idNf687INSiCFeCi4yfdWWm/Yli2zelcd15arxRWYLrIXnduWi4BVmC6vozpKpIIKzRdb8Z05QvCCkyXZ0xXrjCs0HQ96M5UW5WFZRPvbqs7W+2UBJZtu/TZmC6JpLBC07XRnbMWKgdWYLqmO915a51yYRnTlVU+rMh09XTnr1UqghWYLseYLkHFsGxiTJcgBazQdL3PdGeyLVLCCkyXb9riUSVg2bZvmmKkUrDcb93ZbIdKwSJ3urPZDhlYFWRgVZCBVUEGVgUZWBVkYFWQgVVBBlYFGVgVZGBVkIFVQQZWBZ0Pa/fVR/q3fOnO978wxuR8WNQlSK7rcsY8b/n5Y8X4GTUAK/c2l9HFr1rZviQsO1zZ/k2168KwbOKNf6wsF9elYdk2W/5YYS6tAbs0LJu9/VhpLqv18MshF4Zl01+xJ6H3/Gdn7bmycp0Jizi/IGRi43EWhkS+UoXhOhOWzRc/VaRLaTdlxI5gWZMXWtgWq8AKR6WZBOh1D7e2/7ywTCwOtu30i0xXBVjE5ZxTj8HU2DWHQPe6vnssRRqZPCowXRVg0ejabAPZE3LpEl1OQycxUkwI4x5QtwFYsS2fQVpe56IFupzuH0+NRIRlTQ45pqsGLGsEKiq/zg2gs6VIhMENAh8rqemqA8viYkqkf6nyXFC9hQ/aGsO7KT6ZxHTVgtUF4xH/+oZaQ4ZGVBlYloVw1oYF26HzgW6bdTqdJkIKe+tOZ3uBN/HxN9PIJLBQQ60Nq+OABw3Fe3Yvjuc4wX/f99G/7xfdVIs4ck68JoYe3v89DXGf5isaJOTRv/Poub356Z7n46XJ4Lmbq+d5zgBQar5lsMIuAPX8dWBNPPE67wo56XvuMX3i0mVww+wPF+RHFQ5coydaC0r85P83NOmqCPPCkrx5wk1O5BzqM14g71laJvnAQA5LHFzUhgX/4L6n19eemBO+Cl4OqIRONMwA11LUsxVLxnKWNRZfB/H3lvWV7VSmhXMTPpCUaCSz2wWwYE9QDxaoWcROLj8hW8C65WF9Ro0jhjUAdwV9yMS6qwrLyy6rdOQjgiJYwUt895KbGoCVVgfrHc/a/aePcrB6B09Iau2jdIIfVYWVnVkUTZMLYAX5ncYmoR4sOKFO5tL3GS8F+1yXgvWRdOVHWH1cKOJZ7xVhZdwhhQ6YQliREyd6bC1Yj3DCE++aes+aTmQicmAt0lcewepkXUPEg92SGpYDZ2EK154CVjDjDrPYBKw4XxO1+0sGazFZncoRwXpWLh6oYREmFmRd6Hmx1bCCJIKm2Ais44hqiN4dcTMZlMCyuVhpIlgMjwUzCalhia3waVzs07PLwLI2rBFY8ZOWsBUy+/DPQ5mUwYLPCP7cgd0HoXeHKbrjCEviijw96T7N7FDlLbY1wIIFckKnYA+Z6lKwYA0l0/AQsBECGMHa+NRLBd+U0ApHuGuVSQ1r21AzZNHS9AyUxz2mO4NJlIL1BipCPPOEF2NPR2+SqvcNaPHT8D3TtdaCtWjKwB8nhztQIdhIltVSsMAtxD2mA++RuIWgBXd2OX+oByt22DQHawNgJcOJBawmClhOWCFgDY03Yj2BvGRh7SBM5/QX3F1Uh5W6ApuDBbEko3pogIphEX+RwZL6YUGZs7BgM+XCSvm5sAQvRXOwoNFIXu1DeVicR+ZpC2pW6v9ZFcNiea3wXFiDsyfSMlj/RFjp5Fo5kU7lHY7pw9lkYvtkc0NBKEkvF2NFWNBL0Rws+OqTaWxZWIQm0V7yjkIBCw76wY7TM2BhL0VzsKbnwGKr1A/9UAcWlw38zoSV9VI0Bwv6uCrBOlr2WMMasGDTPfmMzoEl8VI0Bwv23VVgxZb9DFhwuck9nA9LuorfAljOAazg1IGFWiE4DbIOrJz4EP2wGDpaogYs1ArhQmZ1WJM8L4V+WA7yldeABcfDLox0rQxrnuulaAEsFFhSA5ZNpLfUgrV3mwk5KvY66IO1RusncHW1Eqxil2pz/ix9sGAMu7CMWQFW9L5VLtVGYO31wppKjEJFWBHhfGOVPLYxH7w2WLgVos8rlIJl87tugbFKHtsErA+tsF6hExUXqBwsm3D17xqBtdUKC9kEfCJYSVhlVA8W7Ku9iU5YW5RLHBmmHZYs1kEXrLlsKaO1sAjXCkvRCvXDopIkNMFStULtsOASYbxGV9efdSYsuKhEHjOF0A0LucmPNR/Ge9eHNaoGawVbYXZzjG5YaH3rGFbw2BCsam5ltOTtZc+M1g1rDFa94okrDPpMVnd2lWEhb5cCFmqF02whdMOC9j02EzCIJlmM2ivXDTGsjqyN44qbwoLhAbKtMZphvcK9O/FiA1wTTn68qQwL9R4LWV5SWCiAThJ0qxnWDkXGxJFQcIqW+D+flbEOGBaKG48XH2DofQoLhSfZVlaaYFlhkM/9GG3ZTCKhPqFhjh0lcGJUChac0cZxALA5p7C+YCuUhb7rgWXTQJ6DfD5pO4G2JrZk0L6XgwWN39Eth2xTAgu1QuzO1wlLqnTIDKNfbL7c9p72KKelYKHDO9io15u9wGsJLBTG6r6NBb1t2waLv6S/hpM023UoxRktBesBOeFYUJ9R0HgC6w5dd0WxVdtgCXOxhTrO9egmVMB6Uj82hlX8yziirT2wxA9hSCOJPInZV8CSRoG6VGL2PwsdwXHX0xpYHKykSByz3gREEB036qhg4YD6QO4YtnIvqtCSLR1i0doFi6/Az18zhSQcTt7IVxlYkucGVRKM2FgY2tdTHFnVKljsC/68l1mgDAc+YHuEVwrWPEM9GBADb0TkXRgVL8e0CZbrZ46hGeEbwjk2mAZFzUcJC3esNlugaZAbbmVdFrbC9sAinL5LvqDVhc75cAcqtEBRZKwaFjpngz/iUofuhZ5i68QPw/KzzwlPlOSMTgfy7fWvQmyv60d931YskxNe+gAvgcpOHJlNT2UkzipyAn2LVdSXbW9EWT3uN8C19Ay5LwWwNhTLdx/vxvOH/IMI1kufhfu8GfMP8a9ehdujjTjWwRcu5RyFt+FetF+ceW48PJmtTrdFJuBLSEamoytsnr+fo6po499MfnqYL7qL+cPZR0V1hoPuYjA8+6ibN+UGunJy/Ws+0Kmsck6Wqabb+czhJz5OpbKYfUPf/pWcLFNB4lEdt6DsyTKlRfzb+165eLhYFVRO/xeeUq7WELt5S4i5N2SsgNIDEcuK01sYLuRp+45PBCgQoeObM1ZQu2nZwEmnf61nPzao+GQZhRj/FedGn63es9J0uf51HpJ5CW2/Ck0XoYeJOpHb0QPJ9bMSZ4XPfLx55W2oYOw3fZyjKUm36rj06g9tv5Aym8AIXZqPtucKbC8kzuO9+pZb1qufmC6ON5QZZTT5jkyXS7vXd0i0BnX6HqPvxliV1P3eTAONjIyMjIyMjIyMjIyMjIyMjIyMjIys/ypxrYsVXb8j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SwAAACoCAMAAABt9SM9AAAAkFBMVEX////4VQb4UgD4RgD3QQD4SwD5ckX4TgD91cz93dX6lnv/+/r4UAD5ajj4RQD7oor8yr78uqn8wrT4XR/6imr+8/D4WRT+6+f7qZT6nIP5fVf4YSj3PQD94Nn+9fP6lHj6hWP7sp/7p5H6jW7+5+L5dk38zcH8xLf92dD8va35gFz5bD33LwD4YSf6hmT5c0l+/nmwAAAKeklEQVR4nO2dDXeiOhCGISRNVcRq/Rbb2lpt7W73//+7BQTMDIEAYoM17zn3nLtUQvKQTJLJJFiWkZGRkZGRkZGRkZGRkZGRkZGRkZFRWXX2E91ZuBqt/zD6qjsT16I5s23GR7qzcR0acNu2idNf687INSiCFeCi4yfdWWm/Yli2zelcd15arxRWYLrIXnduWi4BVmC6vozpKpIIKzRdb8Z05QvCCkyXZ0xXrjCs0HQ96M5UW5WFZRPvbqs7W+2UBJZtu/TZmC6JpLBC07XRnbMWKgdWYLqmO915a51yYRnTlVU+rMh09XTnr1UqghWYLseYLkHFsGxiTJcgBazQdL3PdGeyLVLCCkyXb9riUSVg2bZvmmKkUrDcb93ZbIdKwSJ3urPZDhlYFWRgVZCBVUEGVgUZWBVkYFWQgVVBBlYFGVgVZGBVkIFVQQZWBZ0Pa/fVR/q3fOnO978wxuR8WNQlSK7rcsY8b/n5Y8X4GTUAK/c2l9HFr1rZviQsO1zZ/k2168KwbOKNf6wsF9elYdk2W/5YYS6tAbs0LJu9/VhpLqv18MshF4Zl01+xJ6H3/Gdn7bmycp0Jizi/IGRi43EWhkS+UoXhOhOWzRc/VaRLaTdlxI5gWZMXWtgWq8AKR6WZBOh1D7e2/7ywTCwOtu30i0xXBVjE5ZxTj8HU2DWHQPe6vnssRRqZPCowXRVg0ejabAPZE3LpEl1OQycxUkwI4x5QtwFYsS2fQVpe56IFupzuH0+NRIRlTQ45pqsGLGsEKiq/zg2gs6VIhMENAh8rqemqA8viYkqkf6nyXFC9hQ/aGsO7KT6ZxHTVgtUF4xH/+oZaQ4ZGVBlYloVw1oYF26HzgW6bdTqdJkIKe+tOZ3uBN/HxN9PIJLBQQ60Nq+OABw3Fe3Yvjuc4wX/f99G/7xfdVIs4ck68JoYe3v89DXGf5isaJOTRv/Poub356Z7n46XJ4Lmbq+d5zgBQar5lsMIuAPX8dWBNPPE67wo56XvuMX3i0mVww+wPF+RHFQ5coydaC0r85P83NOmqCPPCkrx5wk1O5BzqM14g71laJvnAQA5LHFzUhgX/4L6n19eemBO+Cl4OqIRONMwA11LUsxVLxnKWNRZfB/H3lvWV7VSmhXMTPpCUaCSz2wWwYE9QDxaoWcROLj8hW8C65WF9Ro0jhjUAdwV9yMS6qwrLyy6rdOQjgiJYwUt895KbGoCVVgfrHc/a/aePcrB6B09Iau2jdIIfVYWVnVkUTZMLYAX5ncYmoR4sOKFO5tL3GS8F+1yXgvWRdOVHWH1cKOJZ7xVhZdwhhQ6YQliREyd6bC1Yj3DCE++aes+aTmQicmAt0lcewepkXUPEg92SGpYDZ2EK154CVjDjDrPYBKw4XxO1+0sGazFZncoRwXpWLh6oYREmFmRd6Hmx1bCCJIKm2Ais44hqiN4dcTMZlMCyuVhpIlgMjwUzCalhia3waVzs07PLwLI2rBFY8ZOWsBUy+/DPQ5mUwYLPCP7cgd0HoXeHKbrjCEviijw96T7N7FDlLbY1wIIFckKnYA+Z6lKwYA0l0/AQsBECGMHa+NRLBd+U0ApHuGuVSQ1r21AzZNHS9AyUxz2mO4NJlIL1BipCPPOEF2NPR2+SqvcNaPHT8D3TtdaCtWjKwB8nhztQIdhIltVSsMAtxD2mA++RuIWgBXd2OX+oByt22DQHawNgJcOJBawmClhOWCFgDY03Yj2BvGRh7SBM5/QX3F1Uh5W6ApuDBbEko3pogIphEX+RwZL6YUGZs7BgM+XCSvm5sAQvRXOwoNFIXu1DeVicR+ZpC2pW6v9ZFcNiea3wXFiDsyfSMlj/RFjp5Fo5kU7lHY7pw9lkYvtkc0NBKEkvF2NFWNBL0Rws+OqTaWxZWIQm0V7yjkIBCw76wY7TM2BhL0VzsKbnwGKr1A/9UAcWlw38zoSV9VI0Bwv6uCrBOlr2WMMasGDTPfmMzoEl8VI0Bwv23VVgxZb9DFhwuck9nA9LuorfAljOAazg1IGFWiE4DbIOrJz4EP2wGDpaogYs1ArhQmZ1WJM8L4V+WA7yldeABcfDLox0rQxrnuulaAEsFFhSA5ZNpLfUgrV3mwk5KvY66IO1RusncHW1Eqxil2pz/ix9sGAMu7CMWQFW9L5VLtVGYO31wppKjEJFWBHhfGOVPLYxH7w2WLgVos8rlIJl87tugbFKHtsErA+tsF6hExUXqBwsm3D17xqBtdUKC9kEfCJYSVhlVA8W7Ku9iU5YW5RLHBmmHZYs1kEXrLlsKaO1sAjXCkvRCvXDopIkNMFStULtsOASYbxGV9efdSYsuKhEHjOF0A0LucmPNR/Ge9eHNaoGawVbYXZzjG5YaH3rGFbw2BCsam5ltOTtZc+M1g1rDFa94okrDPpMVnd2lWEhb5cCFmqF02whdMOC9j02EzCIJlmM2ivXDTGsjqyN44qbwoLhAbKtMZphvcK9O/FiA1wTTn68qQwL9R4LWV5SWCiAThJ0qxnWDkXGxJFQcIqW+D+flbEOGBaKG48XH2DofQoLhSfZVlaaYFlhkM/9GG3ZTCKhPqFhjh0lcGJUChac0cZxALA5p7C+YCuUhb7rgWXTQJ6DfD5pO4G2JrZk0L6XgwWN39Eth2xTAgu1QuzO1wlLqnTIDKNfbL7c9p72KKelYKHDO9io15u9wGsJLBTG6r6NBb1t2waLv6S/hpM023UoxRktBesBOeFYUJ9R0HgC6w5dd0WxVdtgCXOxhTrO9egmVMB6Uj82hlX8yziirT2wxA9hSCOJPInZV8CSRoG6VGL2PwsdwXHX0xpYHKykSByz3gREEB036qhg4YD6QO4YtnIvqtCSLR1i0doFi6/Az18zhSQcTt7IVxlYkucGVRKM2FgY2tdTHFnVKljsC/68l1mgDAc+YHuEVwrWPEM9GBADb0TkXRgVL8e0CZbrZ46hGeEbwjk2mAZFzUcJC3esNlugaZAbbmVdFrbC9sAinL5LvqDVhc75cAcqtEBRZKwaFjpngz/iUofuhZ5i68QPw/KzzwlPlOSMTgfy7fWvQmyv60d931YskxNe+gAvgcpOHJlNT2UkzipyAn2LVdSXbW9EWT3uN8C19Ay5LwWwNhTLdx/vxvOH/IMI1kufhfu8GfMP8a9ehdujjTjWwRcu5RyFt+FetF+ceW48PJmtTrdFJuBLSEamoytsnr+fo6po499MfnqYL7qL+cPZR0V1hoPuYjA8+6ibN+UGunJy/Ws+0Kmsck6Wqabb+czhJz5OpbKYfUPf/pWcLFNB4lEdt6DsyTKlRfzb+165eLhYFVRO/xeeUq7WELt5S4i5N2SsgNIDEcuK01sYLuRp+45PBCgQoeObM1ZQu2nZwEmnf61nPzao+GQZhRj/FedGn63es9J0uf51HpJ5CW2/Ck0XoYeJOpHb0QPJ9bMSZ4XPfLx55W2oYOw3fZyjKUm36rj06g9tv5Aym8AIXZqPtucKbC8kzuO9+pZb1qufmC6ON5QZZTT5jkyXS7vXd0i0BnX6HqPvxliV1P3eTAONjIyMjIyMjIyMjIyMjIyMjIyMjIys/ypxrYsVXb8j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7];&quot;'&quot;;[.E17];&quot;','&quot;;[.F17];&quot;',&quot;;1;[.C17];)" office:value-type="string" office:string-value="INSERT INTO [dbo].[shop_avatars]([public_id],[url],[shop_id]) VALUES('test','data:image/png;base64,iVBORw0KGgoAAAANSUhEUgAAAOEAAADhCAMAAAAJbSJIAAAAeFBMVEX///8AAADc3Nzi4uJsbGxbW1v5+fnm5uaTk5OgoKCJiYmXl5e4uLg1NTXBwcHQ0NCmpqavr69NTU3y8vJzc3MeHh5FRUV/f3/Ly8tkZGRycnL09PQUFBS2traDg4NSUlIsLCw6OjpfX18xMTEnJydISEgcHBwPDw+lefYQAAAJEUlEQVR4nO2c6ZqiOhCGCSKrsggKuGsv3v8dHpKqkIJWmp5jjzpPvT+mBQLUR5JKkRRjWQzDMAzDMAzDMAzDMAzDMAzDMAzDMAzDMAzDMAzDMAzDMAzDMAzDMAzDMAzz7zOJg3I6F8BxsY5i79Em3Q9vVyzFah0GaZalUTm9oE5RZ+6jbbsD8XpZp3Z3n5v4byjyXD3GrHsxO8yDyfVDno8a58nftemO2I6I8qECAWp0/pZF92V3WX3bADcHkHh5PafjBmJ6o3V2ibAaX0/iaDKU+FJO1SY0hm/sr3hGENbi9IEG/xhBcI0/6bIttQtdwI6X8aihZRMdx2ZPfVVhwwEqMsetR1o9Hu/91PYsSWl1q7TLEk4qXqgn7oTwtcGKrK2iq0TqLKz0VwhuSuUw3omEJlqLabv8mFOB4gTnwUb6WOPHsFACXSqh2eubrbkslfSOW7qn+g80fRxHIVZWV4HcPpjNUpUrv9RhSJrs8+I2jfMif9DBIbQ6jmanSjpmxx7OhSExe5TpI2lqEEIvIkDMGu9KNiGOIztwDIzoxrOyaF0F7WaN5Fm/1+3Mth4CS9Inn5W9QD/SHRws3ccUq43nJZHZ3uoRUEU154cZP4ZKmmibn4iMNVfiFiYSVZvxg2wfB2lypI6Ud7ylrzbdTnnfz8dYPhLVjzAkmRIVldUJUimHuHf6U1ehp/uchMrIrU6Q2mXZTnDIrdWDbB+HCkRxaKODg7CsTpDaB09X7fqp3/EhTMNWRgcHOcFEg9TlRXSIzenPPdrDAIeVQAYHOT7SIFW6Fu9MdoAsGSGsH2f9GNa0ya26kmiQupHHaStWvkm+ejx3J7SsJVXY62ckSN2q49S3SskyQHh7lOVjEURhfwaDBKnQEolvVZLfX0AgKgTfPzCDAVEreXWSjuhDiI/HWT4W0qmogP4MBsQwx47kw9M7GQXYG6rfREB/BkMd7/rWj5eYurCss1HQn8EgQSq8eVDfKv2qPXThpwH7XvO2+2UGgwSpMINBfOubldUPtfsHmDobmMGA4Z3MDpfW4MrbU4FtsWh+1Y6mblxPfm43zxDzrM3xp36Z6IP+5SW8xp+hB4VgXPHUf/JJpyvoaLP4vqgbCWfU2umT4WLEfflm8cFei+glVmCukOpB4rZGL9rWr7D8chO9QLGNrozjm7hcOi/lPq8ya99v6yC2cbjL7Vl0Fotrsl+SKqKTbYpDuHtF1zKEO0niXZZm2ayyXyduYRiGYRhmLLPUcOcg1A2mS7E9DCcd/z4kd+bOqc0mv2F4mWqT7Xa7X1zJojHpiLfh8dCJ18EXsImeFPslfk0hjeSXQwX/psJ7tlKowmIGMwlD68XeX1GYe5LcyqMgCFJrdhJiDVMXcX0R4q2UL1OuPBhYk3MI66ZnN5E7Kitr/o0SayOP6xmPEOsOpryqWJZsPJkq0rgeu/gU4iQzPzxYoYVvPIKP5udCTY/ZEVx7rpbjc6edi/D2RyGO+9H+a9p5gup5nmDdWyWTtI6oXR22ZEriRv2cqzmCPaz8+7hOh1dS+44WttZZCm0ELuGatYO8nXSP6UKfh44qglmIEtce5Ct527/Hvp9fU3hp70myFhIwb5tJMXvStkNYJCjBVp0nBUtaO61QHTvA9d9JjtKhVVjRJZQLphdgH9qiHWe6In35c4WaCJtYOYerg8JPqZAmMGCaeA1PVydkpvopyTz/ZKPOnUPJAhbWp1v5r2vqUC0wfO5xiyZQtOCT+1AT2iOncEFhEjdUWuERKsCHllJoX9A+Yx8qBttOCPW0gKrUUYOectaz6uqZQOWlqrwDchMXlomqHHLlEpgeC1HhAWvR1wvz8u8bmDJywp76Uq0wgYwTH7pLhi3NKAxhRwUr4o1CWcnvULp1ALqr4XqqWuABsxPViz/gsjPjS9VfF8qsUSHujbD7aVMssO+nCpdaIT5OHx5n3FNYxLaLDyJEharOoXOaK+uEgJPyrqoJQtt14XqBasC5GQ/xb0UUfuAKS9y6sSUcnchvXP5codtRuHAcqlBmUm1QITYoaJ9KEv2Opk3UkQOBsjv34TaQHA/rkz2FjrMgCg9Y1igEn/OTLz2utdKuwvaorrmvCtXt3YPotZzWsXvYLyelMl4fOG2+KkRQ4eKLQvSFl/GznaCwkp4mHqVwckWhMi5/E/18RQ/8g1ovV2fIak5J9U5uKXRuKWx97OgXoWujRVfhCdZHp0MKpWeaYG11wCn1Cn7FC4FOXq+ZTPoKYYW2jm4qbAfTsRK/V9g2vAGFsnfE9ELaBeL1Q/Ct2VHoT4kwfrn0FbaP6KZCK8eWMTJuG6Vweq7rw5BCWSXSWxoPoEoEelx0oO9FwoQiLuRA7noKJ1YyrevzQB1aOpYM76gQynxVqEcLFXoVtL7hFF//KEBqAWInjYapB46//KIwhkdyXaF7aE6twL6RqVmgcJYp+gojVHBd4QyiL6lQHjoJ2jfUoaN+Zpg+foJ6TeD5qIhp3VNoQz8rbyhUd05ha/4ThUhfoRrnTtDSlkQhGPMJiSiqsXzCBYyjATe8xFyVxNxJx4Y+eJsQFUaezLeSEZSKDYJbrVT+e4an0Iy9zRjwbXQ6qBA60UmFyHuqEFM5jq1CDGDMdTsx/NxoVgmcsBO1Y0mUJqCP2bcUntr7NlXp2Vk2+18K6VtSThVCtLzScan2/gtyYZqKpKo2Ng/BpCUvtN72RQtk3vSlZn6rcVlJHmTVd0kGi6sKT9r0VqJNRwvw/cvNuVUI5ne8W2vLCtw62AhpY3rlWb1NwvuTzIvU/y/FVJ++wkCU+FJt0UleNW1q8bs6nNDvtS0X/sBe9eTztHScEDyI/tRb4XnYAGRcil9h9gbhKiqKMoVHUmERfOWxo6Iu9P9OkaehH6m7JVHhFLC6nsubTfCmm9ay5saBLIPdr/qlPB93H4b+HqsiMC1y4BQdo25+x6J7o2NwNWhXrcKhaVFU+NzfMBCWpu/KCavd8X17KgfD/eTtffvmvE7uGEl/f+pPZ/4HHg7lzr+cuZGMiCcYhmEYhmEYhmEYhmEYhmEYhmEYhmEYhmEYhmEYhmEYhmEYhmEYhmEYhmEYhmEYhmF+m/8AdjZhz/2UE3cAAAAASUVORK5CYII=',1);" calcext:value-type="string">
            <text:p>INSERT INTO [dbo].[shop_avatars]([public_id],[url],[shop_id]) VALUES('test','data:image/png;base64,iVBORw0KGgoAAAANSUhEUgAAAOEAAADhCAMAAAAJbSJIAAAAeFBMVEX///8AAADc3Nzi4uJsbGxbW1v5+fnm5uaTk5OgoKCJiYmXl5e4uLg1NTXBwcHQ0NCmpqavr69NTU3y8vJzc3MeHh5FRUV/f3/Ly8tkZGRycnL09PQUFBS2traDg4NSUlIsLCw6OjpfX18xMTEnJydISEgcHBwPDw+lefYQAAAJEUlEQVR4nO2c6ZqiOhCGCSKrsggKuGsv3v8dHpKqkIJWmp5jjzpPvT+mBQLUR5JKkRRjWQzDMAzDMAzDMAzDMAzDMAzDMAzDMAzDMAzDMAzDMAzDMAzDMAzDMAzDMAzz7zOJg3I6F8BxsY5i79Em3Q9vVyzFah0GaZalUTm9oE5RZ+6jbbsD8XpZp3Z3n5v4byjyXD3GrHsxO8yDyfVDno8a58nftemO2I6I8qECAWp0/pZF92V3WX3bADcHkHh5PafjBmJ6o3V2ibAaX0/iaDKU+FJO1SY0hm/sr3hGENbi9IEG/xhBcI0/6bIttQtdwI6X8aihZRMdx2ZPfVVhwwEqMsetR1o9Hu/91PYsSWl1q7TLEk4qXqgn7oTwtcGKrK2iq0TqLKz0VwhuSuUw3omEJlqLabv8mFOB4gTnwUb6WOPHsFACXSqh2eubrbkslfSOW7qn+g80fRxHIVZWV4HcPpjNUpUrv9RhSJrs8+I2jfMif9DBIbQ6jmanSjpmxx7OhSExe5TpI2lqEEIvIkDMGu9KNiGOIztwDIzoxrOyaF0F7WaN5Fm/1+3Mth4CS9Inn5W9QD/SHRws3ccUq43nJZHZ3uoRUEU154cZP4ZKmmibn4iMNVfiFiYSVZvxg2wfB2lypI6Ud7ylrzbdTnnfz8dYPhLVjzAkmRIVldUJUimHuHf6U1ehp/uchMrIrU6Q2mXZTnDIrdWDbB+HCkRxaKODg7CsTpDaB09X7fqp3/EhTMNWRgcHOcFEg9TlRXSIzenPPdrDAIeVQAYHOT7SIFW6Fu9MdoAsGSGsH2f9GNa0ya26kmiQupHHaStWvkm+ejx3J7SsJVXY62ckSN2q49S3SskyQHh7lOVjEURhfwaDBKnQEolvVZLfX0AgKgTfPzCDAVEreXWSjuhDiI/HWT4W0qmogP4MBsQwx47kw9M7GQXYG6rfREB/BkMd7/rWj5eYurCss1HQn8EgQSq8eVDfKv2qPXThpwH7XvO2+2UGgwSpMINBfOubldUPtfsHmDobmMGA4Z3MDpfW4MrbU4FtsWh+1Y6mblxPfm43zxDzrM3xp36Z6IP+5SW8xp+hB4VgXPHUf/JJpyvoaLP4vqgbCWfU2umT4WLEfflm8cFei+glVmCukOpB4rZGL9rWr7D8chO9QLGNrozjm7hcOi/lPq8ya99v6yC2cbjL7Vl0Fotrsl+SKqKTbYpDuHtF1zKEO0niXZZm2ayyXyduYRiGYRhmLLPUcOcg1A2mS7E9DCcd/z4kd+bOqc0mv2F4mWqT7Xa7X1zJojHpiLfh8dCJ18EXsImeFPslfk0hjeSXQwX/psJ7tlKowmIGMwlD68XeX1GYe5LcyqMgCFJrdhJiDVMXcX0R4q2UL1OuPBhYk3MI66ZnN5E7Kitr/o0SayOP6xmPEOsOpryqWJZsPJkq0rgeu/gU4iQzPzxYoYVvPIKP5udCTY/ZEVx7rpbjc6edi/D2RyGO+9H+a9p5gup5nmDdWyWTtI6oXR22ZEriRv2cqzmCPaz8+7hOh1dS+44WttZZCm0ELuGatYO8nXSP6UKfh44qglmIEtce5Ct527/Hvp9fU3hp70myFhIwb5tJMXvStkNYJCjBVp0nBUtaO61QHTvA9d9JjtKhVVjRJZQLphdgH9qiHWe6In35c4WaCJtYOYerg8JPqZAmMGCaeA1PVydkpvopyTz/ZKPOnUPJAhbWp1v5r2vqUC0wfO5xiyZQtOCT+1AT2iOncEFhEjdUWuERKsCHllJoX9A+Yx8qBttOCPW0gKrUUYOectaz6uqZQOWlqrwDchMXlomqHHLlEpgeC1HhAWvR1wvz8u8bmDJywp76Uq0wgYwTH7pLhi3NKAxhRwUr4o1CWcnvULp1ALqr4XqqWuABsxPViz/gsjPjS9VfF8qsUSHujbD7aVMssO+nCpdaIT5OHx5n3FNYxLaLDyJEharOoXOaK+uEgJPyrqoJQtt14XqBasC5GQ/xb0UUfuAKS9y6sSUcnchvXP5codtRuHAcqlBmUm1QITYoaJ9KEv2Opk3UkQOBsjv34TaQHA/rkz2FjrMgCg9Y1igEn/OTLz2utdKuwvaorrmvCtXt3YPotZzWsXvYLyelMl4fOG2+KkRQ4eKLQvSFl/GznaCwkp4mHqVwckWhMi5/E/18RQ/8g1ovV2fIak5J9U5uKXRuKWx97OgXoWujRVfhCdZHp0MKpWeaYG11wCn1Cn7FC4FOXq+ZTPoKYYW2jm4qbAfTsRK/V9g2vAGFsnfE9ELaBeL1Q/Ct2VHoT4kwfrn0FbaP6KZCK8eWMTJuG6Vweq7rw5BCWSXSWxoPoEoEelx0oO9FwoQiLuRA7noKJ1YyrevzQB1aOpYM76gQynxVqEcLFXoVtL7hFF//KEBqAWInjYapB46//KIwhkdyXaF7aE6twL6RqVmgcJYp+gojVHBd4QyiL6lQHjoJ2jfUoaN+Zpg+foJ6TeD5qIhp3VNoQz8rbyhUd05ha/4ThUhfoRrnTtDSlkQhGPMJiSiqsXzCBYyjATe8xFyVxNxJx4Y+eJsQFUaezLeSEZSKDYJbrVT+e4an0Iy9zRjwbXQ6qBA60UmFyHuqEFM5jq1CDGDMdTsx/NxoVgmcsBO1Y0mUJqCP2bcUntr7NlXp2Vk2+18K6VtSThVCtLzScan2/gtyYZqKpKo2Ng/BpCUvtN72RQtk3vSlZn6rcVlJHmTVd0kGi6sKT9r0VqJNRwvw/cvNuVUI5ne8W2vLCtw62AhpY3rlWb1NwvuTzIvU/y/FVJ++wkCU+FJt0UleNW1q8bs6nNDvtS0X/sBe9eTztHScEDyI/tRb4XnYAGRcil9h9gbhKiqKMoVHUmERfOWxo6Iu9P9OkaehH6m7JVHhFLC6nsubTfCmm9ay5saBLIPdr/qlPB93H4b+HqsiMC1y4BQdo25+x6J7o2NwNWhXrcKhaVFU+NzfMBCWpu/KCavd8X17KgfD/eTtffvmvE7uGEl/f+pPZ/4HHg7lzr+cuZGMiCcYhmEYhmEYhmEYhmEYhmEYhmEYhmEYhmEYhmEYhmEYhmEYhmEYhmEYhmEYhmEYhmF+m/8AdjZhz/2UE3cAAAAASUVORK5CYII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OEAAADhCAMAAAAJbSJIAAAAeFBMVEX///8AAADc3Nzi4uJsbGxbW1v5+fnm5uaTk5OgoKCJiYmXl5e4uLg1NTXBwcHQ0NCmpqavr69NTU3y8vJzc3MeHh5FRUV/f3/Ly8tkZGRycnL09PQUFBS2traDg4NSUlIsLCw6OjpfX18xMTEnJydISEgcHBwPDw+lefYQAAAJEUlEQVR4nO2c6ZqiOhCGCSKrsggKuGsv3v8dHpKqkIJWmp5jjzpPvT+mBQLUR5JKkRRjWQzDMAzDMAzDMAzDMAzDMAzDMAzDMAzDMAzDMAzDMAzDMAzDMAzDMAzDMAzz7zOJg3I6F8BxsY5i79Em3Q9vVyzFah0GaZalUTm9oE5RZ+6jbbsD8XpZp3Z3n5v4byjyXD3GrHsxO8yDyfVDno8a58nftemO2I6I8qECAWp0/pZF92V3WX3bADcHkHh5PafjBmJ6o3V2ibAaX0/iaDKU+FJO1SY0hm/sr3hGENbi9IEG/xhBcI0/6bIttQtdwI6X8aihZRMdx2ZPfVVhwwEqMsetR1o9Hu/91PYsSWl1q7TLEk4qXqgn7oTwtcGKrK2iq0TqLKz0VwhuSuUw3omEJlqLabv8mFOB4gTnwUb6WOPHsFACXSqh2eubrbkslfSOW7qn+g80fRxHIVZWV4HcPpjNUpUrv9RhSJrs8+I2jfMif9DBIbQ6jmanSjpmxx7OhSExe5TpI2lqEEIvIkDMGu9KNiGOIztwDIzoxrOyaF0F7WaN5Fm/1+3Mth4CS9Inn5W9QD/SHRws3ccUq43nJZHZ3uoRUEU154cZP4ZKmmibn4iMNVfiFiYSVZvxg2wfB2lypI6Ud7ylrzbdTnnfz8dYPhLVjzAkmRIVldUJUimHuHf6U1ehp/uchMrIrU6Q2mXZTnDIrdWDbB+HCkRxaKODg7CsTpDaB09X7fqp3/EhTMNWRgcHOcFEg9TlRXSIzenPPdrDAIeVQAYHOT7SIFW6Fu9MdoAsGSGsH2f9GNa0ya26kmiQupHHaStWvkm+ejx3J7SsJVXY62ckSN2q49S3SskyQHh7lOVjEURhfwaDBKnQEolvVZLfX0AgKgTfPzCDAVEreXWSjuhDiI/HWT4W0qmogP4MBsQwx47kw9M7GQXYG6rfREB/BkMd7/rWj5eYurCss1HQn8EgQSq8eVDfKv2qPXThpwH7XvO2+2UGgwSpMINBfOubldUPtfsHmDobmMGA4Z3MDpfW4MrbU4FtsWh+1Y6mblxPfm43zxDzrM3xp36Z6IP+5SW8xp+hB4VgXPHUf/JJpyvoaLP4vqgbCWfU2umT4WLEfflm8cFei+glVmCukOpB4rZGL9rWr7D8chO9QLGNrozjm7hcOi/lPq8ya99v6yC2cbjL7Vl0Fotrsl+SKqKTbYpDuHtF1zKEO0niXZZm2ayyXyduYRiGYRhmLLPUcOcg1A2mS7E9DCcd/z4kd+bOqc0mv2F4mWqT7Xa7X1zJojHpiLfh8dCJ18EXsImeFPslfk0hjeSXQwX/psJ7tlKowmIGMwlD68XeX1GYe5LcyqMgCFJrdhJiDVMXcX0R4q2UL1OuPBhYk3MI66ZnN5E7Kitr/o0SayOP6xmPEOsOpryqWJZsPJkq0rgeu/gU4iQzPzxYoYVvPIKP5udCTY/ZEVx7rpbjc6edi/D2RyGO+9H+a9p5gup5nmDdWyWTtI6oXR22ZEriRv2cqzmCPaz8+7hOh1dS+44WttZZCm0ELuGatYO8nXSP6UKfh44qglmIEtce5Ct527/Hvp9fU3hp70myFhIwb5tJMXvStkNYJCjBVp0nBUtaO61QHTvA9d9JjtKhVVjRJZQLphdgH9qiHWe6In35c4WaCJtYOYerg8JPqZAmMGCaeA1PVydkpvopyTz/ZKPOnUPJAhbWp1v5r2vqUC0wfO5xiyZQtOCT+1AT2iOncEFhEjdUWuERKsCHllJoX9A+Yx8qBttOCPW0gKrUUYOectaz6uqZQOWlqrwDchMXlomqHHLlEpgeC1HhAWvR1wvz8u8bmDJywp76Uq0wgYwTH7pLhi3NKAxhRwUr4o1CWcnvULp1ALqr4XqqWuABsxPViz/gsjPjS9VfF8qsUSHujbD7aVMssO+nCpdaIT5OHx5n3FNYxLaLDyJEharOoXOaK+uEgJPyrqoJQtt14XqBasC5GQ/xb0UUfuAKS9y6sSUcnchvXP5codtRuHAcqlBmUm1QITYoaJ9KEv2Opk3UkQOBsjv34TaQHA/rkz2FjrMgCg9Y1igEn/OTLz2utdKuwvaorrmvCtXt3YPotZzWsXvYLyelMl4fOG2+KkRQ4eKLQvSFl/GznaCwkp4mHqVwckWhMi5/E/18RQ/8g1ovV2fIak5J9U5uKXRuKWx97OgXoWujRVfhCdZHp0MKpWeaYG11wCn1Cn7FC4FOXq+ZTPoKYYW2jm4qbAfTsRK/V9g2vAGFsnfE9ELaBeL1Q/Ct2VHoT4kwfrn0FbaP6KZCK8eWMTJuG6Vweq7rw5BCWSXSWxoPoEoEelx0oO9FwoQiLuRA7noKJ1YyrevzQB1aOpYM76gQynxVqEcLFXoVtL7hFF//KEBqAWInjYapB46//KIwhkdyXaF7aE6twL6RqVmgcJYp+gojVHBd4QyiL6lQHjoJ2jfUoaN+Zpg+foJ6TeD5qIhp3VNoQz8rbyhUd05ha/4ThUhfoRrnTtDSlkQhGPMJiSiqsXzCBYyjATe8xFyVxNxJx4Y+eJsQFUaezLeSEZSKDYJbrVT+e4an0Iy9zRjwbXQ6qBA60UmFyHuqEFM5jq1CDGDMdTsx/NxoVgmcsBO1Y0mUJqCP2bcUntr7NlXp2Vk2+18K6VtSThVCtLzScan2/gtyYZqKpKo2Ng/BpCUvtN72RQtk3vSlZn6rcVlJHmTVd0kGi6sKT9r0VqJNRwvw/cvNuVUI5ne8W2vLCtw62AhpY3rlWb1NwvuTzIvU/y/FVJ++wkCU+FJt0UleNW1q8bs6nNDvtS0X/sBe9eTztHScEDyI/tRb4XnYAGRcil9h9gbhKiqKMoVHUmERfOWxo6Iu9P9OkaehH6m7JVHhFLC6nsubTfCmm9ay5saBLIPdr/qlPB93H4b+HqsiMC1y4BQdo25+x6J7o2NwNWhXrcKhaVFU+NzfMBCWpu/KCavd8X17KgfD/eTtffvmvE7uGEl/f+pPZ/4HHg7lzr+cuZGMiCcYhmEYhmEYhmEYhmEYhmEYhmEYhmEYhmEYhmEYhmEYhmEYhmEYhmEYhmEYhmEYhmF+m/8AdjZhz/2UE3cAAAAASUVORK5CYII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8];&quot;'&quot;;[.E18];&quot;','&quot;;[.F18];&quot;',&quot;;1;[.C18];)" office:value-type="string" office:string-value="INSERT INTO [dbo].[shop_avatars]([public_id],[url],[shop_id]) VALUES('test','data:image/png;base64,iVBORw0KGgoAAAANSUhEUgAAASkAAACqCAMAAADGFElyAAAAnFBMVEX///8iHh8AAAAgHh8iHR8iHB8hHh4VERIhHyAkHiAgHB3q6upvbm8jHyAbGBr29vYNAwaenZ1QT1DKysrBwcHv7++wsLDk5OS4t7fc3NyioqI4NTYdFxkYFhd4eHjs7OxZWFhhYGAOCw1CQUFqaWmRkZEwLi/GxsaFhYWioaHT09MVDA8yMDGNjY0pJyirqqo9PT2Afn9MSUotJykc/b6UAAAPDElEQVR4nO1dC2OiuhI2D0iIgvisVlCMrXXVqnX//3+7k4BWMKjrtadLN98521peko+ZyWQyGWo1CwsLCwsLCwsLCwsLCwsLCwsLCwsLi0fjrfuJQe90T7Pfev1o3IfF63aw7JV9ZzXB8Qk6p3vqOJSS3YdViDEbNQaT72rWF2AUEE64AuEFpoSgPkIC3QMfEUIY3iyevqthDwcwdYQcnO6pU8+j9C6ekIMQ4S7QLMlr87ua9mCcMoULTDkeReQueEAVIlSdjmfD72rbYzGKXII0H4iGBaaobu8fAyGKKHURUdLFCQvevqtxD8Uo0i1S/86Z8pCr96n/sl+6+dmP46/Tzblf6nQvwj+CKmDqgCJTbsbU/wHFlicE/gkK+MkUQQWm+P/PlDrf8Uiw+QFm/QJT/gOYQhTsOvSqje9q3+NwO1Ou695k0MGUU23UXX2yZqrgqlUSV5n67NAcehM8z9H/4Gya6h9cOp59VwMfhusypYkSOPwD4HAVKbeVZqYKUH2huo2pYL9t/Wrdil/bX4s9Fookcrh6PP2uFj4KtzHFxn984e4m9k8sO8dVDy3cyNQdfVd9FJwwVRgqVRBfx1RtuUIHTx4uIf9cLP8u3MQUuoup2kKCWU+9KpcGo8fc8LfhBn8KhOI+puoBdH8k8z+FqLiffpvneR9TtSRScZvMU6/64O9LmVqsnIwp16F4+ZAb/jbcyNR93tA2dFJTB3YK/RtMxe27Lv4rVBadaIv+b8gUiZO7Lv6xSpnSA6Kqj2e+lKl2lHoJiij+T8gUuo8p8BKcz0G2rPiE1lcy1QqV5+mm2ic2D7nf78MXMtWbC+o5NNO+eP+YG/42aKbcL2FqLInneSSz6PL1MTf8bdhF7nFW6rFM/cIuykYzMHLkuPugO/4u7IRLvkL7nhrYP0irgogrPuyr7S/bKWRkatG+hhmWyD9N/mAv/2WrvgKz6NAe94wpx6NmphoyDq6AE35ClODVn0eefc4h++H2dE8967iUuBVGyGOG6JW5LE4I+oyi+2j+n7bqK7AXSGRRKD9sne6pb6KD9hmYQo4Z9CTn41OmfJx7CJXEC/M/ZarAFKUHqThjqny6T1EEP9AJTwhFVXc7AY34sz0FpnyHHjLNzpki5Tlop5kwhys//6eN+hIsJMr6ctdfvZ/uAaacY891zlQpUSZUfXSs8C6PouCvctMn9c2x7yvO942Z5/5RXmPVIy4KrdBFyKhjzdnBohOC89rTYH+Y/5nX62piG6qIZNoekY9sjlf04GSH+dmCaexkp5Q5CwWmBK26h16rdTHXWSzQHF/kE8KWUqC0M8Mf+ZN2AU21j9ISX6Eoc7j6Jn2JCfK8zHSzvOi0cEQ96hO5L+QUYJRaMJpyZfAVUE6sfCGqPi+qVjIQ5KRJ0b4IC/5hf41XTOJpYanCEGfuA3V02mvAWAzIrXIICgr4A2z6RjGVKovPksLOyeBjPD4bsfUx0X2fTsMmgdxPG9MjGmOF6W7F0LGrgEtXPi2hVmurYLeWKTC84qZY9zQmRzvlsv3SZK17y5cwZ9Or76WD6+kc7BS6KTDZlIRotaOIemJeLzvu9ZQqUvXJ9lqtg/0DUS4V8xvywbaYpo6FCvvKC57SC1NLb7K5mbD/uHv+HjQxOgZXPE8urp+x1tEYN2WKl4oUWH6W9YI/Io6urI6SKTc1O4RdHaFtQy8LhgIF8cVQ5h68DDebcah+oif4nseIHUhAvL/iTfdiQY+jHBJenEcYr+AhHOb7qu9R1fRE70Gmri5HSBhSxkdP46Fgd/HYxepT+4L1A2/5m9AKD4MPNeF7haoPyQlFICn6lKKrWsBiBQ8h077KZy8Cmgem9CCPk7BRroAfIXCpHE41HHTJ/LKqNtghVRT9CO2rvWIf+SlTOh68apf4PsO2FH7mnev0lSvR8V0gFKfapt2ZLvOXYZNfmE1j8W7wq+rvMePZEcQBoYovW6nam1Tj5MzzusX/+PvRxb5/Mt/rIxLOXwsDm06D48/AU7rE+IpHMQsI//TRK+95aoxDH+VnU4QkyXZZ13ZoMux/jCRTc3jkQBQY/ytS0puy9HjyQ0YzGs1NkHV+mQTA/yIKV2LUbrdHaBWygB/DmXrhnifiXc6cPy07p3j72DCeEUVUPYDqT42meMLQk6GTSGVqtz0RAVRXj1RXl4oUge2OQ/Gpem7nscwvXGOCqCWRqRC6SL6XfnfFMMCc8FxM96iM7uFv7W2rLHzP8ZzciqEuPo3cual0fl7NFwhfGB9WDFusSTgnqggC/R4QlXMQ9tHZJIOb/dDb/Z+wEPmIFubeqa/gnqxjdEl+6bbIzyC8YS/PLMncqIx5EKmqr+7LYYs9ZAbRnR2lman3UcHlTCKHlkkhQcL/CQkcOQxw5B8V50znDtN4HgoKqxoHmHqekajMSQirH3Ep4GkjyUF0Ck12HNXfuaoEEyN5p7S5EUiYJ5WBc9+LVtVf2H6G5hgHphaDqdcznkq0cNE4v+jUhtL5dy+8FvKqJt7mOPA/Rergk2v9U0Wl8KY4qdXCiJ/zc7iEILjyGZ5laAkcFJoOCukLzkmAg7NZ8y4+JeaMKfbTjPkpms9z8LBPMn8p8igYKIbnz2d6NJRl5eGgixQr3PhR7sE53l4cvIrEgQTqRGG4eTGk/w7juMRFFZEM/cXPGBZfRLPz2oaxHA5xGMp4nbQ6JrM8TGs2qnEeHIkPJU0wlnKzfzee8jOh4gODt86ydA5+0Dei21kO/x2WLCwsLCwsLCwsLCwsLCwsLCwsLCwsLCwsLCwsLCwsLP4hDAG6GEYdPpjy4NX29FMPPpmyLp6GKeol6RW9bP/T/ekXveNNNIfHj6Yvmdz9HZfbANhIhvX68AZmZ7mWCglsT1PmWliGpormL3jFVoyxWCTG9BU4b6X2R6h9b3GRFl5l9XI68GXM0JwW1uVMxCa5770qvXkomWQxH72XrJuYi6zwQ4OZ3xYwjblIy6e0MDHWftd1o3S6NGOmx/2M03xOgaLyRWbN2Wy2H5WlkLVCh+Jf6lMHOyIwMRUKlf5JRIzb5qbudrMMO0ONk172wk8RSGnOjLyBKepF+im2JAnKmAowDgk3rzZ+xgShOIgF4SIoS5rq48iJVmVlWnT96lA9r05IKTEy5SMUqFfmErYz5jbGgV7YFAWBNGTTKqbg9vQF0mdSxE1MeTr3G5gqkymx729fN0IQ0yoyJVP+NJmumSgvQ7YPPOqVFscFpigN+KScqV8hiNRsv8HE5+blNDwWwhEKpsqyWqbW+xlmnHNsep5rQa4xhRzh4XGqfYnhCGBKn9nHxNjU5xBFOsu+HZS+DmSICXUoKtNOYMoRiMFz6khKXaNMITGC7V0egGibtHg32o1SrEu0T6ndZCo5N5YgWl+XKcfxIrWMuhXyEqbSM1thmfbRSK9vfJWo7KVhqgwALi93Djx4VFdBA6aImSmimQKhA5n48wJ6vVGU1e1LGJBt+IYbtE+9lxDaMXwORQlTnliPx/AwYm4SW8WUkqn6TjiheeliMxAc9zEvW4QMTCGubqK/BD5N7QCmAs1UbRp5xsLNT58w7AWmvLQ+6JskvmnRLmhfeJGplxj5ASMk2DRYmfYhX0APDRJnNDPAlBf9/j0PAyRKSir3lTzVkpiwD+N+xVQQA0fsA36aLXomU7XxyolMTJ28Sd6wF5hyU6aGgblW2ugGOxUlDUk4YogEieEIJVMx9H2SM2YqyKKY8sCQ+sgvWz61j9V6/i4YOpMHkFqh3QfoFWdclDFFDkx5xlf+bOBEvcrCWN4LmKIZU7GZqR0YSv0ck8BsRKYxiZLaJuBCoFLti6eT+uQdJA9PzvcrphzhA1EyMa9NGGIegN41Q17yQj7F1Lqpnpd2ei7JVBOabGyILyhhOq89MOwFprLqvHAlJA0u2RgkZQ3f8ETAYJkW4CuZmqoSgdDSUi8hVtI44WBsDA0FpkCoIopY2QL/hRRcPegXMKZGm572bM19TC4wldqpd3C9jHT/jjzcr4OVqps806OdetoILkwL4rYYETbtdPYlMqeYUkWeOqpCZ6nnqfV2K11jpQfwPKP9UDhIcLMP3oSb08byTdl00zHAFBn1oBXgAiBiehNdK3TFqNPpTjH01GuDZNc24OaXV2tS2rd6X761SOD7xjqhvYhSyrCqsRnNTDYCtE/rHLRXeFFiOEJVpKHr9Tz0kG/qu+DMYKeMECkpQzXAhKcEgSkxLuzXugWa+wbOq0eRkSkQWzDWK+oT80ItsFPo92gNmJs9T5euwNoe/OxzqG5Hjct8FBr7pQNTtQX2g8gsU2pZsFALPKVpv2Jqptdul7zsMglIpnQfstQH0EzV+iGYG7NM6erpLoX+1VwRbqNqDcBtwnDHYPCBKb3ckLsoHJWMkVshCwQMDJnZP57KWCZpg0JhZOIljGFUB5B4ZvqOXzhmyoS84Dg2+YRDzIJMDJY4iE0K3IJLpGUJFziKzbGEWNdJDcN1iZ9P4uw2Y2liap3VWcWyfEncsrHbbHbjknH8R7vdTiWhmSRtk0yod3ok7SRJPgZm5dq320reJ9Ok3d6ff00LTj9QnBy/LYctXGKaXnwMRxu+pj9Tp7Ybr92yCBPc4uEdIwanraluLmlPF9vLxUcnJhNoYWFhYWFhYWFhYWHxz2C4LQ6b6t23t04uSDFRW3Kjs3ohbNTsPnd7hS294iGF4d2kWqU5FnjOCxOwfbzhm1GvsGWee1/BNj8FMGnjtVznRtJPxShmqxiUGFSqDOMz7jd7z/nA4oBNer2cQPQ3T8Uteaba62GznuTefPRUjFZudjy/oWuK4P+12Ot4yTQ53TaQw3o9x8uWD+tPF5hKWXlaTM62nVwVTwphrK6sEFO9WIfjPnK1qAcqfJeLOPUxO9ty+tfSoEdFpvaL2iIfwq0UU7W9ni9s56LUA9lZ5qsC9eNucUtBppS0DJMLMrXEs5dZPmRfLaYGuFWvv+dbMDgL5fY3Z1vydqrBOpPhLheHLjDVGLVeW7vcE+nKZd04PfV3YhtLzIsW5YwXXoxTF5hqqvTAnEgV+r70r24ud6eLRRD7N71W6q9A7634Oqvm2XM2bCk2sN4tbsnliGbHF7bVzakZFhYWFhYWFhYWFhYWFhYWD8D/APZIHev2YTF4AAAAAElFTkSuQmCC',1);" calcext:value-type="string">
            <text:p>INSERT INTO [dbo].[shop_avatars]([public_id],[url],[shop_id]) VALUES('test','data:image/png;base64,iVBORw0KGgoAAAANSUhEUgAAASkAAACqCAMAAADGFElyAAAAnFBMVEX///8iHh8AAAAgHh8iHR8iHB8hHh4VERIhHyAkHiAgHB3q6upvbm8jHyAbGBr29vYNAwaenZ1QT1DKysrBwcHv7++wsLDk5OS4t7fc3NyioqI4NTYdFxkYFhd4eHjs7OxZWFhhYGAOCw1CQUFqaWmRkZEwLi/GxsaFhYWioaHT09MVDA8yMDGNjY0pJyirqqo9PT2Afn9MSUotJykc/b6UAAAPDElEQVR4nO1dC2OiuhI2D0iIgvisVlCMrXXVqnX//3+7k4BWMKjrtadLN98521peko+ZyWQyGWo1CwsLCwsLCwsLCwsLCwsLCwsLCwsLi0fjrfuJQe90T7Pfev1o3IfF63aw7JV9ZzXB8Qk6p3vqOJSS3YdViDEbNQaT72rWF2AUEE64AuEFpoSgPkIC3QMfEUIY3iyevqthDwcwdYQcnO6pU8+j9C6ekIMQ4S7QLMlr87ua9mCcMoULTDkeReQueEAVIlSdjmfD72rbYzGKXII0H4iGBaaobu8fAyGKKHURUdLFCQvevqtxD8Uo0i1S/86Z8pCr96n/sl+6+dmP46/Tzblf6nQvwj+CKmDqgCJTbsbU/wHFlicE/gkK+MkUQQWm+P/PlDrf8Uiw+QFm/QJT/gOYQhTsOvSqje9q3+NwO1Ou695k0MGUU23UXX2yZqrgqlUSV5n67NAcehM8z9H/4Gya6h9cOp59VwMfhusypYkSOPwD4HAVKbeVZqYKUH2huo2pYL9t/Wrdil/bX4s9Fookcrh6PP2uFj4KtzHFxn984e4m9k8sO8dVDy3cyNQdfVd9FJwwVRgqVRBfx1RtuUIHTx4uIf9cLP8u3MQUuoup2kKCWU+9KpcGo8fc8LfhBn8KhOI+puoBdH8k8z+FqLiffpvneR9TtSRScZvMU6/64O9LmVqsnIwp16F4+ZAb/jbcyNR93tA2dFJTB3YK/RtMxe27Lv4rVBadaIv+b8gUiZO7Lv6xSpnSA6Kqj2e+lKl2lHoJiij+T8gUuo8p8BKcz0G2rPiE1lcy1QqV5+mm2ic2D7nf78MXMtWbC+o5NNO+eP+YG/42aKbcL2FqLInneSSz6PL1MTf8bdhF7nFW6rFM/cIuykYzMHLkuPugO/4u7IRLvkL7nhrYP0irgogrPuyr7S/bKWRkatG+hhmWyD9N/mAv/2WrvgKz6NAe94wpx6NmphoyDq6AE35ClODVn0eefc4h++H2dE8967iUuBVGyGOG6JW5LE4I+oyi+2j+n7bqK7AXSGRRKD9sne6pb6KD9hmYQo4Z9CTn41OmfJx7CJXEC/M/ZarAFKUHqThjqny6T1EEP9AJTwhFVXc7AY34sz0FpnyHHjLNzpki5Tlop5kwhys//6eN+hIsJMr6ctdfvZ/uAaacY891zlQpUSZUfXSs8C6PouCvctMn9c2x7yvO942Z5/5RXmPVIy4KrdBFyKhjzdnBohOC89rTYH+Y/5nX62piG6qIZNoekY9sjlf04GSH+dmCaexkp5Q5CwWmBK26h16rdTHXWSzQHF/kE8KWUqC0M8Mf+ZN2AU21j9ISX6Eoc7j6Jn2JCfK8zHSzvOi0cEQ96hO5L+QUYJRaMJpyZfAVUE6sfCGqPi+qVjIQ5KRJ0b4IC/5hf41XTOJpYanCEGfuA3V02mvAWAzIrXIICgr4A2z6RjGVKovPksLOyeBjPD4bsfUx0X2fTsMmgdxPG9MjGmOF6W7F0LGrgEtXPi2hVmurYLeWKTC84qZY9zQmRzvlsv3SZK17y5cwZ9Or76WD6+kc7BS6KTDZlIRotaOIemJeLzvu9ZQqUvXJ9lqtg/0DUS4V8xvywbaYpo6FCvvKC57SC1NLb7K5mbD/uHv+HjQxOgZXPE8urp+x1tEYN2WKl4oUWH6W9YI/Io6urI6SKTc1O4RdHaFtQy8LhgIF8cVQ5h68DDebcah+oif4nseIHUhAvL/iTfdiQY+jHBJenEcYr+AhHOb7qu9R1fRE70Gmri5HSBhSxkdP46Fgd/HYxepT+4L1A2/5m9AKD4MPNeF7haoPyQlFICn6lKKrWsBiBQ8h077KZy8Cmgem9CCPk7BRroAfIXCpHE41HHTJ/LKqNtghVRT9CO2rvWIf+SlTOh68apf4PsO2FH7mnev0lSvR8V0gFKfapt2ZLvOXYZNfmE1j8W7wq+rvMePZEcQBoYovW6nam1Tj5MzzusX/+PvRxb5/Mt/rIxLOXwsDm06D48/AU7rE+IpHMQsI//TRK+95aoxDH+VnU4QkyXZZ13ZoMux/jCRTc3jkQBQY/ytS0puy9HjyQ0YzGs1NkHV+mQTA/yIKV2LUbrdHaBWygB/DmXrhnifiXc6cPy07p3j72DCeEUVUPYDqT42meMLQk6GTSGVqtz0RAVRXj1RXl4oUge2OQ/Gpem7nscwvXGOCqCWRqRC6SL6XfnfFMMCc8FxM96iM7uFv7W2rLHzP8ZzciqEuPo3cual0fl7NFwhfGB9WDFusSTgnqggC/R4QlXMQ9tHZJIOb/dDb/Z+wEPmIFubeqa/gnqxjdEl+6bbIzyC8YS/PLMncqIx5EKmqr+7LYYs9ZAbRnR2lman3UcHlTCKHlkkhQcL/CQkcOQxw5B8V50znDtN4HgoKqxoHmHqekajMSQirH3Ep4GkjyUF0Ck12HNXfuaoEEyN5p7S5EUiYJ5WBc9+LVtVf2H6G5hgHphaDqdcznkq0cNE4v+jUhtL5dy+8FvKqJt7mOPA/Rergk2v9U0Wl8KY4qdXCiJ/zc7iEILjyGZ5laAkcFJoOCukLzkmAg7NZ8y4+JeaMKfbTjPkpms9z8LBPMn8p8igYKIbnz2d6NJRl5eGgixQr3PhR7sE53l4cvIrEgQTqRGG4eTGk/w7juMRFFZEM/cXPGBZfRLPz2oaxHA5xGMp4nbQ6JrM8TGs2qnEeHIkPJU0wlnKzfzee8jOh4gODt86ydA5+0Dei21kO/x2WLCwsLCwsLCwsLCwsLCwsLCwsLCwsLCwsLCwsLCwsLP4hDAG6GEYdPpjy4NX29FMPPpmyLp6GKeol6RW9bP/T/ekXveNNNIfHj6Yvmdz9HZfbANhIhvX68AZmZ7mWCglsT1PmWliGpormL3jFVoyxWCTG9BU4b6X2R6h9b3GRFl5l9XI68GXM0JwW1uVMxCa5770qvXkomWQxH72XrJuYi6zwQ4OZ3xYwjblIy6e0MDHWftd1o3S6NGOmx/2M03xOgaLyRWbN2Wy2H5WlkLVCh+Jf6lMHOyIwMRUKlf5JRIzb5qbudrMMO0ONk172wk8RSGnOjLyBKepF+im2JAnKmAowDgk3rzZ+xgShOIgF4SIoS5rq48iJVmVlWnT96lA9r05IKTEy5SMUqFfmErYz5jbGgV7YFAWBNGTTKqbg9vQF0mdSxE1MeTr3G5gqkymx729fN0IQ0yoyJVP+NJmumSgvQ7YPPOqVFscFpigN+KScqV8hiNRsv8HE5+blNDwWwhEKpsqyWqbW+xlmnHNsep5rQa4xhRzh4XGqfYnhCGBKn9nHxNjU5xBFOsu+HZS+DmSICXUoKtNOYMoRiMFz6khKXaNMITGC7V0egGibtHg32o1SrEu0T6ndZCo5N5YgWl+XKcfxIrWMuhXyEqbSM1thmfbRSK9vfJWo7KVhqgwALi93Djx4VFdBA6aImSmimQKhA5n48wJ6vVGU1e1LGJBt+IYbtE+9lxDaMXwORQlTnliPx/AwYm4SW8WUkqn6TjiheeliMxAc9zEvW4QMTCGubqK/BD5N7QCmAs1UbRp5xsLNT58w7AWmvLQ+6JskvmnRLmhfeJGplxj5ASMk2DRYmfYhX0APDRJnNDPAlBf9/j0PAyRKSir3lTzVkpiwD+N+xVQQA0fsA36aLXomU7XxyolMTJ28Sd6wF5hyU6aGgblW2ugGOxUlDUk4YogEieEIJVMx9H2SM2YqyKKY8sCQ+sgvWz61j9V6/i4YOpMHkFqh3QfoFWdclDFFDkx5xlf+bOBEvcrCWN4LmKIZU7GZqR0YSv0ck8BsRKYxiZLaJuBCoFLti6eT+uQdJA9PzvcrphzhA1EyMa9NGGIegN41Q17yQj7F1Lqpnpd2ei7JVBOabGyILyhhOq89MOwFprLqvHAlJA0u2RgkZQ3f8ETAYJkW4CuZmqoSgdDSUi8hVtI44WBsDA0FpkCoIopY2QL/hRRcPegXMKZGm572bM19TC4wldqpd3C9jHT/jjzcr4OVqps806OdetoILkwL4rYYETbtdPYlMqeYUkWeOqpCZ6nnqfV2K11jpQfwPKP9UDhIcLMP3oSb08byTdl00zHAFBn1oBXgAiBiehNdK3TFqNPpTjH01GuDZNc24OaXV2tS2rd6X761SOD7xjqhvYhSyrCqsRnNTDYCtE/rHLRXeFFiOEJVpKHr9Tz0kG/qu+DMYKeMECkpQzXAhKcEgSkxLuzXugWa+wbOq0eRkSkQWzDWK+oT80ItsFPo92gNmJs9T5euwNoe/OxzqG5Hjct8FBr7pQNTtQX2g8gsU2pZsFALPKVpv2Jqptdul7zsMglIpnQfstQH0EzV+iGYG7NM6erpLoX+1VwRbqNqDcBtwnDHYPCBKb3ckLsoHJWMkVshCwQMDJnZP57KWCZpg0JhZOIljGFUB5B4ZvqOXzhmyoS84Dg2+YRDzIJMDJY4iE0K3IJLpGUJFziKzbGEWNdJDcN1iZ9P4uw2Y2liap3VWcWyfEncsrHbbHbjknH8R7vdTiWhmSRtk0yod3ok7SRJPgZm5dq320reJ9Ok3d6ff00LTj9QnBy/LYctXGKaXnwMRxu+pj9Tp7Ybr92yCBPc4uEdIwanraluLmlPF9vLxUcnJhNoYWFhYWFhYWFhYWHxz2C4LQ6b6t23t04uSDFRW3Kjs3ohbNTsPnd7hS294iGF4d2kWqU5FnjOCxOwfbzhm1GvsGWee1/BNj8FMGnjtVznRtJPxShmqxiUGFSqDOMz7jd7z/nA4oBNer2cQPQ3T8Uteaba62GznuTefPRUjFZudjy/oWuK4P+12Ot4yTQ53TaQw3o9x8uWD+tPF5hKWXlaTM62nVwVTwphrK6sEFO9WIfjPnK1qAcqfJeLOPUxO9ty+tfSoEdFpvaL2iIfwq0UU7W9ni9s56LUA9lZ5qsC9eNucUtBppS0DJMLMrXEs5dZPmRfLaYGuFWvv+dbMDgL5fY3Z1vydqrBOpPhLheHLjDVGLVeW7vcE+nKZd04PfV3YhtLzIsW5YwXXoxTF5hqqvTAnEgV+r70r24ud6eLRRD7N71W6q9A7634Oqvm2XM2bCk2sN4tbsnliGbHF7bVzakZFhYWFhYWFhYWFhYWFhYWD8D/APZIHev2YTF4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SkAAACqCAMAAADGFElyAAAAnFBMVEX///8iHh8AAAAgHh8iHR8iHB8hHh4VERIhHyAkHiAgHB3q6upvbm8jHyAbGBr29vYNAwaenZ1QT1DKysrBwcHv7++wsLDk5OS4t7fc3NyioqI4NTYdFxkYFhd4eHjs7OxZWFhhYGAOCw1CQUFqaWmRkZEwLi/GxsaFhYWioaHT09MVDA8yMDGNjY0pJyirqqo9PT2Afn9MSUotJykc/b6UAAAPDElEQVR4nO1dC2OiuhI2D0iIgvisVlCMrXXVqnX//3+7k4BWMKjrtadLN98521peko+ZyWQyGWo1CwsLCwsLCwsLCwsLCwsLCwsLCwsLi0fjrfuJQe90T7Pfev1o3IfF63aw7JV9ZzXB8Qk6p3vqOJSS3YdViDEbNQaT72rWF2AUEE64AuEFpoSgPkIC3QMfEUIY3iyevqthDwcwdYQcnO6pU8+j9C6ekIMQ4S7QLMlr87ua9mCcMoULTDkeReQueEAVIlSdjmfD72rbYzGKXII0H4iGBaaobu8fAyGKKHURUdLFCQvevqtxD8Uo0i1S/86Z8pCr96n/sl+6+dmP46/Tzblf6nQvwj+CKmDqgCJTbsbU/wHFlicE/gkK+MkUQQWm+P/PlDrf8Uiw+QFm/QJT/gOYQhTsOvSqje9q3+NwO1Ou695k0MGUU23UXX2yZqrgqlUSV5n67NAcehM8z9H/4Gya6h9cOp59VwMfhusypYkSOPwD4HAVKbeVZqYKUH2huo2pYL9t/Wrdil/bX4s9Fookcrh6PP2uFj4KtzHFxn984e4m9k8sO8dVDy3cyNQdfVd9FJwwVRgqVRBfx1RtuUIHTx4uIf9cLP8u3MQUuoup2kKCWU+9KpcGo8fc8LfhBn8KhOI+puoBdH8k8z+FqLiffpvneR9TtSRScZvMU6/64O9LmVqsnIwp16F4+ZAb/jbcyNR93tA2dFJTB3YK/RtMxe27Lv4rVBadaIv+b8gUiZO7Lv6xSpnSA6Kqj2e+lKl2lHoJiij+T8gUuo8p8BKcz0G2rPiE1lcy1QqV5+mm2ic2D7nf78MXMtWbC+o5NNO+eP+YG/42aKbcL2FqLInneSSz6PL1MTf8bdhF7nFW6rFM/cIuykYzMHLkuPugO/4u7IRLvkL7nhrYP0irgogrPuyr7S/bKWRkatG+hhmWyD9N/mAv/2WrvgKz6NAe94wpx6NmphoyDq6AE35ClODVn0eefc4h++H2dE8967iUuBVGyGOG6JW5LE4I+oyi+2j+n7bqK7AXSGRRKD9sne6pb6KD9hmYQo4Z9CTn41OmfJx7CJXEC/M/ZarAFKUHqThjqny6T1EEP9AJTwhFVXc7AY34sz0FpnyHHjLNzpki5Tlop5kwhys//6eN+hIsJMr6ctdfvZ/uAaacY891zlQpUSZUfXSs8C6PouCvctMn9c2x7yvO942Z5/5RXmPVIy4KrdBFyKhjzdnBohOC89rTYH+Y/5nX62piG6qIZNoekY9sjlf04GSH+dmCaexkp5Q5CwWmBK26h16rdTHXWSzQHF/kE8KWUqC0M8Mf+ZN2AU21j9ISX6Eoc7j6Jn2JCfK8zHSzvOi0cEQ96hO5L+QUYJRaMJpyZfAVUE6sfCGqPi+qVjIQ5KRJ0b4IC/5hf41XTOJpYanCEGfuA3V02mvAWAzIrXIICgr4A2z6RjGVKovPksLOyeBjPD4bsfUx0X2fTsMmgdxPG9MjGmOF6W7F0LGrgEtXPi2hVmurYLeWKTC84qZY9zQmRzvlsv3SZK17y5cwZ9Or76WD6+kc7BS6KTDZlIRotaOIemJeLzvu9ZQqUvXJ9lqtg/0DUS4V8xvywbaYpo6FCvvKC57SC1NLb7K5mbD/uHv+HjQxOgZXPE8urp+x1tEYN2WKl4oUWH6W9YI/Io6urI6SKTc1O4RdHaFtQy8LhgIF8cVQ5h68DDebcah+oif4nseIHUhAvL/iTfdiQY+jHBJenEcYr+AhHOb7qu9R1fRE70Gmri5HSBhSxkdP46Fgd/HYxepT+4L1A2/5m9AKD4MPNeF7haoPyQlFICn6lKKrWsBiBQ8h077KZy8Cmgem9CCPk7BRroAfIXCpHE41HHTJ/LKqNtghVRT9CO2rvWIf+SlTOh68apf4PsO2FH7mnev0lSvR8V0gFKfapt2ZLvOXYZNfmE1j8W7wq+rvMePZEcQBoYovW6nam1Tj5MzzusX/+PvRxb5/Mt/rIxLOXwsDm06D48/AU7rE+IpHMQsI//TRK+95aoxDH+VnU4QkyXZZ13ZoMux/jCRTc3jkQBQY/ytS0puy9HjyQ0YzGs1NkHV+mQTA/yIKV2LUbrdHaBWygB/DmXrhnifiXc6cPy07p3j72DCeEUVUPYDqT42meMLQk6GTSGVqtz0RAVRXj1RXl4oUge2OQ/Gpem7nscwvXGOCqCWRqRC6SL6XfnfFMMCc8FxM96iM7uFv7W2rLHzP8ZzciqEuPo3cual0fl7NFwhfGB9WDFusSTgnqggC/R4QlXMQ9tHZJIOb/dDb/Z+wEPmIFubeqa/gnqxjdEl+6bbIzyC8YS/PLMncqIx5EKmqr+7LYYs9ZAbRnR2lman3UcHlTCKHlkkhQcL/CQkcOQxw5B8V50znDtN4HgoKqxoHmHqekajMSQirH3Ep4GkjyUF0Ck12HNXfuaoEEyN5p7S5EUiYJ5WBc9+LVtVf2H6G5hgHphaDqdcznkq0cNE4v+jUhtL5dy+8FvKqJt7mOPA/Rergk2v9U0Wl8KY4qdXCiJ/zc7iEILjyGZ5laAkcFJoOCukLzkmAg7NZ8y4+JeaMKfbTjPkpms9z8LBPMn8p8igYKIbnz2d6NJRl5eGgixQr3PhR7sE53l4cvIrEgQTqRGG4eTGk/w7juMRFFZEM/cXPGBZfRLPz2oaxHA5xGMp4nbQ6JrM8TGs2qnEeHIkPJU0wlnKzfzee8jOh4gODt86ydA5+0Dei21kO/x2WLCwsLCwsLCwsLCwsLCwsLCwsLCwsLCwsLCwsLCwsLP4hDAG6GEYdPpjy4NX29FMPPpmyLp6GKeol6RW9bP/T/ekXveNNNIfHj6Yvmdz9HZfbANhIhvX68AZmZ7mWCglsT1PmWliGpormL3jFVoyxWCTG9BU4b6X2R6h9b3GRFl5l9XI68GXM0JwW1uVMxCa5770qvXkomWQxH72XrJuYi6zwQ4OZ3xYwjblIy6e0MDHWftd1o3S6NGOmx/2M03xOgaLyRWbN2Wy2H5WlkLVCh+Jf6lMHOyIwMRUKlf5JRIzb5qbudrMMO0ONk172wk8RSGnOjLyBKepF+im2JAnKmAowDgk3rzZ+xgShOIgF4SIoS5rq48iJVmVlWnT96lA9r05IKTEy5SMUqFfmErYz5jbGgV7YFAWBNGTTKqbg9vQF0mdSxE1MeTr3G5gqkymx729fN0IQ0yoyJVP+NJmumSgvQ7YPPOqVFscFpigN+KScqV8hiNRsv8HE5+blNDwWwhEKpsqyWqbW+xlmnHNsep5rQa4xhRzh4XGqfYnhCGBKn9nHxNjU5xBFOsu+HZS+DmSICXUoKtNOYMoRiMFz6khKXaNMITGC7V0egGibtHg32o1SrEu0T6ndZCo5N5YgWl+XKcfxIrWMuhXyEqbSM1thmfbRSK9vfJWo7KVhqgwALi93Djx4VFdBA6aImSmimQKhA5n48wJ6vVGU1e1LGJBt+IYbtE+9lxDaMXwORQlTnliPx/AwYm4SW8WUkqn6TjiheeliMxAc9zEvW4QMTCGubqK/BD5N7QCmAs1UbRp5xsLNT58w7AWmvLQ+6JskvmnRLmhfeJGplxj5ASMk2DRYmfYhX0APDRJnNDPAlBf9/j0PAyRKSir3lTzVkpiwD+N+xVQQA0fsA36aLXomU7XxyolMTJ28Sd6wF5hyU6aGgblW2ugGOxUlDUk4YogEieEIJVMx9H2SM2YqyKKY8sCQ+sgvWz61j9V6/i4YOpMHkFqh3QfoFWdclDFFDkx5xlf+bOBEvcrCWN4LmKIZU7GZqR0YSv0ck8BsRKYxiZLaJuBCoFLti6eT+uQdJA9PzvcrphzhA1EyMa9NGGIegN41Q17yQj7F1Lqpnpd2ei7JVBOabGyILyhhOq89MOwFprLqvHAlJA0u2RgkZQ3f8ETAYJkW4CuZmqoSgdDSUi8hVtI44WBsDA0FpkCoIopY2QL/hRRcPegXMKZGm572bM19TC4wldqpd3C9jHT/jjzcr4OVqps806OdetoILkwL4rYYETbtdPYlMqeYUkWeOqpCZ6nnqfV2K11jpQfwPKP9UDhIcLMP3oSb08byTdl00zHAFBn1oBXgAiBiehNdK3TFqNPpTjH01GuDZNc24OaXV2tS2rd6X761SOD7xjqhvYhSyrCqsRnNTDYCtE/rHLRXeFFiOEJVpKHr9Tz0kG/qu+DMYKeMECkpQzXAhKcEgSkxLuzXugWa+wbOq0eRkSkQWzDWK+oT80ItsFPo92gNmJs9T5euwNoe/OxzqG5Hjct8FBr7pQNTtQX2g8gsU2pZsFALPKVpv2Jqptdul7zsMglIpnQfstQH0EzV+iGYG7NM6erpLoX+1VwRbqNqDcBtwnDHYPCBKb3ckLsoHJWMkVshCwQMDJnZP57KWCZpg0JhZOIljGFUB5B4ZvqOXzhmyoS84Dg2+YRDzIJMDJY4iE0K3IJLpGUJFziKzbGEWNdJDcN1iZ9P4uw2Y2liap3VWcWyfEncsrHbbHbjknH8R7vdTiWhmSRtk0yod3ok7SRJPgZm5dq320reJ9Ok3d6ff00LTj9QnBy/LYctXGKaXnwMRxu+pj9Tp7Ybr92yCBPc4uEdIwanraluLmlPF9vLxUcnJhNoYWFhYWFhYWFhYWHxz2C4LQ6b6t23t04uSDFRW3Kjs3ohbNTsPnd7hS294iGF4d2kWqU5FnjOCxOwfbzhm1GvsGWee1/BNj8FMGnjtVznRtJPxShmqxiUGFSqDOMz7jd7z/nA4oBNer2cQPQ3T8Uteaba62GznuTefPRUjFZudjy/oWuK4P+12Ot4yTQ53TaQw3o9x8uWD+tPF5hKWXlaTM62nVwVTwphrK6sEFO9WIfjPnK1qAcqfJeLOPUxO9ty+tfSoEdFpvaL2iIfwq0UU7W9ni9s56LUA9lZ5qsC9eNucUtBppS0DJMLMrXEs5dZPmRfLaYGuFWvv+dbMDgL5fY3Z1vydqrBOpPhLheHLjDVGLVeW7vcE+nKZd04PfV3YhtLzIsW5YwXXoxTF5hqqvTAnEgV+r70r24ud6eLRRD7N71W6q9A7634Oqvm2XM2bCk2sN4tbsnliGbHF7bVzakZFhYWFhYWFhYWFhYWFhYWD8D/APZIHev2YTF4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19];&quot;'&quot;;[.E19];&quot;','&quot;;[.F19];&quot;',&quot;;1;[.C19];)" office:value-type="string" office:string-value="INSERT INTO [dbo].[shop_avatars]([public_id],[url],[shop_id]) VALUES('test','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',1);" calcext:value-type="string">
            <text:p>INSERT INTO [dbo].[shop_avatars]([public_id],[url],[shop_id]) VALUES('test','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0];&quot;'&quot;;[.E20];&quot;','&quot;;[.F20];&quot;',&quot;;1;[.C20];)" office:value-type="string" office:string-value="INSERT INTO [dbo].[shop_avatars]([public_id],[url],[shop_id]) VALUES('test','data:image/png;base64,iVBORw0KGgoAAAANSUhEUgAAARMAAAC3CAMAAAAGjUrGAAAAjVBMVEX///8AazMAYyIAZSeowLCGqpIAaS8AZikAaTAAZigAYBsAXREAYiEAXxgAZywAWww/gFZ/pozv9PGSsp3B08fW4trA0saduqfj6+ZilHNNiGLJ2M54oYb4+/muxbZtm30ndkYVcDtUjGgveUtynoHS39YteUo9gFWuxbVeknBUjGdGhF2fu6ne5+EAWQBnEQHvAAAIKElEQVR4nO2a6XKrOBCFDZjFCKEA8b7i5SaO7bz/4w0gCcSOb5ypmqnz/Yod2rSOpFarpdEIAAAAAAAAAAAAAAAAAAAAAAAAAAAAAAAAAAAAAAAAAAAAAAAAAAAAAAAAAPh/sVjv5lHCfXYJh1s93j/nkRlF49l0uNX2MRunVvPEajvYKrzM7lFqtVsvhjv4t2xnwYlR19ONBN1ziX6cTwdYbQ6JlZ5b+ctxv7Phbh8XVi5l8X7Xr+Z0ftRJ4SAlH8FsuJrPM7sy17a0Er5OLbPawN3pLeWQObO7Mc92SkaOr5M4qjYw4lYf6d/b+4nplXdZts5O464GLkyf6r5WsXLZdfZCFVTGllt5nWyhwVblwTJ2rRSW+B95XqvVsqylqadGvpEoYhLdarSydBK0DZbLihlOo5XvWuNfUGRmec3v4y9lR9XTsZ59SxJx9HYjzf7elDQx+LejiBkdVgaLmhwMj6RZ/AzHc95fLcmVqP1m+fZkYvuqSDbZ1TRx/niqW8JK/SHDWNc00Q6qjo6fWNnld3lxPRp9lhRxfNuuvMoiy5cqstDyjnOMJLB+LM9BsD8eiDp7yb6qieaoVvZtv0msvmLmFlbOd9HpUpPcyjJc5nCrlcZcI2+ixXYVD/ck9yOJcORwTKzOy7ck3BbTyYifWCb7eLjSG59q5rvyy4/PK9HlS72vqiYCm8bRWomN0/uqmB00qGoim0A+5pfCanuZn4gt/8nuJQ+/5IBM4s3yUxlF4bupUdkDlveypTl0HTn8jpfaf7djRzqkX8V3JU18tq8v12HkSgWoKb4raWKT2mqWjNcgV6U0Uq7yfZ7WEEvXX3LiO96rRkosflE/tKQic/lOV0wEVRP31tw524AJqZlYKVVNyL55zd0u5ST5fuRfRq7ss3uj0WgqQ5QfD2pxL2fhKt20PrKI/ZKjiiZs3mo1lest5e0vNHFIe0IxE6I4efMe37LB7VPjTEW/tjfiCR5MON64Agq2By6Kdco+FpqwrmwpFEmZzaNzoQntyo2nQhRPOnTiv+L/6WqGHEvs0fXUQL54a41z51PbCZ8INFtbc03clsEsWIjmsayDc03IutPqXVhR8ZEPAcfvTuH3/Nf9Y+dTg1iwykhtYc0d9VfpB6kJ/9TBnIdnO1t7pCZ23/je8ECr83h684cIORppfDixn4fZiDvq9maBK794pdSE9A5UkYzo6d9SE9q3Z9vykWFlO6OQDZN/NOOzR28PcEN5y9R1tN4H3/krvXSNFJr4t16ru14EEJnb94dBMVDS/dRox4ea2zdMRiOeCw9wqg/eC5Og/0neeUaabQhN9P6Nl4go2ZNCkwGtW7vFk8FEDS5diCdJ/5M9PtOi93u4WXkME5q4/aWV0aRQUmhC+ssdoaIkn7PWW/+rxIiiP01mp6JH6vlrjSV3Ll2N5b54QDjjC2m2GktNBrjFvTLS1fjg5D/QgxhdnQv9EKQmA35nn2mSLVBSkwEFLh6v/HRXIOfOALfsQpPYGRiERpfhbenkQf+VceKn+/h/a5z8NGt7Pp6km+On40mWoPwongxYTV4VT8S6Yw9Yd9ziyeHrTviqdWfAjHvVujP6GJqfrBvyk948qik/mfSHBtG6J/MT61X5yc/y2N5hyiOk5qV/D85jxZDkG06Zx/buY16Xxz6738l6Id/vfPVYjT1laEhNjL6JGvAHdb7BHLrfEfKzF9TaRP/3FB62oohMs9pAvi+m3RFFRPDqvph1r3JrUb0QwXgm9sVW9/A6v25fPJoOqZ+MTqJ+csg+KfWTrjkXiq2qzSvqRf3E7VouH7I8JB06iPrJR5eDkZT/FfUTWXhQisk1woMok37z1Vets7VXUB7ynE/kMUqdjbZL+U74iCzC/lTU2exDez60EZL0lIEGo8l67KlF4zHtqsd+tXhq5vVYkfwMqsfmhxbfRfJjynps21R9/BEOWS+qxyazXtbt2bIhC/uM++r2m3pY284neS1Ojr9S3X5CzbqWoUkncvx9Kt8f89+KG5LLy5VZUrSXHWZMiTzC8Wlsqic1i92SeP3nO+RPpIbNx/jI8lMhmo/m6vkOu93VLpjO34pToUrp+yZf6Hh0v1Mavl2bcXG+8+O0XmHh54dNluESf3UOgs15eSJUOSCnHeeA6YlefNxvNpv99aSeHjqsfg5YHPfpLjtcz5vNeX88MLc4Vne+q8NhSXM/fI/S7KAy2K98opwe2tZLb6Nsj1Q5sHWyg9/ycazPlLksz4tP6nmx5dsp5fNivX5eHFfOi7mVel6sa/X+HjP1vDg7mi6faDv0+Op7KLuJ3nWvgKwa7xXcadcNAZ+dVTeFJn4Sfe0Oqwkzq86lhDfSfD2DK+LZv3EHZa633T+xya2cRBb1k23kes2uNtw/kXctRuGZtd4/Yee2FXf9Ruy2+yd296HK37NbMa92T8mgelAdyqWa0udH7Z5Sevav1e4pFZqk69KB6H7ZKr3ddJh3TYBHYFCj0nHOxGPH37qnlLkqbqZlt8XSm2nuKmpIxCt1tnC315i4YyZvwTWsAKomCYvx0iKqlTXkFtwlWlHqetwovQV32PzqfTbBYzZOrz3O763XChtqj9tpamWa0X3XdluyoklKeNndo+yOZatVA/Ji5vzzmduSv8wT9ViFBk3+R0CTOtCkDjSpA03qQJM60KQONKkDTepAkzpjku03vp/TJKCZ1ZB7Bf9B1mZG8JwmM27VWB0BAAAAAAAAAAAAAAAAAAAAAAAAAAAAAAAAAAAAAAAAAAAAAAAAAAAAAAAAAADnH+LJfI4Z5TFgAAAAAElFTkSuQmCC',1);" calcext:value-type="string">
            <text:p>INSERT INTO [dbo].[shop_avatars]([public_id],[url],[shop_id]) VALUES('test','data:image/png;base64,iVBORw0KGgoAAAANSUhEUgAAARMAAAC3CAMAAAAGjUrGAAAAjVBMVEX///8AazMAYyIAZSeowLCGqpIAaS8AZikAaTAAZigAYBsAXREAYiEAXxgAZywAWww/gFZ/pozv9PGSsp3B08fW4trA0saduqfj6+ZilHNNiGLJ2M54oYb4+/muxbZtm30ndkYVcDtUjGgveUtynoHS39YteUo9gFWuxbVeknBUjGdGhF2fu6ne5+EAWQBnEQHvAAAIKElEQVR4nO2a6XKrOBCFDZjFCKEA8b7i5SaO7bz/4w0gCcSOb5ypmqnz/Yod2rSOpFarpdEIAAAAAAAAAAAAAAAAAAAAAAAAAAAAAAAAAAAAAAAAAAAAAAAAAAAAAAAAAPh/sVjv5lHCfXYJh1s93j/nkRlF49l0uNX2MRunVvPEajvYKrzM7lFqtVsvhjv4t2xnwYlR19ONBN1ziX6cTwdYbQ6JlZ5b+ctxv7Phbh8XVi5l8X7Xr+Z0ftRJ4SAlH8FsuJrPM7sy17a0Er5OLbPawN3pLeWQObO7Mc92SkaOr5M4qjYw4lYf6d/b+4nplXdZts5O464GLkyf6r5WsXLZdfZCFVTGllt5nWyhwVblwTJ2rRSW+B95XqvVsqylqadGvpEoYhLdarSydBK0DZbLihlOo5XvWuNfUGRmec3v4y9lR9XTsZ59SxJx9HYjzf7elDQx+LejiBkdVgaLmhwMj6RZ/AzHc95fLcmVqP1m+fZkYvuqSDbZ1TRx/niqW8JK/SHDWNc00Q6qjo6fWNnld3lxPRp9lhRxfNuuvMoiy5cqstDyjnOMJLB+LM9BsD8eiDp7yb6qieaoVvZtv0msvmLmFlbOd9HpUpPcyjJc5nCrlcZcI2+ixXYVD/ck9yOJcORwTKzOy7ck3BbTyYifWCb7eLjSG59q5rvyy4/PK9HlS72vqiYCm8bRWomN0/uqmB00qGoim0A+5pfCanuZn4gt/8nuJQ+/5IBM4s3yUxlF4bupUdkDlveypTl0HTn8jpfaf7djRzqkX8V3JU18tq8v12HkSgWoKb4raWKT2mqWjNcgV6U0Uq7yfZ7WEEvXX3LiO96rRkosflE/tKQic/lOV0wEVRP31tw524AJqZlYKVVNyL55zd0u5ST5fuRfRq7ss3uj0WgqQ5QfD2pxL2fhKt20PrKI/ZKjiiZs3mo1lest5e0vNHFIe0IxE6I4efMe37LB7VPjTEW/tjfiCR5MON64Agq2By6Kdco+FpqwrmwpFEmZzaNzoQntyo2nQhRPOnTiv+L/6WqGHEvs0fXUQL54a41z51PbCZ8INFtbc03clsEsWIjmsayDc03IutPqXVhR8ZEPAcfvTuH3/Nf9Y+dTg1iwykhtYc0d9VfpB6kJ/9TBnIdnO1t7pCZ23/je8ECr83h684cIORppfDixn4fZiDvq9maBK794pdSE9A5UkYzo6d9SE9q3Z9vykWFlO6OQDZN/NOOzR28PcEN5y9R1tN4H3/krvXSNFJr4t16ru14EEJnb94dBMVDS/dRox4ea2zdMRiOeCw9wqg/eC5Og/0neeUaabQhN9P6Nl4go2ZNCkwGtW7vFk8FEDS5diCdJ/5M9PtOi93u4WXkME5q4/aWV0aRQUmhC+ssdoaIkn7PWW/+rxIiiP01mp6JH6vlrjSV3Ll2N5b54QDjjC2m2GktNBrjFvTLS1fjg5D/QgxhdnQv9EKQmA35nn2mSLVBSkwEFLh6v/HRXIOfOALfsQpPYGRiERpfhbenkQf+VceKn+/h/a5z8NGt7Pp6km+On40mWoPwongxYTV4VT8S6Yw9Yd9ziyeHrTviqdWfAjHvVujP6GJqfrBvyk948qik/mfSHBtG6J/MT61X5yc/y2N5hyiOk5qV/D85jxZDkG06Zx/buY16Xxz6738l6Id/vfPVYjT1laEhNjL6JGvAHdb7BHLrfEfKzF9TaRP/3FB62oohMs9pAvi+m3RFFRPDqvph1r3JrUb0QwXgm9sVW9/A6v25fPJoOqZ+MTqJ+csg+KfWTrjkXiq2qzSvqRf3E7VouH7I8JB06iPrJR5eDkZT/FfUTWXhQisk1woMok37z1Vets7VXUB7ynE/kMUqdjbZL+U74iCzC/lTU2exDez60EZL0lIEGo8l67KlF4zHtqsd+tXhq5vVYkfwMqsfmhxbfRfJjynps21R9/BEOWS+qxyazXtbt2bIhC/uM++r2m3pY284neS1Ojr9S3X5CzbqWoUkncvx9Kt8f89+KG5LLy5VZUrSXHWZMiTzC8Wlsqic1i92SeP3nO+RPpIbNx/jI8lMhmo/m6vkOu93VLpjO34pToUrp+yZf6Hh0v1Mavl2bcXG+8+O0XmHh54dNluESf3UOgs15eSJUOSCnHeeA6YlefNxvNpv99aSeHjqsfg5YHPfpLjtcz5vNeX88MLc4Vne+q8NhSXM/fI/S7KAy2K98opwe2tZLb6Nsj1Q5sHWyg9/ycazPlLksz4tP6nmx5dsp5fNivX5eHFfOi7mVel6sa/X+HjP1vDg7mi6faDv0+Op7KLuJ3nWvgKwa7xXcadcNAZ+dVTeFJn4Sfe0Oqwkzq86lhDfSfD2DK+LZv3EHZa633T+xya2cRBb1k23kes2uNtw/kXctRuGZtd4/Yee2FXf9Ruy2+yd296HK37NbMa92T8mgelAdyqWa0udH7Z5Sevav1e4pFZqk69KB6H7ZKr3ddJh3TYBHYFCj0nHOxGPH37qnlLkqbqZlt8XSm2nuKmpIxCt1tnC315i4YyZvwTWsAKomCYvx0iKqlTXkFtwlWlHqetwovQV32PzqfTbBYzZOrz3O763XChtqj9tpamWa0X3XdluyoklKeNndo+yOZatVA/Ji5vzzmduSv8wT9ViFBk3+R0CTOtCkDjSpA03qQJM60KQONKkDTepAkzpjku03vp/TJKCZ1ZB7Bf9B1mZG8JwmM27VWB0BAAAAAAAAAAAAAAAAAAAAAAAAAAAAAAAAAAAAAAAAAAAAAAAAAAAAAAAAAADnH+LJfI4Z5TFg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RMAAAC3CAMAAAAGjUrGAAAAjVBMVEX///8AazMAYyIAZSeowLCGqpIAaS8AZikAaTAAZigAYBsAXREAYiEAXxgAZywAWww/gFZ/pozv9PGSsp3B08fW4trA0saduqfj6+ZilHNNiGLJ2M54oYb4+/muxbZtm30ndkYVcDtUjGgveUtynoHS39YteUo9gFWuxbVeknBUjGdGhF2fu6ne5+EAWQBnEQHvAAAIKElEQVR4nO2a6XKrOBCFDZjFCKEA8b7i5SaO7bz/4w0gCcSOb5ypmqnz/Yod2rSOpFarpdEIAAAAAAAAAAAAAAAAAAAAAAAAAAAAAAAAAAAAAAAAAAAAAAAAAAAAAAAAAPh/sVjv5lHCfXYJh1s93j/nkRlF49l0uNX2MRunVvPEajvYKrzM7lFqtVsvhjv4t2xnwYlR19ONBN1ziX6cTwdYbQ6JlZ5b+ctxv7Phbh8XVi5l8X7Xr+Z0ftRJ4SAlH8FsuJrPM7sy17a0Er5OLbPawN3pLeWQObO7Mc92SkaOr5M4qjYw4lYf6d/b+4nplXdZts5O464GLkyf6r5WsXLZdfZCFVTGllt5nWyhwVblwTJ2rRSW+B95XqvVsqylqadGvpEoYhLdarSydBK0DZbLihlOo5XvWuNfUGRmec3v4y9lR9XTsZ59SxJx9HYjzf7elDQx+LejiBkdVgaLmhwMj6RZ/AzHc95fLcmVqP1m+fZkYvuqSDbZ1TRx/niqW8JK/SHDWNc00Q6qjo6fWNnld3lxPRp9lhRxfNuuvMoiy5cqstDyjnOMJLB+LM9BsD8eiDp7yb6qieaoVvZtv0msvmLmFlbOd9HpUpPcyjJc5nCrlcZcI2+ixXYVD/ck9yOJcORwTKzOy7ck3BbTyYifWCb7eLjSG59q5rvyy4/PK9HlS72vqiYCm8bRWomN0/uqmB00qGoim0A+5pfCanuZn4gt/8nuJQ+/5IBM4s3yUxlF4bupUdkDlveypTl0HTn8jpfaf7djRzqkX8V3JU18tq8v12HkSgWoKb4raWKT2mqWjNcgV6U0Uq7yfZ7WEEvXX3LiO96rRkosflE/tKQic/lOV0wEVRP31tw524AJqZlYKVVNyL55zd0u5ST5fuRfRq7ss3uj0WgqQ5QfD2pxL2fhKt20PrKI/ZKjiiZs3mo1lest5e0vNHFIe0IxE6I4efMe37LB7VPjTEW/tjfiCR5MON64Agq2By6Kdco+FpqwrmwpFEmZzaNzoQntyo2nQhRPOnTiv+L/6WqGHEvs0fXUQL54a41z51PbCZ8INFtbc03clsEsWIjmsayDc03IutPqXVhR8ZEPAcfvTuH3/Nf9Y+dTg1iwykhtYc0d9VfpB6kJ/9TBnIdnO1t7pCZ23/je8ECr83h684cIORppfDixn4fZiDvq9maBK794pdSE9A5UkYzo6d9SE9q3Z9vykWFlO6OQDZN/NOOzR28PcEN5y9R1tN4H3/krvXSNFJr4t16ru14EEJnb94dBMVDS/dRox4ea2zdMRiOeCw9wqg/eC5Og/0neeUaabQhN9P6Nl4go2ZNCkwGtW7vFk8FEDS5diCdJ/5M9PtOi93u4WXkME5q4/aWV0aRQUmhC+ssdoaIkn7PWW/+rxIiiP01mp6JH6vlrjSV3Ll2N5b54QDjjC2m2GktNBrjFvTLS1fjg5D/QgxhdnQv9EKQmA35nn2mSLVBSkwEFLh6v/HRXIOfOALfsQpPYGRiERpfhbenkQf+VceKn+/h/a5z8NGt7Pp6km+On40mWoPwongxYTV4VT8S6Yw9Yd9ziyeHrTviqdWfAjHvVujP6GJqfrBvyk948qik/mfSHBtG6J/MT61X5yc/y2N5hyiOk5qV/D85jxZDkG06Zx/buY16Xxz6738l6Id/vfPVYjT1laEhNjL6JGvAHdb7BHLrfEfKzF9TaRP/3FB62oohMs9pAvi+m3RFFRPDqvph1r3JrUb0QwXgm9sVW9/A6v25fPJoOqZ+MTqJ+csg+KfWTrjkXiq2qzSvqRf3E7VouH7I8JB06iPrJR5eDkZT/FfUTWXhQisk1woMok37z1Vets7VXUB7ynE/kMUqdjbZL+U74iCzC/lTU2exDez60EZL0lIEGo8l67KlF4zHtqsd+tXhq5vVYkfwMqsfmhxbfRfJjynps21R9/BEOWS+qxyazXtbt2bIhC/uM++r2m3pY284neS1Ojr9S3X5CzbqWoUkncvx9Kt8f89+KG5LLy5VZUrSXHWZMiTzC8Wlsqic1i92SeP3nO+RPpIbNx/jI8lMhmo/m6vkOu93VLpjO34pToUrp+yZf6Hh0v1Mavl2bcXG+8+O0XmHh54dNluESf3UOgs15eSJUOSCnHeeA6YlefNxvNpv99aSeHjqsfg5YHPfpLjtcz5vNeX88MLc4Vne+q8NhSXM/fI/S7KAy2K98opwe2tZLb6Nsj1Q5sHWyg9/ycazPlLksz4tP6nmx5dsp5fNivX5eHFfOi7mVel6sa/X+HjP1vDg7mi6faDv0+Op7KLuJ3nWvgKwa7xXcadcNAZ+dVTeFJn4Sfe0Oqwkzq86lhDfSfD2DK+LZv3EHZa633T+xya2cRBb1k23kes2uNtw/kXctRuGZtd4/Yee2FXf9Ruy2+yd296HK37NbMa92T8mgelAdyqWa0udH7Z5Sevav1e4pFZqk69KB6H7ZKr3ddJh3TYBHYFCj0nHOxGPH37qnlLkqbqZlt8XSm2nuKmpIxCt1tnC315i4YyZvwTWsAKomCYvx0iKqlTXkFtwlWlHqetwovQV32PzqfTbBYzZOrz3O763XChtqj9tpamWa0X3XdluyoklKeNndo+yOZatVA/Ji5vzzmduSv8wT9ViFBk3+R0CTOtCkDjSpA03qQJM60KQONKkDTepAkzpjku03vp/TJKCZ1ZB7Bf9B1mZG8JwmM27VWB0BAAAAAAAAAAAAAAAAAAAAAAAAAAAAAAAAAAAAAAAAAAAAAAAAAAAAAAAAAADnH+LJfI4Z5TFg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1];&quot;'&quot;;[.E21];&quot;','&quot;;[.F21];&quot;',&quot;;1;[.C21];)" office:value-type="string" office:string-value="INSERT INTO [dbo].[shop_avatars]([public_id],[url],[shop_id]) VALUES('test','data:image/png;base64,iVBORw0KGgoAAAANSUhEUgAAARwAAACxCAMAAAAh3/JWAAAAgVBMVEUAAAAKCgr///8GBgbb29vR0dHk5OTIyMjt7e2zs7O+vr719fWqqqqenp7e3t6Xl5cuLi4hISGBgYGJiYnExMRCQkIVFRWQkJDOzs7i4uJzc3MmJiZPT08fHx83Nzd5eXlaWlpiYmJGRkakpKRra2syMjJEREQ6OjpVVVUSEhJ1dXU8mJS/AAAE9UlEQVR4nO3c63aiPBiG4SBBAoIbQDYFRdx8as//AL/kjW2dafvOais6Os/1Y4ghKtx109quEQIAAG5oOZ/Pl/tbH8VfynEd4Ti3PgoAAAAAAAAAAAAAAAAAAAAAAAAAAAAAAAAAAAAAAAAAAAAAAAAAAIDvcU+cD+jpWx/e9X3S4mP/SqGvNLGOOXGPVOnWx9+Pr1exxDwh4Va8Po5ufS6X9M0spziH1LRJ1VScTz9CoB91sXHa1Ah88W7XHT+Evvs8+i3ArDBSmVIcm+Ptlu8yz0XCGKKJJ8awEeY/0c138/V86tAdmPtxZjvznw/X55HcejnfT2n3p+1mu/1y1m+Cj10sDMVJNlocSn3D83ayicnkWXfp2vTlchwXSUd3vnwq7MSmSBvRTczDLja78hVFjmO9ZBKFmV+WfpQu77eMiRMRuRHTInojfdeNT+PAbrxAiLrdvM0E3iS3g0Qf1zQxo8A7bKOs9OR4qCk13N5tGfOsCohaLTdm2y6nB32KQTROlnZPtOoKO5JNndIg7bqIBv6KrhROhJh2oRlmSRf6vl8GT9tgPK50n+ZOy5g4aRZqWdWYTSj100kkZsovt7QnHLtiZ0dqFdPA+08sOjs1mZhtFoh6TpezWF8r831vL/JISqnzRFco00sa/WYUevoL7Q+jwKftVKxj+tLLbEMzMhLOtqShl9C2LM0LjJ0KC9qGog5okDV2iS4ycyqqU/aeppcymtgPpfQ8TxXmX68q55tSn1IZpNvWI2olnIhG4+I0sxXuIqX1XtnabW0vy0NAF+VKP8/WY91mXIV3mkbHKdSwGutXz0ifiZRVIIdelHR13orWfOGlVELsPBoN07GdqYVYhDQexlu76kCbcbGnS3Ksj3qXVjpNpZJe2/SXRsfxRkq/pSg/NG8uQ2+T7BfHvN76hbAzSr9FPSk7TOxWn/nxMLTrjx3N+Z5de1zZJZ5+VtV2rucHTp9t8pGhRmloIqmqOBwOT7GnVF0rMtqKY0T7RmFHW1V167qkmWwnVuqNnInGjrxmPYvN6pGs7zdOOxhQnnVDm1GlX3dGg8EgEondoWbCUTQaPIvAzlWlmRlU7U5/32h30tKVfqFp7ZKRX+nBQE0W/bbpNY4/IPIomtNQU2FweNmTCdGdpnOxSOTLmlHW6p8OHFGr16sV5mDrLnud8CbTntP0Guc4XRi7xPxcdVwl+gfQp2Ymcn2Su6mx7sRiT6P6Wa9x3Rkt2s7NFUzdXT07meZ0tMc8b9pU38669zA9x3HO7+P1Ds33VO7bnvM17vmaX65k3lRv8CN8n3Eu7tp9bn2+X3XVPrc+2W+4Vh/3HuM41+njOHcax+n/I2jnnuM4vfaht8u7jmP008d+K3H3cZwe+rx8UPEIcZwLP8Feb/VB4hgXCnT2+dYDxTF+3OeXj/4eLI7xg0fQb7f0gHGM7wR6/3nxg8YhXyj08a9fHjkO+fOflX3+e6mHj/PCfV/pj3+798/E+Q7EYSAOA3EYiMNAHAbiMBCHgTgMxGEgDgNxGIjDQBwG4jAQh4E4DMRhIA4DcRiIw0AcBuIwEIeBOAzEYSAOA3EYiMNAHAbiMBCHgTgMxGEgDgNxGIjDQBwG4jAQh4E4DMRhIA4DcRiIw0AcBuIwEIeBOAzEYSAOA3EYiMNAHAbiMBCHgTgMxGEgDgNxGIjDQBwG4jD+B4GNmzYUY1XJAAAAAElFTkSuQmCC',1);" calcext:value-type="string">
            <text:p>INSERT INTO [dbo].[shop_avatars]([public_id],[url],[shop_id]) VALUES('test','data:image/png;base64,iVBORw0KGgoAAAANSUhEUgAAARwAAACxCAMAAAAh3/JWAAAAgVBMVEUAAAAKCgr///8GBgbb29vR0dHk5OTIyMjt7e2zs7O+vr719fWqqqqenp7e3t6Xl5cuLi4hISGBgYGJiYnExMRCQkIVFRWQkJDOzs7i4uJzc3MmJiZPT08fHx83Nzd5eXlaWlpiYmJGRkakpKRra2syMjJEREQ6OjpVVVUSEhJ1dXU8mJS/AAAE9UlEQVR4nO3c63aiPBiG4SBBAoIbQDYFRdx8as//AL/kjW2dafvOais6Os/1Y4ghKtx109quEQIAAG5oOZ/Pl/tbH8VfynEd4Ti3PgoAAAAAAAAAAAAAAAAAAAAAAAAAAAAAAAAAAAAAAAAAAAAAAAAAAIDvcU+cD+jpWx/e9X3S4mP/SqGvNLGOOXGPVOnWx9+Pr1exxDwh4Va8Po5ufS6X9M0spziH1LRJ1VScTz9CoB91sXHa1Ah88W7XHT+Evvs8+i3ArDBSmVIcm+Ptlu8yz0XCGKKJJ8awEeY/0c138/V86tAdmPtxZjvznw/X55HcejnfT2n3p+1mu/1y1m+Cj10sDMVJNlocSn3D83ayicnkWXfp2vTlchwXSUd3vnwq7MSmSBvRTczDLja78hVFjmO9ZBKFmV+WfpQu77eMiRMRuRHTInojfdeNT+PAbrxAiLrdvM0E3iS3g0Qf1zQxo8A7bKOs9OR4qCk13N5tGfOsCohaLTdm2y6nB32KQTROlnZPtOoKO5JNndIg7bqIBv6KrhROhJh2oRlmSRf6vl8GT9tgPK50n+ZOy5g4aRZqWdWYTSj100kkZsovt7QnHLtiZ0dqFdPA+08sOjs1mZhtFoh6TpezWF8r831vL/JISqnzRFco00sa/WYUevoL7Q+jwKftVKxj+tLLbEMzMhLOtqShl9C2LM0LjJ0KC9qGog5okDV2iS4ycyqqU/aeppcymtgPpfQ8TxXmX68q55tSn1IZpNvWI2olnIhG4+I0sxXuIqX1XtnabW0vy0NAF+VKP8/WY91mXIV3mkbHKdSwGutXz0ifiZRVIIdelHR13orWfOGlVELsPBoN07GdqYVYhDQexlu76kCbcbGnS3Ksj3qXVjpNpZJe2/SXRsfxRkq/pSg/NG8uQ2+T7BfHvN76hbAzSr9FPSk7TOxWn/nxMLTrjx3N+Z5de1zZJZ5+VtV2rucHTp9t8pGhRmloIqmqOBwOT7GnVF0rMtqKY0T7RmFHW1V167qkmWwnVuqNnInGjrxmPYvN6pGs7zdOOxhQnnVDm1GlX3dGg8EgEondoWbCUTQaPIvAzlWlmRlU7U5/32h30tKVfqFp7ZKRX+nBQE0W/bbpNY4/IPIomtNQU2FweNmTCdGdpnOxSOTLmlHW6p8OHFGr16sV5mDrLnud8CbTntP0Guc4XRi7xPxcdVwl+gfQp2Ymcn2Su6mx7sRiT6P6Wa9x3Rkt2s7NFUzdXT07meZ0tMc8b9pU38669zA9x3HO7+P1Ds33VO7bnvM17vmaX65k3lRv8CN8n3Eu7tp9bn2+X3XVPrc+2W+4Vh/3HuM41+njOHcax+n/I2jnnuM4vfaht8u7jmP008d+K3H3cZwe+rx8UPEIcZwLP8Feb/VB4hgXCnT2+dYDxTF+3OeXj/4eLI7xg0fQb7f0gHGM7wR6/3nxg8YhXyj08a9fHjkO+fOflX3+e6mHj/PCfV/pj3+798/E+Q7EYSAOA3EYiMNAHAbiMBCHgTgMxGEgDgNxGIjDQBwG4jAQh4E4DMRhIA4DcRiIw0AcBuIwEIeBOAzEYSAOA3EYiMNAHAbiMBCHgTgMxGEgDgNxGIjDQBwG4jAQh4E4DMRhIA4DcRiIw0AcBuIwEIeBOAzEYSAOA3EYiMNAHAbiMBCHgTgMxGEgDgNxGIjDQBwG4jD+B4GNmzYUY1XJAAAAAElFTkSuQmCC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RwAAACxCAMAAAAh3/JWAAAAgVBMVEUAAAAKCgr///8GBgbb29vR0dHk5OTIyMjt7e2zs7O+vr719fWqqqqenp7e3t6Xl5cuLi4hISGBgYGJiYnExMRCQkIVFRWQkJDOzs7i4uJzc3MmJiZPT08fHx83Nzd5eXlaWlpiYmJGRkakpKRra2syMjJEREQ6OjpVVVUSEhJ1dXU8mJS/AAAE9UlEQVR4nO3c63aiPBiG4SBBAoIbQDYFRdx8as//AL/kjW2dafvOais6Os/1Y4ghKtx109quEQIAAG5oOZ/Pl/tbH8VfynEd4Ti3PgoAAAAAAAAAAAAAAAAAAAAAAAAAAAAAAAAAAAAAAAAAAAAAAAAAAIDvcU+cD+jpWx/e9X3S4mP/SqGvNLGOOXGPVOnWx9+Pr1exxDwh4Va8Po5ufS6X9M0spziH1LRJ1VScTz9CoB91sXHa1Ah88W7XHT+Evvs8+i3ArDBSmVIcm+Ptlu8yz0XCGKKJJ8awEeY/0c138/V86tAdmPtxZjvznw/X55HcejnfT2n3p+1mu/1y1m+Cj10sDMVJNlocSn3D83ayicnkWXfp2vTlchwXSUd3vnwq7MSmSBvRTczDLja78hVFjmO9ZBKFmV+WfpQu77eMiRMRuRHTInojfdeNT+PAbrxAiLrdvM0E3iS3g0Qf1zQxo8A7bKOs9OR4qCk13N5tGfOsCohaLTdm2y6nB32KQTROlnZPtOoKO5JNndIg7bqIBv6KrhROhJh2oRlmSRf6vl8GT9tgPK50n+ZOy5g4aRZqWdWYTSj100kkZsovt7QnHLtiZ0dqFdPA+08sOjs1mZhtFoh6TpezWF8r831vL/JISqnzRFco00sa/WYUevoL7Q+jwKftVKxj+tLLbEMzMhLOtqShl9C2LM0LjJ0KC9qGog5okDV2iS4ycyqqU/aeppcymtgPpfQ8TxXmX68q55tSn1IZpNvWI2olnIhG4+I0sxXuIqX1XtnabW0vy0NAF+VKP8/WY91mXIV3mkbHKdSwGutXz0ifiZRVIIdelHR13orWfOGlVELsPBoN07GdqYVYhDQexlu76kCbcbGnS3Ksj3qXVjpNpZJe2/SXRsfxRkq/pSg/NG8uQ2+T7BfHvN76hbAzSr9FPSk7TOxWn/nxMLTrjx3N+Z5de1zZJZ5+VtV2rucHTp9t8pGhRmloIqmqOBwOT7GnVF0rMtqKY0T7RmFHW1V167qkmWwnVuqNnInGjrxmPYvN6pGs7zdOOxhQnnVDm1GlX3dGg8EgEondoWbCUTQaPIvAzlWlmRlU7U5/32h30tKVfqFp7ZKRX+nBQE0W/bbpNY4/IPIomtNQU2FweNmTCdGdpnOxSOTLmlHW6p8OHFGr16sV5mDrLnud8CbTntP0Guc4XRi7xPxcdVwl+gfQp2Ymcn2Su6mx7sRiT6P6Wa9x3Rkt2s7NFUzdXT07meZ0tMc8b9pU38669zA9x3HO7+P1Ds33VO7bnvM17vmaX65k3lRv8CN8n3Eu7tp9bn2+X3XVPrc+2W+4Vh/3HuM41+njOHcax+n/I2jnnuM4vfaht8u7jmP008d+K3H3cZwe+rx8UPEIcZwLP8Feb/VB4hgXCnT2+dYDxTF+3OeXj/4eLI7xg0fQb7f0gHGM7wR6/3nxg8YhXyj08a9fHjkO+fOflX3+e6mHj/PCfV/pj3+798/E+Q7EYSAOA3EYiMNAHAbiMBCHgTgMxGEgDgNxGIjDQBwG4jAQh4E4DMRhIA4DcRiIw0AcBuIwEIeBOAzEYSAOA3EYiMNAHAbiMBCHgTgMxGEgDgNxGIjDQBwG4jAQh4E4DMRhIA4DcRiIw0AcBuIwEIeBOAzEYSAOA3EYiMNAHAbiMBCHgTgMxGEgDgNxGIjDQBwG4jD+B4GNmzYUY1XJAAAAAElFTkSuQmCC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2];&quot;'&quot;;[.E22];&quot;','&quot;;[.F22];&quot;',&quot;;1;[.C22];)" office:value-type="string" office:string-value="INSERT INTO [dbo].[shop_avatars]([public_id],[url],[shop_id]) VALUES('test','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',1);" calcext:value-type="string">
            <text:p>INSERT INTO [dbo].[shop_avatars]([public_id],[url],[shop_id]) VALUES('test','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ata:image/png;base64,iVBORw0KGgoAAAANSUhEUgAAAQMAAADCCAMAAAB6zFdcAAAAzFBMVEUDBAb///8AAAD7+/sAAASBgYF5eXqioqKVlZUDBAhnZ2gDBQUYGRk0NDaPj4+ZmZn+rBv2pRNnSBO7u7vU1NQ7OzzExMRNNxempqaGhoY9ruRjtDM8lsPa2tpcXF3n5+dSUlLy8vIkJCQSKTQXLjcVLT4ACgY2TyY8Vy0YJBFDs+9Jrdo1VSFpszlmuTBMgzA+quVBpNUQHiocMBVBbClIdSxfozUNFyBdmTU7mcoOFhcsSx1BiapntTkJEgZHR0gYEQowJBKdbhw/LxCxNpI9AAAEA0lEQVR4nO3abXvaNhiGYftBECsqpRsJ4yUQ6Npuzda03bquW5extf//P02yLWPAmLg72iHvOj8Rv8W6ka1HxlEEAAAAAAAAAAAAAAAAAAAAAAAAAAAAAAAAAAAA4H/GGMkd21KJqPxjsYf5zGf3hci31pOnT5/YJunqTbRNSsuz775/nqUg/dSDo7EFwsjVzXR6M/3BZlD3rcqPL2a3dy9dCBLFqUlbMojk6tX01fT1T65BB0PQ6ueZdTt7IzoS1Ukz6LYlAy1XLoJfxURGH8jAXQm/3LoQZm/tdiItzMBFoI1+dnAjm8HL2ewuzUC3LwN7LdykEdRto428uX3h+sE7idqXgZbfXv8uBwaEzVZKpxHM3qsWZmDkD9cLTH0KWsvzd3d3b9+7tNqXgW2SMceLHWNLpD8lHT9bl4Eb7u9FR0q5DtGWcaGqPC4tkor1arNoNwNVdbhTJ/1J15qY0llL8tBKFuKuje7wYn4x7JlNs0QGgyRJBuv9cUGkm+mFFIKcZ8VuqeBXki0a2a9zHHtD8dWj5Ot7Oxm4W+QwDq921jUZzGXRiTc6SzmWgST5tklAEdT2g+tevG3pO3x1BsWx4nFQEdRlsKfzIL9NVmcgl7G/iNTB/3eKmmRgG5fuUp2BmFW2fB7WqHA0g1WyNo8X/k4XX2bjYVUGIvNs8XVoERzJYJSP9uv85jisyWCUp3bfQut01GZQ9GpZ5g1Mnx1VZjDI9+kHF0F9Bo83ddFo08KqDHp+SFiGF0FtBiPZ22xxIIOzfJfzACOozSAreNNppG/35EAGsV8d4hP2ugzWpX6QL0tqMzgLsRfUZ9AvZ9C5RwbBVQaZigzkkzOIL4IMwY965X5/2TyDh6tsWWhlcso3uDTZLWZ/DTLo9fN9huWOYCL3jPrI88n/nhjfi/0dXeS6eQbdYs44KIWglSVKnfpg4Vu88OcufqxvloFM4r0eFf2VOfmOkD8q6vTd7+myaUvDDIoDpXWScV+9+uarzNcnfpMQfyXHZzYFWVzEn5aBUb6edvVynsGjNIJHp55BMRVwfaGzNdI16wdRMXvOpthBZdCPD7hsloH9Y5VnmU22wskgkt3nhqP8elg3zGAT5yp9VB9QBrshjP0T8sYZFBVX9jAppAxsoTQvErheFr8qlJ4F+DnEYCsDvfcuThGnmzrYDDIhZGCbtRzPV53VfLyw5y7nQ2dUuh/YqsEZuypCyTj9vEzfxTnLP/vtuuNsid1Z/f0h8zGEDEq/K0rpj9L60m+MW6v3Nt0+jnuJT1QYERT+dVlbPoBOpwzaFQunXi7vqj1f06A17t2uKH2hocleAAAAAAAAAAAAAAAAAAAAAAAAAAAAAAAAAAAAAICQ/QPAkjm6KjCM/AAAAABJRU5ErkJggg==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3];&quot;'&quot;;[.E23];&quot;','&quot;;[.F23];&quot;',&quot;;1;[.C23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4];&quot;'&quot;;[.E24];&quot;','&quot;;[.F24];&quot;',&quot;;1;[.C24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5];&quot;'&quot;;[.E25];&quot;','&quot;;[.F25];&quot;',&quot;;1;[.C25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6];&quot;'&quot;;[.E26];&quot;','&quot;;[.F26];&quot;',&quot;;1;[.C26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7];&quot;'&quot;;[.E27];&quot;','&quot;;[.F27];&quot;',&quot;;1;[.C27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8];&quot;'&quot;;[.E28];&quot;','&quot;;[.F28];&quot;',&quot;;1;[.C28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_avatars]</text:span><text:span text:style-name="T4">(</text:span><text:span text:style-name="T2">[public_id]</text:span><text:span text:style-name="T4">,</text:span><text:span text:style-name="T2">[url]</text:span><text:span text:style-name="T4">,</text:span><text:span text:style-name="T2">[shop_id]</text:span><text:span text:style-name="T4">)</text:span><text:span text:style-name="T2"> </text:span><text:span text:style-name="T3">VALUES</text:span><text:span text:style-name="T4">(</text:span></text:p>
          </table:table-cell>
          <table:table-cell table:formula="of:=CONCATENATE([.A29];&quot;'&quot;;[.E29];&quot;','&quot;;[.F29];&quot;',&quot;;1;[.C29];)" office:value-type="string" office:string-value="INSERT INTO [dbo].[shop_avatars]([public_id],[url],[shop_id]) VALUES('test','https://www.hatchwise.com/wp-content/uploads/2022/05/amazon-logo-1024x683.png',1);" calcext:value-type="string">
            <text:p>INSERT INTO [dbo].[shop_avatars]([public_id],[url],[shop_id]) VALUES('test','https://www.hatchwise.com/wp-content/uploads/2022/05/amazon-logo-1024x683.png',1);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https://www.hatchwise.com/wp-content/uploads/2022/05/amazon-logo-1024x683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8T16:10:04.396000000</dc:date>
    <meta:editing-duration>PT4M9S</meta:editing-duration>
    <meta:editing-cycles>1</meta:editing-cycles>
    <meta:generator>LibreOffice/7.4.3.2$Windows_X86_64 LibreOffice_project/1048a8393ae2eeec98dff31b5c133c5f1d08b890</meta:generator>
    <meta:document-statistic meta:table-count="1" meta:cell-count="142" meta:object-count="0"/>
  </office:meta>
</office:document-meta>
</file>